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automatic-styles>
    <style:style style:name="co1" style:family="table-column">
      <style:table-column-properties fo:break-before="auto" style:column-width="17.9846in"/>
    </style:style>
    <style:style style:name="co2" style:family="table-column">
      <style:table-column-properties fo:break-before="auto" style:column-width="0.7335in"/>
    </style:style>
    <style:style style:name="co3" style:family="table-column">
      <style:table-column-properties fo:break-before="auto" style:column-width="0.4764in"/>
    </style:style>
    <style:style style:name="co4" style:family="table-column">
      <style:table-column-properties fo:break-before="auto" style:column-width="1.0874in"/>
    </style:style>
    <style:style style:name="co5" style:family="table-column">
      <style:table-column-properties fo:break-before="auto" style:column-width="1.0661in"/>
    </style:style>
    <style:style style:name="co6" style:family="table-column">
      <style:table-column-properties fo:break-before="auto" style:column-width="0.9909in"/>
    </style:style>
    <style:style style:name="co7" style:family="table-column">
      <style:table-column-properties fo:break-before="auto" style:column-width="1.0126in"/>
    </style:style>
    <style:style style:name="co8" style:family="table-column">
      <style:table-column-properties fo:break-before="auto" style:column-width="0.8945in"/>
    </style:style>
    <style:style style:name="co9" style:family="table-column">
      <style:table-column-properties fo:break-before="auto" style:column-width="0.7228in"/>
    </style:style>
    <style:style style:name="co10" style:family="table-column">
      <style:table-column-properties fo:break-before="auto" style:column-width="0.6264in"/>
    </style:style>
    <style:style style:name="co11" style:family="table-column">
      <style:table-column-properties fo:break-before="auto" style:column-width="0.7445in"/>
    </style:style>
    <style:style style:name="co12" style:family="table-column">
      <style:table-column-properties fo:break-before="auto" style:column-width="0.648in"/>
    </style:style>
    <style:style style:name="co13" style:family="table-column">
      <style:table-column-properties fo:break-before="auto" style:column-width="0.7016in"/>
    </style:style>
    <style:style style:name="co14" style:family="table-column">
      <style:table-column-properties fo:break-before="auto" style:column-width="0.798in"/>
    </style:style>
    <style:style style:name="co15" style:family="table-column">
      <style:table-column-properties fo:break-before="auto" style:column-width="0.5516in"/>
    </style:style>
    <style:style style:name="co16" style:family="table-column">
      <style:table-column-properties fo:break-before="auto" style:column-width="0.5402in"/>
    </style:style>
    <style:style style:name="co17" style:family="table-column">
      <style:table-column-properties fo:break-before="auto" style:column-width="0.6047in"/>
    </style:style>
    <style:style style:name="co18" style:family="table-column">
      <style:table-column-properties fo:break-before="auto" style:column-width="0.4654in"/>
    </style:style>
    <style:style style:name="co19" style:family="table-column">
      <style:table-column-properties fo:break-before="auto" style:column-width="0.6154in"/>
    </style:style>
    <style:style style:name="co20" style:family="table-column">
      <style:table-column-properties fo:break-before="auto" style:column-width="0.498in"/>
    </style:style>
    <style:style style:name="co21" style:family="table-column">
      <style:table-column-properties fo:break-before="auto" style:column-width="0.5083in"/>
    </style:style>
    <style:style style:name="co22" style:family="table-column">
      <style:table-column-properties fo:break-before="auto" style:column-width="0.8902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table table:name="All_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2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6" table:number-columns-repeated="5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16346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est/Trai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LEVSSSSVNE</text:p>
          </table:table-cell>
          <table:table-cell office:value-type="string" calcext:value-type="string">
            <text:p>EVSSSSVNE</text:p>
          </table:table-cell>
          <table:table-cell office:value-type="string" calcext:value-type="string">
            <text:p>VVSSSSVNE</text:p>
          </table:table-cell>
          <table:table-cell office:value-type="string" calcext:value-type="string">
            <text:p>EIKQIKMFKG</text:p>
          </table:table-cell>
          <table:table-cell office:value-type="string" calcext:value-type="string">
            <text:p>VVSSSSVN</text:p>
          </table:table-cell>
          <table:table-cell office:value-type="string" calcext:value-type="string">
            <text:p>EVSSSSVN</text:p>
          </table:table-cell>
          <table:table-cell office:value-type="string" calcext:value-type="string">
            <text:p>EIKQIKM</text:p>
          </table:table-cell>
          <table:table-cell office:value-type="string" calcext:value-type="string">
            <text:p>IKQIKM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VIRAKV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EVSSSSV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NSEIV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SSSSV</text:p>
          </table:table-cell>
          <table:table-cell office:value-type="string" calcext:value-type="string">
            <text:p>SEIV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SEEF</text:p>
          </table:table-cell>
          <table:table-cell office:value-type="string" calcext:value-type="string">
            <text:p>NRSEN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VIRA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NRSE</text:p>
          </table:table-cell>
          <table:table-cell office:value-type="string" calcext:value-type="string">
            <text:p>DFIV</text:p>
          </table:table-cell>
          <table:table-cell office:value-type="string" calcext:value-type="string">
            <text:p>NVEV</text:p>
          </table:table-cell>
          <table:table-cell office:value-type="string" calcext:value-type="string">
            <text:p>RSLSS</text:p>
          </table:table-cell>
          <table:table-cell office:value-type="string" calcext:value-type="string">
            <text:p>SSRE</text:p>
          </table:table-cell>
          <table:table-cell office:value-type="string" calcext:value-type="string">
            <text:p>SLSS</text:p>
          </table:table-cell>
          <table:table-cell office:value-type="string" calcext:value-type="string">
            <text:p>KGFS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931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101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4512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820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083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97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6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942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574.0</text:p>
          </table:table-cell>
          <table:table-cell office:value-type="string" calcext:value-type="string">
            <text:p>123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582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472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003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7178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125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0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98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78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28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29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364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4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505.0</text:p>
          </table:table-cell>
          <table:table-cell office:value-type="string" calcext:value-type="string">
            <text:p>114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70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80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46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87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46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426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128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294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959.0</text:p>
          </table:table-cell>
          <table:table-cell office:value-type="string" calcext:value-type="string">
            <text:p>88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526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K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.0</text:p>
          </table:table-cell>
          <table:table-cell table:number-columns-repeated="2" office:value-type="string" calcext:value-type="string">
            <text:p>88.0</text:p>
          </table:table-cell>
          <table:table-cell office:value-type="string" calcext:value-type="string">
            <text:p>933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44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TYAAGCEECTVFPCSSIPCKLQ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24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065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2061.0</text:p>
          </table:table-cell>
          <table:table-cell office:value-type="string" calcext:value-type="string">
            <text:p>113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58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91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19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VHPQDAFCNSDIVIRAKVVGKKLMKDGPFGTMRYTVKQMKMYRGFDKMPHVQYIYTEASESLCGVKLEVNKYQYMITGRVY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76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PYPCPSPAVIRAKAVSAKEVDSGNDIYGNPIKRIQYEVKQIKMFKGPDQDIEFIYTAPSTAVCGQPLDTGGKKEYLIAGKSEGDGKMHITLCDLVATWDSLSPTQKKSLNQRYQMGCECKISRCLSIPCFVSSSDECLWTDWAMEKIVGGRQAKHYACIKRSDGSCAWYRGG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18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2290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5715.0</text:p>
          </table:table-cell>
          <table:table-cell office:value-type="string" calcext:value-type="string">
            <text:p>1688.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2105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375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969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398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776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1422.0</text:p>
          </table:table-cell>
          <table:table-cell office:value-type="string" calcext:value-type="string">
            <text:p>49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SHPQDAFCNSDIVIRAKVVGKKLMKDGPFGTMRYTVKQMKMYRGFNKMPQVQYIYTEASESLCGVKLEVNKYQYLITGRVYEGKVYTGLCNLIERWEKLTFAQRKGLNHRYPLGCTCKIKPCYYLPCFITSKNECLWTDMLSNFGYPGYQSKNYACIKQKEGYCSWYRGWAPP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203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6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LPIHPQDAFCNSDIVIRAKVVGKKLMKDGPFGTMRYTVKQMKMYRGFDKMPQVQYIYTEASESLCGVKLEVNKYQYLITGRVYEGKVYTGLCNLYEKWDRLTLSQRKGLNHRYHLGCGCKIKPCYYLPCFVTSKNECLWTDMLSSI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7508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951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2773.0</text:p>
          </table:table-cell>
          <table:table-cell office:value-type="string" calcext:value-type="string">
            <text:p>337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2409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80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IYTIKQMKMYRGFSKMPHVQYIHTEASESLCGLKLEVNKYQYLLTGRVYDGKMYTGLCNFVERWDRLTLSQRKGLNYRYHLGCNCKIKSCYYLPCFVTSKNECLWTDMLSNFGYPGYQSKHYACIRQKG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3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62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19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178.0</text:p>
          </table:table-cell>
          <table:table-cell office:value-type="string" calcext:value-type="string">
            <text:p>91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MAFCSSDLVIRAKFMGTAEVNHTTLYQRYEIKMTKMFKGFNTLGDAADIQFVYTPAMESVCGYFHQSQNRSEEFLIAGQLWNGHLHITTCSFVAPWNSLSPAQRRGFTKLYTAGCEECTVFPCSSIPCKLQSDTHCLWTDQLLTGSDKGLQSRHLACLPRKPGMCTWQSLRL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52.0</text:p>
          </table:table-cell>
          <table:table-cell office:value-type="string" calcext:value-type="string">
            <text:p>8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104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4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93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PSHPQDAYCNSDIVIRAKVVGKKLLKDGPFGTMRYTVKQMKMYKGFNKMLHVQHIYTDASESLCGVKFDINKYQYLITGRVYDGKVYTGLCNFNERWERLSLAQKKGINHRYQLGCNCRIKPCHYLPCFVTSKNECLWTDMLSHFGYPGYQSRHYACIQQKEGYCSWYRGMTT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5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102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44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DLVIRAKFVGTAEVNHTTLHQRYEIKMTKMYKGFHALGDAADIRFVYTPAMESVCGYFHKSQNRSEEFLIAGKLRNGLLHINTCSFVAPWHDLSHAQRRGFTKTYAAGCEECTVFPCSSIPCKLESDTDCLWTDQLLQGSEKGFQSRHLACLPREPGM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81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58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08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847.0</text:p>
          </table:table-cell>
          <table:table-cell office:value-type="string" calcext:value-type="string">
            <text:p>106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SHPQDAYCSSDIVIRAKVVGKKLLGDGPFGTLRYTVKQMKMYKGFDKIQHVQYVYTHDSESMCGVKFDINKYQYLITGRVHEGKLYTGLCNFNERWERLSLAQKKGINHRYQLGCNCRIKPCHYLPCFVTSKNECLWTDMLSYFGYPGYQSRNYACIQQKEGYCSWYRGMSTRDKL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702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057.0</text:p>
          </table:table-cell>
          <table:table-cell office:value-type="string" calcext:value-type="string">
            <text:p>122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P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SSQMVIRAKFVGTAEVNQTDLNRRYEIKMTKMFKGFNALGNASDIRFVDTPALESVCGYVHRSQNRSEEFLVAGNLRNGHLQINACSFVAPWNSLSSAQRRGFTKTYAAGCEECTVFACSSIPCKLQSDTHCLWTDQF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179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5059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382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2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DLVIRAKFVGTAEVNQTTFYQRYEIKMTKMFKGFNALGLAADIRYVYTPAMESVCGYFHESQNRSEEFLIAGQLRNGYLHITTCSFLAPWHSLSAAQRRGFTKTYSAGCQACTVFPCSSIPCKLESDSHCLWTDQLLLGSEKGFQSRHLACLPREPGLCTWQSLRA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38.0</text:p>
          </table:table-cell>
          <table:table-cell table:number-columns-repeated="2" office:value-type="string" calcext:value-type="string">
            <text:p>51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32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49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75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61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225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618.0</text:p>
          </table:table-cell>
          <table:table-cell office:value-type="string" calcext:value-type="string">
            <text:p>111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TKMPHVQYIHTEASESLCGLKLEVNKYQYLLTGRVYDGKV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LLRDGPFGTMRYTVKQMKMYKGFEKVQHVQHIYTDASESLCGVKFDINKYQYLITGRVYDG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89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NCRPAHPQEEICESNIVILANILSKTVVKDSPSSEEMIQYEIKQTKMFKGFEMVKEVKYVFTAISSAACGVDLEVGMKQKQYLISGNLSNNGMLILYLCDFIKKWHEVTDSQKINLKNNYQKGCDCTITHCRTEPCSTTKPHECLWTDWLKEKKNCGHQADNSACFKGSEGTCSWHNA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10813.0</text:p>
          </table:table-cell>
          <table:table-cell office:value-type="string" calcext:value-type="string">
            <text:p>2508.0</text:p>
          </table:table-cell>
          <table:table-cell office:value-type="string" calcext:value-type="string">
            <text:p>29128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4089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640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837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321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41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6727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41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APWNSLSLAQRRGFTKTYT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4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39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143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LPIHPQDAFCNSDIVIRAKVVGKKLMKDGPFGTMRYTVKQTKMYRGFDKMPQVQYIYTEASESLCGVKLEVNKYQYLITGRVYEGKVYTGLCNLYEKWDRLTLSQRKGLNHRYHLGCGCKIKPCYYLPCFVTSKNECLWTDMLSNF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3505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745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98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104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LLRDGPFGTMRYTVKQMKMYKGFDKVQHVQHIYTDASESLCGVKFDINKYQYLITGRVYDNKVYTGLCNFNERWERLSLAQKKGFNHRYQLGCNCRIKPCHYLPCFVTSKNECLWTDMLSNLGYPGYQSRHYACIQQKEGYCSWYRGMTT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58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87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MSHPQDAYCHSDIVIRAKVVGKKLLNDGPFGTLRYTVKQMKMYKGFDKIQHVQYIYTHDSESMCGVKFDINKYQYLITGRVHDGKLYTGLCNFNERWERLSLAQKKGINHRYQLGCNCRVSEAILITSYAHNEQLPAHNPRRHAHGSSEEPNQMFGSQSGLRSERRCAEGSWVMGTRSALELD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722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82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8910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194.0</text:p>
          </table:table-cell>
          <table:table-cell office:value-type="string" calcext:value-type="string">
            <text:p>197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2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1410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476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2326.0</text:p>
          </table:table-cell>
          <table:table-cell office:value-type="string" calcext:value-type="string">
            <text:p>130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VHPQDAFCNSDIVIRAKVVGKKLMKDGPFGTMRYTVKQMKMYRGFDKMPHVQYIYTEASESLCGVKLEVNKYQYMITGRVF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94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LCLAVIRAKAVSAKEVDSGNDIYGNPIKRIQYEIKQIKMFKGPDKDIEFIYTAPSSAVCGVSLDVGGKKEYLIAGKAEGNGKMHITLCDFIVPWDTLSTTQKKSLNHRYQMGCECKITRCPMIPCYISSPDECLWMDWVTEKNINGHQAKFFACIKRSDGSCAWYRGA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9189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231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3915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83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54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74.0</text:p>
          </table:table-cell>
          <table:table-cell office:value-type="string" calcext:value-type="string">
            <text:p>100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DLVIRAKFVGTAEVNQTALYQRYEIKMTKMFKGFNALGDAPDIRFIYTPAMESVCGYFHRSQNRSEEFLIAGQLWNGHLHITTCSFVAPWNSLSSAQRRGFTKTYAAGCEECTVFPCSSIPCKLQSDTHCLWTDQLLTGSDKGFQSRYLACLPQEPGMCTWQSLRL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81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0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842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1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63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989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513.0</text:p>
          </table:table-cell>
          <table:table-cell office:value-type="string" calcext:value-type="string">
            <text:p>108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QNRSEEFLIAGKLQDGLLHITTCSFVAPWNSLSLAQRRGFTKTYTVGCEECTVFPCLSIPCKLQSGTHCLWTDQLLQGSEKGFQA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47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519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77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77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SFGH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5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84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772.0</text:p>
          </table:table-cell>
          <table:table-cell office:value-type="string" calcext:value-type="string">
            <text:p>124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Y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74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VHPQDAFCNSDIVIRAKVVGKKLMKDGPFGTMRYTIKQMKMYRGFEKMPHVQYIYTEASEGLCGVKLEVNKYQYLITGRVYDGKVYTGLCNMNEKWDRLTLSQRKGLNHRYHLGCG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941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54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844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463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79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TMESVCGYFHRSHNRSEEFLIAGKLQDGLLHITTCSFVAPWNSLSLAQRRGFTKTYTVGCEECTVFPCLSIPCKLQSGTHCLWTDQLLQGSEKGFQS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2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78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MTHPQDAFCSADIVIRAKVVGKKLLRDGHFGTMRYTVKQMKMYKGFEKVQHVQHIYTDASEGLCGVKFDINKYQYLITGRVYDGKVYTGLCNFNERWERLSLAQKKGINHRYQLGCNCRIKSCHYLPCFVTSKNECLWTDMLSHFGYPGYQSRHYSCIQQKEGYCSWYRGMTSRDKT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344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237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69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159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SHPQDAFCNSDVVIRAKVVGKKLLRDGPFGTMRYTVKQMKMYKGFDKVQHVQHIYTDASESLCGVKFDINKYQYLITGRVYDGKVYTGLCNFNERWERLSLAQKKGVNHRYQLGCNCRIKPCHYLPCFVTSKNECLWTDMLSHFGYPGYQARHYACIEQKEGYCSWYRGMASRDKKN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9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298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641.0</text:p>
          </table:table-cell>
          <table:table-cell office:value-type="string" calcext:value-type="string">
            <text:p>123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85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1128.0</text:p>
          </table:table-cell>
          <table:table-cell office:value-type="string" calcext:value-type="string">
            <text:p>99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89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927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104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LLSHPQDAYCNSDIVIRAKVVGKKLLKDGPFGTMRYTVKQMKMYKGFEKIQHVQHVYTDASESLCGVKFDIHKYQYLITGRVFEGRLYTGLCNFNERWERLTLSQKKGINHRYQLGCKCRIKACHYLPCFVTSKDECLWTDMLSHFGYPGYQSRHYACIHAKEGYCSWYRGVTI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79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327.0</text:p>
          </table:table-cell>
          <table:table-cell office:value-type="string" calcext:value-type="string">
            <text:p>734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117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QPHPQTAFCNSDLVIKAKFVGAPEVNQTTLYKRYEIKMTKMYKGFQALGDTADIRFVYTPAMESVCGYFHRSHNRSEEFLIAGKLQDGLLHITTCSFVAPWNSLSLAQRRGFTKTYTVGCEECTVFPCLSIPCKLQSGTHCLWTDQLLQGSERGFQSRHLACLPREPGM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9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39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168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S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0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112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536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913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56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EVVIRAKFVGTAEVNETALYQRYEIKMTKMFKGFNALRDAPDIRFIYTPAMESVCGYFHRSQNRSEEFLIAGQLSNGHLHITACSFVAPWNSMSSAQRRGFTKTYAAGCEECTVFLCSSIPCKLL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5164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1446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623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88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H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913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61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DLVIRAKFVGTAEVNRTSLYQRYEIKMTKMFKGFNALGDASDIRFIYTAAMESVCGYFHRSQNRSEEFLIAGQLSNGNLYITTCSFVAPWNSLSSAQRRGFTKTYAAGCEECTVFPCSSIPCKLQSDTHCLWTDQLLTGSDKGFQSRHLACLPREPGMCS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92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4708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810.0</text:p>
          </table:table-cell>
          <table:table-cell office:value-type="string" calcext:value-type="string">
            <text:p>1397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12262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876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090.0</text:p>
          </table:table-cell>
          <table:table-cell office:value-type="string" calcext:value-type="string">
            <text:p>865.0</text:p>
          </table:table-cell>
          <table:table-cell office:value-type="string" calcext:value-type="string">
            <text:p>3160.0</text:p>
          </table:table-cell>
          <table:table-cell office:value-type="string" calcext:value-type="string">
            <text:p>129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SHPQDAYCNSDIVIRAKVVGKKLLKDGPFGTMRYTVKQMKMYKGFNKMQHVQHIYTDASESLCGVKFDINKYQYLITGRVFDGKVYTGLCNFNQPWERLSLAQKKGINHRYQLGCNCRIKPCHYLPCFVTSKNECLWTDMLSHFGYPGYQSRHYACIQQKEGYCSWYRGMAGRDKTTINS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3502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93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330.0</text:p>
          </table:table-cell>
          <table:table-cell table:number-columns-repeated="2" office:value-type="string" calcext:value-type="string">
            <text:p>12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149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SPVHPQQAFCNADIVIRAKAITGKEVDSGNDVYGNPIKRIQYEIKQIKFVYLFDNAILSPALTLHFPFTAPSGKADGDGKMHVTLCDFIVPWDSLSPTQKKSLNQRYEMGCECKISRCPSIPCLVSSQDECLWTDWVTEKNINGRQAKHYACIKRTDGSCSWYRGV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692.0</text:p>
          </table:table-cell>
          <table:table-cell office:value-type="string" calcext:value-type="string">
            <text:p>9628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4814.0</text:p>
          </table:table-cell>
          <table:table-cell office:value-type="string" calcext:value-type="string">
            <text:p>1846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1722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145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620.0</text:p>
          </table:table-cell>
          <table:table-cell office:value-type="string" calcext:value-type="string">
            <text:p>364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2734.0</text:p>
          </table:table-cell>
          <table:table-cell office:value-type="string" calcext:value-type="string">
            <text:p>596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055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1230.0</text:p>
          </table:table-cell>
          <table:table-cell office:value-type="string" calcext:value-type="string">
            <text:p>40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QIVIRAKFVGTAEVNQTDLNRRYEIKMTKMFKGFSDLGNASDIRFVDTPALESVCGYLHRSQNRSEEFLVAGNLRDGHLQINTCSFVARWSSLSTAQRRGFTKTYAAGCEECTVFTCSSIPCKLQSDTHCLWTDQ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90.0</text:p>
          </table:table-cell>
          <table:table-cell table:number-columns-repeated="2" office:value-type="string" calcext:value-type="string">
            <text:p>3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2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441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27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15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6084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1934.0</text:p>
          </table:table-cell>
          <table:table-cell office:value-type="string" calcext:value-type="string">
            <text:p>103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Q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44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DLVIRAKFVGAPEFNQTASYKRYEIKMTKMFKGFNALGDAPDIRFIYTPAMESVCGYFHRSQNRSQEFLIAGQLWNGHLHITTCSFVAPWNSLSSAQRQGFTEIYAAGCEECTVFPCTSIPCKLQSDTHCLWTDQLLTGSDKGFQSRHLACMPREPGM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32.0</text:p>
          </table:table-cell>
          <table:table-cell table:number-columns-repeated="2" office:value-type="string" calcext:value-type="string">
            <text:p>2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3611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320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2592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344.0</text:p>
          </table:table-cell>
          <table:table-cell office:value-type="string" calcext:value-type="string">
            <text:p>119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QIVIRAKFVGTAEVNQTDLNRRYEIKMTKMFKGFNALGNASDIRFVDTPALESVCGYFHRSQNRSEEFLIAGNLRNGHLQINICSFVAPWNSLSSAQRRGFTKTYAAGCEECTVFACSSIPCKLQSDTHCLWTDQFLTGSD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9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27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789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659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38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118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970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62.0</text:p>
          </table:table-cell>
          <table:table-cell office:value-type="string" calcext:value-type="string">
            <text:p>104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SFCNSDIVIRARVVGKKLVKEGPFGTLVYTIKQMKMYRGFTKMPHVQYIHTEASESLCGVKLEVNKYQYLLTGRIYDGKVYTGLCNFVERWDQLTISQRKGLNYRYHLGCNCKIKSCYYLPCFVS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5445.0</text:p>
          </table:table-cell>
          <table:table-cell office:value-type="string" calcext:value-type="string">
            <text:p>1551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909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656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54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561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55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2124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902.0</text:p>
          </table:table-cell>
          <table:table-cell office:value-type="string" calcext:value-type="string">
            <text:p>103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VVIRAKFVGTAEVNETALYQRYEIKMTKMFKGFSALRDAPDIRFIYTPAMESVCGYFHRSQNRSEEFLIAGQLSNGHLHITTCSFVAPWNSMSSAQRRGFTKTYAAGCEECTVFPCSSIPCKLQSDTHCLWTDQLLTGSDKGFQSRHLACLPREPGLCTWQSLRA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792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2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104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054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115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APEVNHTTLYQRYEIKTTKMFKGFDALGHATDIRFVYTPAMESVCGYSHKSQNRSEEFLIAGQLRNGLLHITTCSFVVPWNSLSFSQRSGFTKTYAAGCDMCTVFACASIPCHLESDTHCLWTDQLLLGSDKGFQSRHLACLPQEPGLCAWQSLRPRK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7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660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3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484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866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579.0</text:p>
          </table:table-cell>
          <table:table-cell office:value-type="string" calcext:value-type="string">
            <text:p>111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913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615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61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HHPQMAFCNSDIVIRAKFMGTAEVNQTSLYQRYEIKMTKMFKGFSALRDASDIRFVYTPAMESVCGYFHKSQNRSEEFLIAGQLRNGFLHITTCSFIVPWSSLSSAQRRGFTKAYAAGCEACTVFPCSSVPCKLESDTHCLWTDQLLAGSEKGFQSRQLACLPQQPGLCTWQSLRPWA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1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10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481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2206.0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4192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976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97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653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2209.0</text:p>
          </table:table-cell>
          <table:table-cell office:value-type="string" calcext:value-type="string">
            <text:p>119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VPWNSLSLAQRRGFTKTYS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646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494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463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56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078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155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LLRDGPFGTMRYTVKQMKMYKGFEKVQHVQHIYTDASESLCGVKFDINKYQYLITGRVYDD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44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table:number-columns-repeated="2"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79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SPVHPQQAFCNADVVIRAKAVSAKEVDSGNDIYGNPIKRIQYEIKQIKMFKGPDKDIEFIYTAPSSAVCGVSLDVGGKKEYLIAGKAEGNGKMHITLCDFIVPWDTLSTTQKKSLNHRYQMGCECKITRCPMIPCYISSPDECLWMDWVTEKNINGHQAKFFACIKRSDGSCAGYR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9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2841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943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1630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2906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83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AKKLVKEGPFGTMIYTV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07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LHPQTAFCSSDFIIRAKFVGTAEVNQTALSQRYEIKMTKMFKGFSALGDASDIRFVYTPTAESVCGYFHRSQNRSEEFLIAGKLRNGHLHINTCSYVVPWNSLSSSQRRGFTKTYAAGCEECTVFSCSSIPCKLQNDTHCLWTDQFLTGTDKGFQSRHLACLPREPGICTWQSLRT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79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895.0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737.0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92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510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593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2012.0</text:p>
          </table:table-cell>
          <table:table-cell office:value-type="string" calcext:value-type="string">
            <text:p>95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MPSHPQTHFCKADYVVQLRVLRKSDTIDPGKTTYKVHIKRTYKATPEARRMLRDGRLATPNSDSMCGIRLDLGKVYIIAGRMPTLNVCSYYKEYTKMTITERHGFSGGYGKSCNCTVSPCFGQQCLRHREYSDGCKWSPFGKCERDYSACMPHVTHTVNGSISRCRWRRTQLYRKCL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5436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798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794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1704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09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103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EFVIRAKFVGTSEVNQTTLQRRYEIKMTKMFKGFSALGDAPDTWFVYTPAMESLCGYFHRSENRSEEFLIAGQLLDEKLYITTCSFVAPWNSLSSAQRQGFTKTYAAGCGECSVFPCSSIPCKLQSDTDCLWTDQLLTGSDKGFQSRYLACLPREPGLCTWQSLRP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8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3089.0</text:p>
          </table:table-cell>
          <table:table-cell office:value-type="string" calcext:value-type="string">
            <text:p>933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794.0</text:p>
          </table:table-cell>
          <table:table-cell office:value-type="string" calcext:value-type="string">
            <text:p>121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929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6335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3152.0</text:p>
          </table:table-cell>
          <table:table-cell office:value-type="string" calcext:value-type="string">
            <text:p>115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RCASASPQQQLCSSDIVIRAEIWGKEVITRQVTSVKIIRYEIKITKVFKGFEKAKDVQYVFTPLQSSFCRVELQVLKRKKKQYLLSGRIIPDGTVAISSCNFIKPWNDLTQSQKKNLNKKNMGCDYKPSSITTPNECLWTDWXERTVYGHQANNCVCFKGSDGTCLQLALGSSIVKELADASE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6488.0</text:p>
          </table:table-cell>
          <table:table-cell office:value-type="string" calcext:value-type="string">
            <text:p>6408.0</text:p>
          </table:table-cell>
          <table:table-cell office:value-type="string" calcext:value-type="string">
            <text:p>7716.0</text:p>
          </table:table-cell>
          <table:table-cell office:value-type="string" calcext:value-type="string">
            <text:p>19185.0</text:p>
          </table:table-cell>
          <table:table-cell office:value-type="string" calcext:value-type="string">
            <text:p>3840.0</text:p>
          </table:table-cell>
          <table:table-cell office:value-type="string" calcext:value-type="string">
            <text:p>3180.0</text:p>
          </table:table-cell>
          <table:table-cell office:value-type="string" calcext:value-type="string">
            <text:p>6395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876.0</text:p>
          </table:table-cell>
          <table:table-cell office:value-type="string" calcext:value-type="string">
            <text:p>2437.0</text:p>
          </table:table-cell>
          <table:table-cell office:value-type="string" calcext:value-type="string">
            <text:p>2385.0</text:p>
          </table:table-cell>
          <table:table-cell office:value-type="string" calcext:value-type="string">
            <text:p>10906.0</text:p>
          </table:table-cell>
          <table:table-cell office:value-type="string" calcext:value-type="string">
            <text:p>129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4516.0</text:p>
          </table:table-cell>
          <table:table-cell office:value-type="string" calcext:value-type="string">
            <text:p>990.0</text:p>
          </table:table-cell>
          <table:table-cell office:value-type="string" calcext:value-type="string">
            <text:p>4673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8719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329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649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2379.0</text:p>
          </table:table-cell>
          <table:table-cell office:value-type="string" calcext:value-type="string">
            <text:p>59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SHPQMAFCNSDLVIKAKFIGTAEVNQTTLYQRYEIKMTKMLKGFNALGDVPDIQFVHTPAMESVCGYFHQSQNRSQEFLIAGQLRNGQLHITTCSFVVPWNSLSSTQRRGFTKLYSAGCEECTVFPCSSIPCKLQSNNQCLWTDQLLTGSDKGFQSRHLACLPQKSGMCNWQSLRPRN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145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804.0</text:p>
          </table:table-cell>
          <table:table-cell office:value-type="string" calcext:value-type="string">
            <text:p>3652.0</text:p>
          </table:table-cell>
          <table:table-cell office:value-type="string" calcext:value-type="string">
            <text:p>1902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783.0</text:p>
          </table:table-cell>
          <table:table-cell table:number-columns-repeated="2" office:value-type="string" calcext:value-type="string">
            <text:p>23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9536.0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759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740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2781.0</text:p>
          </table:table-cell>
          <table:table-cell office:value-type="string" calcext:value-type="string">
            <text:p>170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MTHPQDAFCNSDIVIRAKVVGKKFVTVGPFGTIRYTVKQIKMYKGFDKIQHVQHIYTHASESLCGVKFDINKYQYLITGRVYDGKVYTGLCNLNERWERMSLAQKKGINHHYQLGCGCRIKPCHYLPCFVTSKNECLWTDMLTHFGYPGYQSRHYACIQQKEGYCSWYRGTSNRDR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52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645.0</text:p>
          </table:table-cell>
          <table:table-cell office:value-type="string" calcext:value-type="string">
            <text:p>838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81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VHPQDAFCNSDIVIRAKVVAKKLMKDGPFGTMRYTVKQMKMYRGFDKMPHVQYIYTEASEGLCGVKLEVNKYQYLITGRVYDGKVYTGLCNLNEKWDRLTLSQRKGLNHRYHLGCS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566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09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70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QIVIRAKFVGTAEVNQTDLNRRYEIKMTKMFKGFSALGNASDIRFVDTPALESVCGYFHKSQNRSEEFLIAGNLQNGHLQINTCSFVAPWNGLSSSQRRGFTKTYAAGCEECTVFPCSSLPCKLQSDTHCLWTDQFLSGSDKGFQSRQLACLPREPGLCTWQSLRS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9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75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3765.0</text:p>
          </table:table-cell>
          <table:table-cell office:value-type="string" calcext:value-type="string">
            <text:p>10511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083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10380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9906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9105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176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LLTHPQDAYCSSDIVIRAKVVGKKLLKDGPFGTMRYTVKQMKMYKGFNKMLHVQHIYTDASESLCGVKFEINKYQYLITGRVYEGKVYTGLCNFNERWERLSLSQKKGINHHYQLGCNCRIKACHYLPCFVTSKNECLWTDMLSHFGYPGYQSRHYSCIQQKEGYCSWYRGVSSRHKTTT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75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745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2073.0</text:p>
          </table:table-cell>
          <table:table-cell office:value-type="string" calcext:value-type="string">
            <text:p>1914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GSDFVIRAKFVGTAEVNYTTLYQRYEIKTTKMYKGFHALGDAADIRFVYTPAMESVCGYFHKSHNRSEEFLIAGKLRDGLLHISTCSFVAPWHSLSHAQRRGFTKTYAAGCEDCTVFPCSSIPCKLESDTHCLWTDQLLQGSE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92.0</text:p>
          </table:table-cell>
          <table:table-cell office:value-type="string" calcext:value-type="string">
            <text:p>1736.0</text:p>
          </table:table-cell>
          <table:table-cell office:value-type="string" calcext:value-type="string">
            <text:p>3366.0</text:p>
          </table:table-cell>
          <table:table-cell office:value-type="string" calcext:value-type="string">
            <text:p>6118.0</text:p>
          </table:table-cell>
          <table:table-cell office:value-type="string" calcext:value-type="string">
            <text:p>776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1770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321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457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182.0</text:p>
          </table:table-cell>
          <table:table-cell office:value-type="string" calcext:value-type="string">
            <text:p>117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760.0</text:p>
          </table:table-cell>
          <table:table-cell office:value-type="string" calcext:value-type="string">
            <text:p>266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31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592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117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GPRHPQEDFCSSDMVVTARFLSGPQLNHTLSYLQYKMEIIKKLKGFDILGGITPVPKFLTTPAQESLCSYRFKALAKGQEYLVAGLLREDQLYVTSCSFVKPWSSLSPAQRLGFKQIYASGCGCHVQPCLSVPCGVESDTHCLWTDSLISPLAEGSQSLHLACLPKKSGFCSWHSLNMEAPQPT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936.0</text:p>
          </table:table-cell>
          <table:table-cell office:value-type="string" calcext:value-type="string">
            <text:p>6064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2183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2183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384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36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731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7910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1361.0</text:p>
          </table:table-cell>
          <table:table-cell office:value-type="string" calcext:value-type="string">
            <text:p>129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A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3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771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065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2061.0</text:p>
          </table:table-cell>
          <table:table-cell office:value-type="string" calcext:value-type="string">
            <text:p>113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IPPHPQTAFCSSDLVIRAKFVGTAEVNQTTSYQRYEIKMTKMFKGFNALGDASDMRFIYTAAMESVCGYFHRSQNRSEEFLIAGQLSNGNLYITTCSFVAPWNSLSSAQRRGFTKT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8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763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945.0</text:p>
          </table:table-cell>
          <table:table-cell office:value-type="string" calcext:value-type="string">
            <text:p>771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368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2184.0</text:p>
          </table:table-cell>
          <table:table-cell office:value-type="string" calcext:value-type="string">
            <text:p>113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4243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30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54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74.0</text:p>
          </table:table-cell>
          <table:table-cell office:value-type="string" calcext:value-type="string">
            <text:p>106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45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99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10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PPHPQTAFCNSDLVIRAKFMGSPEINETTLYQRYKIKMTKMLKGFKAVGNAADIRYAYTPVMESLCGYAHKSQNRSEEFLITGRLRNGNLHISACSFLVPWRTLSPAQQRAFSKTYSAGCGVCTVFPCLSIPCKLESDTHCLWTDQVLVGSEDYQSRHFACLPRNPGLCTWRSLG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1725.0</text:p>
          </table:table-cell>
          <table:table-cell office:value-type="string" calcext:value-type="string">
            <text:p>2310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10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067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2511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349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2432.0</text:p>
          </table:table-cell>
          <table:table-cell office:value-type="string" calcext:value-type="string">
            <text:p>103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MVTEGPFGTMRYTVKQMKMYKGFDKIQHVQHIYTHASESLCGVKFDINKYQYLITGRVYDGKVYTGLCNLNERWERLSLAQKKGINHRYQLGCGCRIKPCHYLPCFVTSKNECLWTDMLSHFGYPGYQSRHYACIQQKEGYCSWYRGMTTRDK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4.0</text:p>
          </table:table-cell>
          <table:table-cell table:number-columns-repeated="2" office:value-type="string" calcext:value-type="string">
            <text:p>36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579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723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MIVHPQQAFCNADIVIRAKVVGVEVVSGNTKYDVQQIKMFKGPDRVIHAIFTTHSSAWCGVTLEINKEYLFTVALETGRMYVTLCGYNPPWEDLSAAQKNSLTHRYQSGCDCKIIHCTSLPCPISTTDACLWMDWGTNNGQNLACIKSDGSCAWKGVGLNAEDTFQLQAFSCTTRYPLS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1238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503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822.0</text:p>
          </table:table-cell>
          <table:table-cell office:value-type="string" calcext:value-type="string">
            <text:p>611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65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31.0</text:p>
          </table:table-cell>
          <table:table-cell office:value-type="string" calcext:value-type="string">
            <text:p>44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KSQIVIRAKFVGTAEVNQTDLNRRYEIKMTKMFKGFSALGNASDIRFVDTPALESVCGYFHRSQNRSEEFLIAGNLQNGHLQINTCSFVAPWNGLSSAQRRGFTKTYAAGCEECTVFACSSLPCKLQSDTHCLWTDQFLTGSDKGFQSRQLACLPREPGL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8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745.0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3568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548.0</text:p>
          </table:table-cell>
          <table:table-cell office:value-type="string" calcext:value-type="string">
            <text:p>4189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391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4692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493.0</text:p>
          </table:table-cell>
          <table:table-cell office:value-type="string" calcext:value-type="string">
            <text:p>155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MPNHPQDAFCNSDIVIRAKVVGKKLLKDGPFGTMRYTIKQLKMYRGFNKIHHVQYVYTEAAESLCGVRLQVNKFQYLITGRVYDGKVYTGVCNFIVPWEKLTLSQRKGLNHRYQHGCNCKIKPCYYLPCFVTAKNECLWTDMLSDQGYMGHQAKHYVCIRQKEGYCSWYRGAAPPDKTR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0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150.0</text:p>
          </table:table-cell>
          <table:table-cell office:value-type="string" calcext:value-type="string">
            <text:p>713.0</text:p>
          </table:table-cell>
          <table:table-cell office:value-type="string" calcext:value-type="string">
            <text:p>57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416.0</text:p>
          </table:table-cell>
          <table:table-cell office:value-type="string" calcext:value-type="string">
            <text:p>724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2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INHRYQLGCNCRIKPCHYLPCFVTSKNECLWTDMLSHFGYPGYQSRHYACIQQKEGYCSWYRGMTA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712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7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79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VKDGPFGTLVYTVKQMKMYRGFSKMPHVQYIYTEASESLCGLKLEVNKYQYLLTGRVYDGKVYTGLCNFVERWDQLTLSQRKGLNYRYHLGCNCKIKSCYYLPCFVSAKNECLWTDMLSSFGHSGYQSKHYACIQQKGGYCSWYRGWAPPDKSV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5144.0</text:p>
          </table:table-cell>
          <table:table-cell office:value-type="string" calcext:value-type="string">
            <text:p>1757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406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87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839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328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954.0</text:p>
          </table:table-cell>
          <table:table-cell office:value-type="string" calcext:value-type="string">
            <text:p>148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LCNSQIVIRAKFVGTAEVNQTDLNRRYEIKMTKMFKGFSALGNASDIRFVDTPALESVCGYLHRSQNRSEEFLVAGNLRDGHLQINTCSFVAPWSSLSTAQRRGFTKTYAAGCEGCTVFTCSSIPCKLQSDTHCLWTDH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8.0</text:p>
          </table:table-cell>
          <table:table-cell table:number-columns-repeated="2" office:value-type="string" calcext:value-type="string">
            <text:p>2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10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555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743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453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6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5976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934.0</text:p>
          </table:table-cell>
          <table:table-cell office:value-type="string" calcext:value-type="string">
            <text:p>108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SHPQDAYCNSDIVIRAKVVGKKLLKDGPFGTMRYTVKQMKMYKGFNKVQHVQYIYTDASESLCGVKFDVNKYQYLITGRVFDGKVYTGLCNFNEKWERLTLSQKKGINHRYQLGCNCRIKPCHYLPCFVTSKNECLWTDMLSYYGYPGYQSRHYACIQQKEGYCSWYRGMSSR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6435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916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116.0</text:p>
          </table:table-cell>
          <table:table-cell office:value-type="string" calcext:value-type="string">
            <text:p>147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SHPQTAFCNSDLVIKAKFVGTTEVNQTALYQRYEIKMTKMFKGFQALGDAPDIRFVYTPAMESVCGYFHNSQNRSEEFLVAGQLWKGHLHITTCSFVAPWNSLSSSQRRGFTKAYSEGCKECTVFPCSSIPCKLQSDTHCLWTDQLLQGSEKGFQSRHLACLPREPGMCTWRSLRH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7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53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9681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2571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166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MPSHPQTHFAQADYVVQLRVLRKSDTIEPGRTTYKVHIKRTYKATSEARRMLRDGRLSTPQDDAMCGINLDLGKVYIVAGRMPTLNICSYYKEYTRMTITERHGFSGGYAKATNCTVTPCFGERCFKGRNYADTCKWSPFGKCETNYSACMPHKVQTVNGVISRCRWRRTQLYRKCM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710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882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58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MAFCSSDLVIRAKFVGTAEVNQTTLYQRYEIKMTKMFKGFSALGDAHDIRFVYTPAMESVCGYFHRSENRSEEFLIAGQLWKGHLHITTCSFVAPWNSLSSAQRRGFTKIYAAGCEECTVFPCSSIPCKLQSDTHCLWTDQILTGSDKGFQSRHLACLPREPGMCNWQSLRP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3336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14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DAFCNSDIVIRAKVVGKKLLKEGPFGTM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29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9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36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PPHPQTAFCNSDVVIRAKFMGPPEVNQDMAYQRYEIKMTKMFKGFQALGPAADIRFLYTPAMESVCGYFHNSQNRSEEFLIAGQLQNKLLHITTCSFVAPWNSLSPAQRKGFTKTYSAGCEACTVLACSSIPCKLEKDTQCLWTDQLLDGSERGFQSRNLACLPREPGVCTWQSLRV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385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3087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905.0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890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532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034.0</text:p>
          </table:table-cell>
          <table:table-cell office:value-type="string" calcext:value-type="string">
            <text:p>81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IHPQDAFCNSDIVIRAKVVGKKLMKDGPFGTMRYTVKQMKMYRGFEKMPHVQYIYTEASESLCGVKLEVNKYQYMITGRVYDGKVYTGLCNLNEKWDQLTLAQRKGLNHRYNQGCGCKIKPCYYLPCFVTSKNECLWTDMLSNFGLSGSQSKYFACIQQKEGYCSWYRAWAPPDKT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4549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025.0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7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427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136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table:number-columns-repeated="2" office:value-type="string" calcext:value-type="string">
            <text:p>550.0</text:p>
          </table:table-cell>
          <table:table-cell office:value-type="string" calcext:value-type="string">
            <text:p>180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4471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449.0</text:p>
          </table:table-cell>
          <table:table-cell office:value-type="string" calcext:value-type="string">
            <text:p>121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AAPHPQMAYCSSDLVIRAKFMGMAVNQTTLYQRYEIKMTKMFKGFDALGDAPDIRFVYTPAMESVCGYFHRSQNRSEEFLITGQLRKGHLHITTCSFIAPWSSLSSAQRRGFTKAYAAGCEECTVFPCSSIPCKLESDIHCLWTDQLLSGSEKGFQSRHLACLPREPGLCTWQSLRP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6300.0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6300.0</text:p>
          </table:table-cell>
          <table:table-cell office:value-type="string" calcext:value-type="string">
            <text:p>2043.0</text:p>
          </table:table-cell>
          <table:table-cell office:value-type="string" calcext:value-type="string">
            <text:p>3465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6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5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224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2262.0</text:p>
          </table:table-cell>
          <table:table-cell office:value-type="string" calcext:value-type="string">
            <text:p>132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SPSHPQEAFCNSDVVIRAKVVGKKLVKEGPFGTLRYTIKQMKMYRGFSKMPHVQYIYTEASESLCGLKLEVNKYQYLLTGRVYDGKVYTGLCNFVERWDQLTLSQRKGLNYRYHLGCNCKIKSCYYLPCFVTSKNECLWTDMLSNFGYPGYQSKHYACIRQKGGDCLPNALMINVFPK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35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812.0</text:p>
          </table:table-cell>
          <table:table-cell office:value-type="string" calcext:value-type="string">
            <text:p>483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774.0</text:p>
          </table:table-cell>
          <table:table-cell office:value-type="string" calcext:value-type="string">
            <text:p>69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AHPQDAFCNSDIVIRAKVVGKKLLKDGPFGTMRYTVKQMKMYKGFNKIQHVQHVYTDASESLCGVKFDINKYQYLITGRVYDGKVYTGLCNFNERWERLSLAQKKGMNHRYQLGCNCRIKPCHYLPCFVTSKNECLWTDMLSHFGYPGYQSRHYACIQQKEGYCSWYRGMTSRDKTNMNT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76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79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02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129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FNHRYQLGCNCRIKPCHYLPCFVTSKNECLWTDMLSNLGYPGYQSRHYACIQQKEGYCSWYRGMTTRDKTT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870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MPSHPQTHFCNGDYVVIIRVMRKSLRLVQDNVAYKVEVKKSYKMNEAGHKLLKHGRIVTPNSDAMCGINLDIGKLYVIAGRGPYLNSCSYVKEYLKMSVVERRGFAGAYRKGCKCSVQPCFGQSCLSEHQSATSCKWSPFAKCETDYSACIPSHYRTPEGIISKCHWRRTPAYKKCMS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.0</text:p>
          </table:table-cell>
          <table:table-cell office:value-type="string" calcext:value-type="string">
            <text:p>1610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2332.0</text:p>
          </table:table-cell>
          <table:table-cell office:value-type="string" calcext:value-type="string">
            <text:p>1744.0</text:p>
          </table:table-cell>
          <table:table-cell office:value-type="string" calcext:value-type="string">
            <text:p>651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014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351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1143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5601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3193.0</text:p>
          </table:table-cell>
          <table:table-cell office:value-type="string" calcext:value-type="string">
            <text:p>1517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ARRHPQTAFCSSDIVLRAKFVAVNKMEGNLSERRWMYHEIKTIKLYKGPEEMQDVRYVHTPPIDGACGYFHGGPLKEEYLITGRVKGGRVTISICNFIRPWAEITLAQKRGFTSEYSKGCSCSIVGRSNISGNQCYWMETYSSPEQNDFQEEHMACLPQMEKNGTCHWQSLDTKGSRSFRKRRLI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4660.0</text:p>
          </table:table-cell>
          <table:table-cell office:value-type="string" calcext:value-type="string">
            <text:p>3900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1755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399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89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242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1588.0</text:p>
          </table:table-cell>
          <table:table-cell office:value-type="string" calcext:value-type="string">
            <text:p>157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FPMHPQAVYCQADAVVIKAKVVGVTPGTEGRLTKYDINLIETFKGAEKLFTAIYTGPNPAACGVTLTKGVEYLLMGRPDSNASLHVHLCDFYQPWDDLSNKQRDVLYHYGEGCDCTIKTCFSFPCCMTVPTECLWTDFLPKMSNGDQAQNFACIKKRGGSCAWYEGVAHNHRDDLPGHEMETN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851.0</text:p>
          </table:table-cell>
          <table:table-cell office:value-type="string" calcext:value-type="string">
            <text:p>968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369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601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T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78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LPHPQTAFCNSDLVIRAKFVGTPEVNQTTLYQRYEIKMTKMYKGFQALGDAADIRFVYTPAMESVCGYFHRSHNRSEEFLIAGKLQDGLLHITTCSFVAPWNSLSLAQRRGFTKTYTVGCEECTVFPCLSIPCKLQSGTHCLWTDQLLQGSEKGFQSRHLACLPREPGLCTWQSLRT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78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GATHPQQGFCQADVVIKAKVVGVKADDDFFKPIKYSIKQTKMFKGPDKNFDAIYTAPTSSLCGVTLAKGVEYLITGRLKSNDSLHITLCNFLEPWEKLTAIQRNSLVERYEMGCDCKITPCTSIPCAISSPAECLWTDYLTEKITNGKQARHFACIKRNDNSCAWYRGAELPKKKFMDIE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38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4962.0</text:p>
          </table:table-cell>
          <table:table-cell office:value-type="string" calcext:value-type="string">
            <text:p>545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7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35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40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VRSHPQDAYCNSEIVIRAKVVGKKLLKDGPFSTMRYTVKQTKMYKGFNKMQHVQHIYTYASDSLCGVKFDINKYQYLITGRVFDGKVYTGLCNFNQPWERLPLAQKKGFNHRYQLGCNCRIKPCHYLPCFVTSKNECLWTDMLSHFDYPGYQSRHYACIQQKEGYCSWYRGMAGRDKTTINS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1901.0</text:p>
          </table:table-cell>
          <table:table-cell office:value-type="string" calcext:value-type="string">
            <text:p>3567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897.0</text:p>
          </table:table-cell>
          <table:table-cell office:value-type="string" calcext:value-type="string">
            <text:p>289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223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016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672.0</text:p>
          </table:table-cell>
          <table:table-cell office:value-type="string" calcext:value-type="string">
            <text:p>1565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SCYPAHPQQLFCSAEIAYTVLHMFVSCSLRAACLYVQMFKGFDKAKDIQYVYTPVFSSLCGVKLDSNNKAGYLLSGSMWSDGRISIGQCDLVESWDNLSLSQKKNLNYRYQMGCECRINTCYTVPCASTGDNECLWTDWLLDNSLNGEQARQYACIRRSDTTCSWYRGGPPPEKDFLDM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12.0</text:p>
          </table:table-cell>
          <table:table-cell table:number-columns-repeated="2" office:value-type="string" calcext:value-type="string">
            <text:p>19858.0</text:p>
          </table:table-cell>
          <table:table-cell office:value-type="string" calcext:value-type="string">
            <text:p>29429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1476.0</text:p>
          </table:table-cell>
          <table:table-cell office:value-type="string" calcext:value-type="string">
            <text:p>7622.0</text:p>
          </table:table-cell>
          <table:table-cell table:number-columns-repeated="2" office:value-type="string" calcext:value-type="string">
            <text:p>12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7174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300.0</text:p>
          </table:table-cell>
          <table:table-cell office:value-type="string" calcext:value-type="string">
            <text:p>1405.0</text:p>
          </table:table-cell>
          <table:table-cell office:value-type="string" calcext:value-type="string">
            <text:p>3442.0</text:p>
          </table:table-cell>
          <table:table-cell office:value-type="string" calcext:value-type="string">
            <text:p>28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I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723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4104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46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05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1159.0</text:p>
          </table:table-cell>
          <table:table-cell table:number-columns-repeated="16346"/>
        </table:table-row>
      </table:table>
      <table:table table:name="Top 30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2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5" table:default-cell-style-name="Default"/>
        <table:table-column table:style-name="co17" table:default-cell-style-name="Default"/>
        <table:table-column table:style-name="co13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0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18" table:default-cell-style-name="Default"/>
        <table:table-column table:style-name="co21" table:default-cell-style-name="Default"/>
        <table:table-column table:style-name="co16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22" table:number-columns-repeated="16351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est/Trai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LEVSSSSVNE</text:p>
          </table:table-cell>
          <table:table-cell office:value-type="string" calcext:value-type="string">
            <text:p>EVSSSSVNE</text:p>
          </table:table-cell>
          <table:table-cell office:value-type="string" calcext:value-type="string">
            <text:p>EIKQIKMFKG</text:p>
          </table:table-cell>
          <table:table-cell office:value-type="string" calcext:value-type="string">
            <text:p>VVSSSSVN</text:p>
          </table:table-cell>
          <table:table-cell office:value-type="string" calcext:value-type="string">
            <text:p>EVSSSSVN</text:p>
          </table:table-cell>
          <table:table-cell office:value-type="string" calcext:value-type="string">
            <text:p>EIKQIKM</text:p>
          </table:table-cell>
          <table:table-cell office:value-type="string" calcext:value-type="string">
            <text:p>IKQIKM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EVSSSSV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NSEIV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SSSSV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SEEF</text:p>
          </table:table-cell>
          <table:table-cell office:value-type="string" calcext:value-type="string">
            <text:p>NRSEN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NRSE</text:p>
          </table:table-cell>
          <table:table-cell office:value-type="string" calcext:value-type="string">
            <text:p>DFIV</text:p>
          </table:table-cell>
          <table:table-cell office:value-type="string" calcext:value-type="string">
            <text:p>NVEV</text:p>
          </table:table-cell>
          <table:table-cell office:value-type="string" calcext:value-type="string">
            <text:p>SSRE</text:p>
          </table:table-cell>
          <table:table-cell office:value-type="string" calcext:value-type="string">
            <text:p>SLSS</text:p>
          </table:table-cell>
          <table:table-cell office:value-type="string" calcext:value-type="string">
            <text:p>KGFS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75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02.0</text:p>
          </table:table-cell>
          <table:table-cell office:value-type="string" calcext:value-type="string">
            <text:p>101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4512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27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97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6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574.0</text:p>
          </table:table-cell>
          <table:table-cell office:value-type="string" calcext:value-type="string">
            <text:p>123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0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1331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125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0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0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728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429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38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505.0</text:p>
          </table:table-cell>
          <table:table-cell office:value-type="string" calcext:value-type="string">
            <text:p>114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80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46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843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46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0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752.0</text:p>
          </table:table-cell>
          <table:table-cell office:value-type="string" calcext:value-type="string">
            <text:p>128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228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959.0</text:p>
          </table:table-cell>
          <table:table-cell office:value-type="string" calcext:value-type="string">
            <text:p>88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K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.0</text:p>
          </table:table-cell>
          <table:table-cell table:number-columns-repeated="2" office:value-type="string" calcext:value-type="string">
            <text:p>88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TYAAGCEECTVFPCSSIPCKLQ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24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2061.0</text:p>
          </table:table-cell>
          <table:table-cell office:value-type="string" calcext:value-type="string">
            <text:p>113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19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VHPQDAFCNSDIVIRAKVVGKKLMKDGPFGTMRYTVKQMKMYRGFDKMPHVQYIYTEASESLCGVKLEVNKYQYMITGRVY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9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76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PYPCPSPAVIRAKAVSAKEVDSGNDIYGNPIKRIQYEVKQIKMFKGPDQDIEFIYTAPSTAVCGQPLDTGGKKEYLIAGKSEGDGKMHITLCDLVATWDSLSPTQKKSLNQRYQMGCECKISRCLSIPCFVSSSDECLWTDWAMEKIVGGRQAKHYACIKRSDGSCAWYRGG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018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2290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5715.0</text:p>
          </table:table-cell>
          <table:table-cell office:value-type="string" calcext:value-type="string">
            <text:p>1688.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2105.0</text:p>
          </table:table-cell>
          <table:table-cell office:value-type="string" calcext:value-type="string">
            <text:p>375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969.0</text:p>
          </table:table-cell>
          <table:table-cell office:value-type="string" calcext:value-type="string">
            <text:p>1398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1422.0</text:p>
          </table:table-cell>
          <table:table-cell office:value-type="string" calcext:value-type="string">
            <text:p>49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SHPQDAFCNSDIVIRAKVVGKKLMKDGPFGTMRYTVKQMKMYRGFNKMPQVQYIYTEASESLCGVKLEVNKYQYLITGRVYEGKVYTGLCNLIERWEKLTFAQRKGLNHRYPLGCTCKIKPCYYLPCFITSKNECLWTDMLSNFGYPGYQSKNYACIKQKEGYCSWYRGWAPP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203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6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LPIHPQDAFCNSDIVIRAKVVGKKLMKDGPFGTMRYTVKQMKMYRGFDKMPQVQYIYTEASESLCGVKLEVNKYQYLITGRVYEGKVYTGLCNLYEKWDRLTLSQRKGLNHRYHLGCGCKIKPCYYLPCFVTSKNECLWTDMLSSI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7508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951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2537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3595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2773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80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IYTIKQMKMYRGFSKMPHVQYIHTEASESLCGLKLEVNKYQYLLTGRVYDGKMYTGLCNFVERWDRLTLSQRKGLNYRYHLGCNCKIKSCYYLPCFVTSKNECLWTDMLSNFGYPGYQSKHYACIRQKG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</text:p>
          </table:table-cell>
          <table:table-cell table:number-columns-repeated="2" office:value-type="string" calcext:value-type="string">
            <text:p>1.0</text:p>
          </table:table-cell>
          <table:table-cell office:value-type="string" calcext:value-type="string">
            <text:p>1836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2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178.0</text:p>
          </table:table-cell>
          <table:table-cell office:value-type="string" calcext:value-type="string">
            <text:p>91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MAFCSSDLVIRAKFMGTAEVNHTTLYQRYEIKMTKMFKGFNTLGDAADIQFVYTPAMESVCGYFHQSQNRSEEFLIAGQLWNGHLHITTCSFVAPWNSLSPAQRRGFTKLYTAGCEECTVFPCSSIPCKLQSDTHCLWTDQLLTGSDKGLQSRHLACLPRKPGMCTWQSLRL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52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44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93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PSHPQDAYCNSDIVIRAKVVGKKLLKDGPFGTMRYTVKQMKMYKGFNKMLHVQHIYTDASESLCGVKFDINKYQYLITGRVYDGKVYTGLCNFNERWERLSLAQKKGINHRYQLGCNCRIKPCHYLPCFVTSKNECLWTDMLSHFGYPGYQSRHYACIQQKEGYCSWYRGMTT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65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539.0</text:p>
          </table:table-cell>
          <table:table-cell office:value-type="string" calcext:value-type="string">
            <text:p>102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DLVIRAKFVGTAEVNHTTLHQRYEIKMTKMYKGFHALGDAADIRFVYTPAMESVCGYFHKSQNRSEEFLIAGKLRNGLLHINTCSFVAPWHDLSHAQRRGFTKTYAAGCEECTVFPCSSIPCKLESDTDCLWTDQLLQGSEKGFQSRHLACLPREPGM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81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58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847.0</text:p>
          </table:table-cell>
          <table:table-cell office:value-type="string" calcext:value-type="string">
            <text:p>106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SHPQDAYCSSDIVIRAKVVGKKLLGDGPFGTLRYTVKQMKMYKGFDKIQHVQYVYTHDSESMCGVKFDINKYQYLITGRVHEGKLYTGLCNFNERWERLSLAQKKGINHRYQLGCNCRIKPCHYLPCFVTSKNECLWTDMLSYFGYPGYQSRNYACIQQKEGYCSWYRGMSTRDKL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057.0</text:p>
          </table:table-cell>
          <table:table-cell office:value-type="string" calcext:value-type="string">
            <text:p>122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P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SSQMVIRAKFVGTAEVNQTDLNRRYEIKMTKMFKGFNALGNASDIRFVDTPALESVCGYVHRSQNRSEEFLVAGNLRNGHLQINACSFVAPWNSLSSAQRRGFTKTYAAGCEECTVFACSSIPCKLQSDTHCLWTDQF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1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059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2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DLVIRAKFVGTAEVNQTTFYQRYEIKMTKMFKGFNALGLAADIRYVYTPAMESVCGYFHESQNRSEEFLIAGQLRNGYLHITTCSFLAPWHSLSAAQRRGFTKTYSAGCQACTVFPCSSIPCKLESDSHCLWTDQLLLGSEKGFQSRHLACLPREPGLCTWQSLRA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38.0</text:p>
          </table:table-cell>
          <table:table-cell table:number-columns-repeated="2" office:value-type="string" calcext:value-type="string">
            <text:p>51.0</text:p>
          </table:table-cell>
          <table:table-cell office:value-type="string" calcext:value-type="string">
            <text:p>132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90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475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618.0</text:p>
          </table:table-cell>
          <table:table-cell office:value-type="string" calcext:value-type="string">
            <text:p>111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TKMPHVQYIHTEASESLCGLKLEVNKYQYLLTGRVYDGKV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51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LLRDGPFGTMRYTVKQMKMYKGFEKVQHVQHIYTDASESLCGVKFDINKYQYLITGRVYDG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89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NCRPAHPQEEICESNIVILANILSKTVVKDSPSSEEMIQYEIKQTKMFKGFEMVKEVKYVFTAISSAACGVDLEVGMKQKQYLISGNLSNNGMLILYLCDFIKKWHEVTDSQKINLKNNYQKGCDCTITHCRTEPCSTTKPHECLWTDWLKEKKNCGHQADNSACFKGSEGTCSWHNA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392.0</text:p>
          </table:table-cell>
          <table:table-cell office:value-type="string" calcext:value-type="string">
            <text:p>10813.0</text:p>
          </table:table-cell>
          <table:table-cell office:value-type="string" calcext:value-type="string">
            <text:p>29128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4089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602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837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41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6727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966.0</text:p>
          </table:table-cell>
          <table:table-cell office:value-type="string" calcext:value-type="string">
            <text:p>41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APWNSLSLAQRRGFTKTYT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143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LPIHPQDAFCNSDIVIRAKVVGKKLMKDGPFGTMRYTVKQTKMYRGFDKMPQVQYIYTEASESLCGVKLEVNKYQYLITGRVYEGKVYTGLCNLYEKWDRLTLSQRKGLNHRYHLGCGCKIKPCYYLPCFVTSKNECLWTDMLSNF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3505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5745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195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1986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104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LLRDGPFGTMRYTVKQMKMYKGFDKVQHVQHIYTDASESLCGVKFDINKYQYLITGRVYDNKVYTGLCNFNERWERLSLAQKKGFNHRYQLGCNCRIKPCHYLPCFVTSKNECLWTDMLSNLGYPGYQSRHYACIQQKEGYCSWYRGMTT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87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MSHPQDAYCHSDIVIRAKVVGKKLLNDGPFGTLRYTVKQMKMYKGFDKIQHVQYIYTHDSESMCGVKFDINKYQYLITGRVHDGKLYTGLCNFNERWERLSLAQKKGINHRYQLGCNCRVSEAILITSYAHNEQLPAHNPRRHAHGSSEEPNQMFGSQSGLRSERRCAEGSWVMGTRSALELD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722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7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82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8910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194.0</text:p>
          </table:table-cell>
          <table:table-cell office:value-type="string" calcext:value-type="string">
            <text:p>1972.0</text:p>
          </table:table-cell>
          <table:table-cell office:value-type="string" calcext:value-type="string">
            <text:p>302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2326.0</text:p>
          </table:table-cell>
          <table:table-cell office:value-type="string" calcext:value-type="string">
            <text:p>130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VHPQDAFCNSDIVIRAKVVGKKLMKDGPFGTMRYTVKQMKMYRGFDKMPHVQYIYTEASESLCGVKLEVNKYQYMITGRVF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94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LCLAVIRAKAVSAKEVDSGNDIYGNPIKRIQYEIKQIKMFKGPDKDIEFIYTAPSSAVCGVSLDVGGKKEYLIAGKAEGNGKMHITLCDFIVPWDTLSTTQKKSLNHRYQMGCECKITRCPMIPCYISSPDECLWMDWVTEKNINGHQAKFFACIKRSDGSCAWYRGA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9189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32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3915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83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399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74.0</text:p>
          </table:table-cell>
          <table:table-cell office:value-type="string" calcext:value-type="string">
            <text:p>100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DLVIRAKFVGTAEVNQTALYQRYEIKMTKMFKGFNALGDAPDIRFIYTPAMESVCGYFHRSQNRSEEFLIAGQLWNGHLHITTCSFVAPWNSLSSAQRRGFTKTYAAGCEECTVFPCSSIPCKLQSDTHCLWTDQLLTGSDKGFQSRYLACLPQEPGMCTWQSLRL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81.0</text:p>
          </table:table-cell>
          <table:table-cell table:number-columns-repeated="2" office:value-type="string" calcext:value-type="string">
            <text:p>3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05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842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41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513.0</text:p>
          </table:table-cell>
          <table:table-cell office:value-type="string" calcext:value-type="string">
            <text:p>108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QNRSEEFLIAGKLQDGLLHITTCSFVAPWNSLSLAQRRGFTKTYTVGCEECTVFPCLSIPCKLQSGTHCLWTDQLLQGSEKGFQA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47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77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SFGH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5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772.0</text:p>
          </table:table-cell>
          <table:table-cell office:value-type="string" calcext:value-type="string">
            <text:p>124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Y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74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VHPQDAFCNSDIVIRAKVVGKKLMKDGPFGTMRYTIKQMKMYRGFEKMPHVQYIYTEASEGLCGVKLEVNKYQYLITGRVYDGKVYTGLCNMNEKWDRLTLSQRKGLNHRYHLGCG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941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665.0</text:p>
          </table:table-cell>
          <table:table-cell office:value-type="string" calcext:value-type="string">
            <text:p>844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841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79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TMESVCGYFHRSHNRSEEFLIAGKLQDGLLHITTCSFVAPWNSLSLAQRRGFTKTYTVGCEECTVFPCLSIPCKLQSGTHCLWTDQLLQGSEKGFQS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MTHPQDAFCSADIVIRAKVVGKKLLRDGHFGTMRYTVKQMKMYKGFEKVQHVQHIYTDASEGLCGVKFDINKYQYLITGRVYDGKVYTGLCNFNERWERLSLAQKKGINHRYQLGCNCRIKSCHYLPCFVTSKNECLWTDMLSHFGYPGYQSRHYSCIQQKEGYCSWYRGMTSRDKT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344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1237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159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SHPQDAFCNSDVVIRAKVVGKKLLRDGPFGTMRYTVKQMKMYKGFDKVQHVQHIYTDASESLCGVKFDINKYQYLITGRVYDGKVYTGLCNFNERWERLSLAQKKGVNHRYQLGCNCRIKPCHYLPCFVTSKNECLWTDMLSHFGYPGYQARHYACIEQKEGYCSWYRGMASRDKKN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9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1236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85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99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89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LLSHPQDAYCNSDIVIRAKVVGKKLLKDGPFGTMRYTVKQMKMYKGFEKIQHVQHVYTDASESLCGVKFDIHKYQYLITGRVFEGRLYTGLCNFNERWERLTLSQKKGINHRYQLGCKCRIKACHYLPCFVTSKDECLWTDMLSHFGYPGYQSRHYACIHAKEGYCSWYRGVTI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79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61.0</text:p>
          </table:table-cell>
          <table:table-cell table:number-columns-repeated="2" office:value-type="string" calcext:value-type="string">
            <text:p>221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16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327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117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QPHPQTAFCNSDLVIKAKFVGAPEVNQTTLYKRYEIKMTKMYKGFQALGDTADIRFVYTPAMESVCGYFHRSHNRSEEFLIAGKLQDGLLHITTCSFVAPWNSLSLAQRRGFTKTYTVGCEECTVFPCLSIPCKLQSGTHCLWTDQLLQGSERGFQSRHLACLPREPGM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9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374.0</text:p>
          </table:table-cell>
          <table:table-cell office:value-type="string" calcext:value-type="string">
            <text:p>168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S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0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1125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536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56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EVVIRAKFVGTAEVNETALYQRYEIKMTKMFKGFNALRDAPDIRFIYTPAMESVCGYFHRSQNRSEEFLIAGQLSNGHLHITACSFVAPWNSMSSAQRRGFTKTYAAGCEECTVFLCSSIPCKLL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396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5164.0</text:p>
          </table:table-cell>
          <table:table-cell office:value-type="string" calcext:value-type="string">
            <text:p>555.0</text:p>
          </table:table-cell>
          <table:table-cell office:value-type="string" calcext:value-type="string">
            <text:p>1446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477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88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H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1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61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DLVIRAKFVGTAEVNRTSLYQRYEIKMTKMFKGFNALGDASDIRFIYTAAMESVCGYFHRSQNRSEEFLIAGQLSNGNLYITTCSFVAPWNSLSSAQRRGFTKTYAAGCEECTVFPCSSIPCKLQSDTHCLWTDQLLTGSDKGFQSRHLACLPREPGMCS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92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14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708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810.0</text:p>
          </table:table-cell>
          <table:table-cell office:value-type="string" calcext:value-type="string">
            <text:p>1397.0</text:p>
          </table:table-cell>
          <table:table-cell office:value-type="string" calcext:value-type="string">
            <text:p>12262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876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65.0</text:p>
          </table:table-cell>
          <table:table-cell office:value-type="string" calcext:value-type="string">
            <text:p>3160.0</text:p>
          </table:table-cell>
          <table:table-cell office:value-type="string" calcext:value-type="string">
            <text:p>129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SHPQDAYCNSDIVIRAKVVGKKLLKDGPFGTMRYTVKQMKMYKGFNKMQHVQHIYTDASESLCGVKFDINKYQYLITGRVFDGKVYTGLCNFNQPWERLSLAQKKGINHRYQLGCNCRIKPCHYLPCFVTSKNECLWTDMLSHFGYPGYQSRHYACIQQKEGYCSWYRGMAGRDKTTINS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3502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330.0</text:p>
          </table:table-cell>
          <table:table-cell table:number-columns-repeated="2" office:value-type="string" calcext:value-type="string">
            <text:p>12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777.0</text:p>
          </table:table-cell>
          <table:table-cell office:value-type="string" calcext:value-type="string">
            <text:p>149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12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SPVHPQQAFCNADIVIRAKAITGKEVDSGNDVYGNPIKRIQYEIKQIKFVYLFDNAILSPALTLHFPFTAPSGKADGDGKMHVTLCDFIVPWDSLSPTQKKSLNQRYEMGCECKISRCPSIPCLVSSQDECLWTDWVTEKNINGRQAKHYACIKRTDGSCSWYRGV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692.0</text:p>
          </table:table-cell>
          <table:table-cell office:value-type="string" calcext:value-type="string">
            <text:p>612.0</text:p>
          </table:table-cell>
          <table:table-cell office:value-type="string" calcext:value-type="string">
            <text:p>4814.0</text:p>
          </table:table-cell>
          <table:table-cell office:value-type="string" calcext:value-type="string">
            <text:p>1846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145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620.0</text:p>
          </table:table-cell>
          <table:table-cell office:value-type="string" calcext:value-type="string">
            <text:p>3640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2734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1230.0</text:p>
          </table:table-cell>
          <table:table-cell office:value-type="string" calcext:value-type="string">
            <text:p>40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QIVIRAKFVGTAEVNQTDLNRRYEIKMTKMFKGFSDLGNASDIRFVDTPALESVCGYLHRSQNRSEEFLVAGNLRDGHLQINTCSFVARWSSLSTAQRRGFTKTYAAGCEECTVFTCSSIPCKLQSDTHCLWTDQ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90.0</text:p>
          </table:table-cell>
          <table:table-cell table:number-columns-repeated="2" office:value-type="string" calcext:value-type="string">
            <text:p>30.0</text:p>
          </table:table-cell>
          <table:table-cell office:value-type="string" calcext:value-type="string">
            <text:p>102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41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276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1934.0</text:p>
          </table:table-cell>
          <table:table-cell office:value-type="string" calcext:value-type="string">
            <text:p>103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Q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table:number-columns-repeated="2" office:value-type="string" calcext:value-type="string">
            <text:p>6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6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4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DLVIRAKFVGAPEFNQTASYKRYEIKMTKMFKGFNALGDAPDIRFIYTPAMESVCGYFHRSQNRSQEFLIAGQLWNGHLHITTCSFVAPWNSLSSAQRQGFTEIYAAGCEECTVFPCTSIPCKLQSDTHCLWTDQLLTGSDKGFQSRHLACMPREPGM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32.0</text:p>
          </table:table-cell>
          <table:table-cell table:number-columns-repeated="2" office:value-type="string" calcext:value-type="string">
            <text:p>24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1350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3611.0</text:p>
          </table:table-cell>
          <table:table-cell office:value-type="string" calcext:value-type="string">
            <text:p>320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344.0</text:p>
          </table:table-cell>
          <table:table-cell office:value-type="string" calcext:value-type="string">
            <text:p>119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QIVIRAKFVGTAEVNQTDLNRRYEIKMTKMFKGFNALGNASDIRFVDTPALESVCGYFHRSQNRSEEFLIAGNLRNGHLQINICSFVAPWNSLSSAQRRGFTKTYAAGCEECTVFACSSIPCKLQSDTHCLWTDQFLTGSD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9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7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789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347.0</text:p>
          </table:table-cell>
          <table:table-cell office:value-type="string" calcext:value-type="string">
            <text:p>118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86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62.0</text:p>
          </table:table-cell>
          <table:table-cell office:value-type="string" calcext:value-type="string">
            <text:p>104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SFCNSDIVIRARVVGKKLVKEGPFGTLVYTIKQMKMYRGFTKMPHVQYIHTEASESLCGVKLEVNKYQYLLTGRIYDGKVYTGLCNFVERWDQLTISQRKGLNYRYHLGCNCKIKSCYYLPCFVS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5445.0</text:p>
          </table:table-cell>
          <table:table-cell office:value-type="string" calcext:value-type="string">
            <text:p>1551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909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54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561.0</text:p>
          </table:table-cell>
          <table:table-cell office:value-type="string" calcext:value-type="string">
            <text:p>155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38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902.0</text:p>
          </table:table-cell>
          <table:table-cell office:value-type="string" calcext:value-type="string">
            <text:p>103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VVIRAKFVGTAEVNETALYQRYEIKMTKMFKGFSALRDAPDIRFIYTPAMESVCGYFHRSQNRSEEFLIAGQLSNGHLHITTCSFVAPWNSMSSAQRRGFTKTYAAGCEECTVFPCSSIPCKLQSDTHCLWTDQLLTGSDKGFQSRHLACLPREPGLCTWQSLRA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9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792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115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APEVNHTTLYQRYEIKTTKMFKGFDALGHATDIRFVYTPAMESVCGYSHKSQNRSEEFLIAGQLRNGLLHITTCSFVVPWNSLSFSQRSGFTKTYAAGCDMCTVFACASIPCHLESDTHCLWTDQLLLGSDKGFQSRHLACLPQEPGLCAWQSLRPRK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7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660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158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63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579.0</text:p>
          </table:table-cell>
          <table:table-cell office:value-type="string" calcext:value-type="string">
            <text:p>111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21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61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HHPQMAFCNSDIVIRAKFMGTAEVNQTSLYQRYEIKMTKMFKGFSALRDASDIRFVYTPAMESVCGYFHKSQNRSEEFLIAGQLRNGFLHITTCSFIVPWSSLSSAQRRGFTKAYAAGCEACTVFPCSSVPCKLESDTHCLWTDQLLAGSEKGFQSRQLACLPQQPGLCTWQSLRPWA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1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410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2206.0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391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4192.0</text:p>
          </table:table-cell>
          <table:table-cell office:value-type="string" calcext:value-type="string">
            <text:p>976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2209.0</text:p>
          </table:table-cell>
          <table:table-cell office:value-type="string" calcext:value-type="string">
            <text:p>119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VPWNSLSLAQRRGFTKTYS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46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494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463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155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LLRDGPFGTMRYTVKQMKMYKGFEKVQHVQHIYTDASESLCGVKFDINKYQYLITGRVYDD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table:number-columns-repeated="2"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79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SPVHPQQAFCNADVVIRAKAVSAKEVDSGNDIYGNPIKRIQYEIKQIKMFKGPDKDIEFIYTAPSSAVCGVSLDVGGKKEYLIAGKAEGNGKMHITLCDFIVPWDTLSTTQKKSLNHRYQMGCECKITRCPMIPCYISSPDECLWMDWVTEKNINGHQAKFFACIKRSDGSCAGYR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table:number-columns-repeated="2" office:value-type="string" calcext:value-type="string">
            <text:p>9.0</text:p>
          </table:table-cell>
          <table:table-cell office:value-type="string" calcext:value-type="string">
            <text:p>12841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1630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2906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83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AKKLVKEGPFGTMIYTV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07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LHPQTAFCSSDFIIRAKFVGTAEVNQTALSQRYEIKMTKMFKGFSALGDASDIRFVYTPTAESVCGYFHRSQNRSEEFLIAGKLRNGHLHINTCSYVVPWNSLSSSQRRGFTKTYAAGCEECTVFSCSSIPCKLQNDTHCLWTDQFLTGTDKGFQSRHLACLPREPGICTWQSLRT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79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896.0</text:p>
          </table:table-cell>
          <table:table-cell office:value-type="string" calcext:value-type="string">
            <text:p>2916.0</text:p>
          </table:table-cell>
          <table:table-cell office:value-type="string" calcext:value-type="string">
            <text:p>737.0</text:p>
          </table:table-cell>
          <table:table-cell office:value-type="string" calcext:value-type="string">
            <text:p>738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92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510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2012.0</text:p>
          </table:table-cell>
          <table:table-cell office:value-type="string" calcext:value-type="string">
            <text:p>95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MPSHPQTHFCKADYVVQLRVLRKSDTIDPGKTTYKVHIKRTYKATPEARRMLRDGRLATPNSDSMCGIRLDLGKVYIIAGRMPTLNVCSYYKEYTKMTITERHGFSGGYGKSCNCTVSPCFGQQCLRHREYSDGCKWSPFGKCERDYSACMPHVTHTVNGSISRCRWRRTQLYRKCL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5436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798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794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1704.0</text:p>
          </table:table-cell>
          <table:table-cell office:value-type="string" calcext:value-type="string">
            <text:p>309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103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EFVIRAKFVGTSEVNQTTLQRRYEIKMTKMFKGFSALGDAPDTWFVYTPAMESLCGYFHRSENRSEEFLIAGQLLDEKLYITTCSFVAPWNSLSSAQRQGFTKTYAAGCGECSVFPCSSIPCKLQSDTDCLWTDQLLTGSDKGFQSRYLACLPREPGLCTWQSLRP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8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032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43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3089.0</text:p>
          </table:table-cell>
          <table:table-cell office:value-type="string" calcext:value-type="string">
            <text:p>933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1794.0</text:p>
          </table:table-cell>
          <table:table-cell office:value-type="string" calcext:value-type="string">
            <text:p>1219.0</text:p>
          </table:table-cell>
          <table:table-cell office:value-type="string" calcext:value-type="string">
            <text:p>929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3152.0</text:p>
          </table:table-cell>
          <table:table-cell office:value-type="string" calcext:value-type="string">
            <text:p>115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RCASASPQQQLCSSDIVIRAEIWGKEVITRQVTSVKIIRYEIKITKVFKGFEKAKDVQYVFTPLQSSFCRVELQVLKRKKKQYLLSGRIIPDGTVAISSCNFIKPWNDLTQSQKKNLNKKNMGCDYKPSSITTPNECLWTDWXERTVYGHQANNCVCFKGSDGTCLQLALGSSIVKELADASE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6488.0</text:p>
          </table:table-cell>
          <table:table-cell office:value-type="string" calcext:value-type="string">
            <text:p>6408.0</text:p>
          </table:table-cell>
          <table:table-cell office:value-type="string" calcext:value-type="string">
            <text:p>19185.0</text:p>
          </table:table-cell>
          <table:table-cell office:value-type="string" calcext:value-type="string">
            <text:p>3840.0</text:p>
          </table:table-cell>
          <table:table-cell office:value-type="string" calcext:value-type="string">
            <text:p>3180.0</text:p>
          </table:table-cell>
          <table:table-cell office:value-type="string" calcext:value-type="string">
            <text:p>6395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876.0</text:p>
          </table:table-cell>
          <table:table-cell office:value-type="string" calcext:value-type="string">
            <text:p>2385.0</text:p>
          </table:table-cell>
          <table:table-cell office:value-type="string" calcext:value-type="string">
            <text:p>10906.0</text:p>
          </table:table-cell>
          <table:table-cell office:value-type="string" calcext:value-type="string">
            <text:p>129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4516.0</text:p>
          </table:table-cell>
          <table:table-cell office:value-type="string" calcext:value-type="string">
            <text:p>4673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8719.0</text:p>
          </table:table-cell>
          <table:table-cell office:value-type="string" calcext:value-type="string">
            <text:p>1329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2379.0</text:p>
          </table:table-cell>
          <table:table-cell office:value-type="string" calcext:value-type="string">
            <text:p>59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SHPQMAFCNSDLVIKAKFIGTAEVNQTTLYQRYEIKMTKMLKGFNALGDVPDIQFVHTPAMESVCGYFHQSQNRSQEFLIAGQLRNGQLHITTCSFVVPWNSLSSTQRRGFTKLYSAGCEECTVFPCSSIPCKLQSNNQCLWTDQLLTGSDKGFQSRHLACLPQKSGMCNWQSLRPRN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145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804.0</text:p>
          </table:table-cell>
          <table:table-cell office:value-type="string" calcext:value-type="string">
            <text:p>3652.0</text:p>
          </table:table-cell>
          <table:table-cell office:value-type="string" calcext:value-type="string">
            <text:p>1902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473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9536.0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759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2781.0</text:p>
          </table:table-cell>
          <table:table-cell office:value-type="string" calcext:value-type="string">
            <text:p>170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MTHPQDAFCNSDIVIRAKVVGKKFVTVGPFGTIRYTVKQIKMYKGFDKIQHVQHIYTHASESLCGVKFDINKYQYLITGRVYDGKVYTGLCNLNERWERMSLAQKKGINHHYQLGCGCRIKPCHYLPCFVTSKNECLWTDMLTHFGYPGYQSRHYACIQQKEGYCSWYRGTSNRDR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497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645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19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81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VHPQDAFCNSDIVIRAKVVAKKLMKDGPFGTMRYTVKQMKMYRGFDKMPHVQYIYTEASEGLCGVKLEVNKYQYLITGRVYDGKVYTGLCNLNEKWDRLTLSQRKGLNHRYHLGCS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566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979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70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QIVIRAKFVGTAEVNQTDLNRRYEIKMTKMFKGFSALGNASDIRFVDTPALESVCGYFHKSQNRSEEFLIAGNLQNGHLQINTCSFVAPWNGLSSSQRRGFTKTYAAGCEECTVFPCSSLPCKLQSDTHCLWTDQFLSGSDKGFQSRQLACLPREPGLCTWQSLRS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9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75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3765.0</text:p>
          </table:table-cell>
          <table:table-cell office:value-type="string" calcext:value-type="string">
            <text:p>10511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083.0</text:p>
          </table:table-cell>
          <table:table-cell office:value-type="string" calcext:value-type="string">
            <text:p>332.0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10380.0</text:p>
          </table:table-cell>
          <table:table-cell office:value-type="string" calcext:value-type="string">
            <text:p>9906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176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LLTHPQDAYCSSDIVIRAKVVGKKLLKDGPFGTMRYTVKQMKMYKGFNKMLHVQHIYTDASESLCGVKFEINKYQYLITGRVYEGKVYTGLCNFNERWERLSLSQKKGINHHYQLGCNCRIKACHYLPCFVTSKNECLWTDMLSHFGYPGYQSRHYSCIQQKEGYCSWYRGVSSRHKTTT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.0</text:p>
          </table:table-cell>
          <table:table-cell office:value-type="string" calcext:value-type="string">
            <text:p>14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745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2073.0</text:p>
          </table:table-cell>
          <table:table-cell office:value-type="string" calcext:value-type="string">
            <text:p>1914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GSDFVIRAKFVGTAEVNYTTLYQRYEIKTTKMYKGFHALGDAADIRFVYTPAMESVCGYFHKSHNRSEEFLIAGKLRDGLLHISTCSFVAPWHSLSHAQRRGFTKTYAAGCEDCTVFPCSSIPCKLESDTHCLWTDQLLQGSE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92.0</text:p>
          </table:table-cell>
          <table:table-cell office:value-type="string" calcext:value-type="string">
            <text:p>1736.0</text:p>
          </table:table-cell>
          <table:table-cell office:value-type="string" calcext:value-type="string">
            <text:p>3366.0</text:p>
          </table:table-cell>
          <table:table-cell office:value-type="string" calcext:value-type="string">
            <text:p>776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1770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214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182.0</text:p>
          </table:table-cell>
          <table:table-cell office:value-type="string" calcext:value-type="string">
            <text:p>117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266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19.0</text:p>
          </table:table-cell>
          <table:table-cell office:value-type="string" calcext:value-type="string">
            <text:p>131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60.0</text:p>
          </table:table-cell>
          <table:table-cell office:value-type="string" calcext:value-type="string">
            <text:p>117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GPRHPQEDFCSSDMVVTARFLSGPQLNHTLSYLQYKMEIIKKLKGFDILGGITPVPKFLTTPAQESLCSYRFKALAKGQEYLVAGLLREDQLYVTSCSFVKPWSSLSPAQRLGFKQIYASGCGCHVQPCLSVPCGVESDTHCLWTDSLISPLAEGSQSLHLACLPKKSGFCSWHSLNMEAPQPT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936.0</text:p>
          </table:table-cell>
          <table:table-cell office:value-type="string" calcext:value-type="string">
            <text:p>6064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2183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240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2278.0</text:p>
          </table:table-cell>
          <table:table-cell office:value-type="string" calcext:value-type="string">
            <text:p>1384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731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1361.0</text:p>
          </table:table-cell>
          <table:table-cell office:value-type="string" calcext:value-type="string">
            <text:p>129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A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3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428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2061.0</text:p>
          </table:table-cell>
          <table:table-cell office:value-type="string" calcext:value-type="string">
            <text:p>113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IPPHPQTAFCSSDLVIRAKFVGTAEVNQTTSYQRYEIKMTKMFKGFNALGDASDMRFIYTAAMESVCGYFHRSQNRSEEFLIAGQLSNGNLYITTCSFVAPWNSLSSAQRRGFTKT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8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2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763.0</text:p>
          </table:table-cell>
          <table:table-cell office:value-type="string" calcext:value-type="string">
            <text:p>353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945.0</text:p>
          </table:table-cell>
          <table:table-cell office:value-type="string" calcext:value-type="string">
            <text:p>771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2184.0</text:p>
          </table:table-cell>
          <table:table-cell office:value-type="string" calcext:value-type="string">
            <text:p>113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2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85.0</text:p>
          </table:table-cell>
          <table:table-cell office:value-type="string" calcext:value-type="string">
            <text:p>130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974.0</text:p>
          </table:table-cell>
          <table:table-cell office:value-type="string" calcext:value-type="string">
            <text:p>106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table:number-columns-repeated="2"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703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99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94.0</text:p>
          </table:table-cell>
          <table:table-cell office:value-type="string" calcext:value-type="string">
            <text:p>110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PPHPQTAFCNSDLVIRAKFMGSPEINETTLYQRYKIKMTKMLKGFKAVGNAADIRYAYTPVMESLCGYAHKSQNRSEEFLITGRLRNGNLHISACSFLVPWRTLSPAQQRAFSKTYSAGCGVCTVFPCLSIPCKLESDTHCLWTDQVLVGSEDYQSRHFACLPRNPGLCTWRSLG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1725.0</text:p>
          </table:table-cell>
          <table:table-cell office:value-type="string" calcext:value-type="string">
            <text:p>2310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2310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426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067.0</text:p>
          </table:table-cell>
          <table:table-cell office:value-type="string" calcext:value-type="string">
            <text:p>2511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2432.0</text:p>
          </table:table-cell>
          <table:table-cell office:value-type="string" calcext:value-type="string">
            <text:p>103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MVTEGPFGTMRYTVKQMKMYKGFDKIQHVQHIYTHASESLCGVKFDINKYQYLITGRVYDGKVYTGLCNLNERWERLSLAQKKGINHRYQLGCGCRIKPCHYLPCFVTSKNECLWTDMLSHFGYPGYQSRHYACIQQKEGYCSWYRGMTTRDK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4.0</text:p>
          </table:table-cell>
          <table:table-cell table:number-columns-repeated="2" office:value-type="string" calcext:value-type="string">
            <text:p>36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723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MIVHPQQAFCNADIVIRAKVVGVEVVSGNTKYDVQQIKMFKGPDRVIHAIFTTHSSAWCGVTLEINKEYLFTVALETGRMYVTLCGYNPPWEDLSAAQKNSLTHRYQSGCDCKIIHCTSLPCPISTTDACLWMDWGTNNGQNLACIKSDGSCAWKGVGLNAEDTFQLQAFSCTTRYPLS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952.0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1827.0</text:p>
          </table:table-cell>
          <table:table-cell office:value-type="string" calcext:value-type="string">
            <text:p>4503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82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63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831.0</text:p>
          </table:table-cell>
          <table:table-cell office:value-type="string" calcext:value-type="string">
            <text:p>44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KSQIVIRAKFVGTAEVNQTDLNRRYEIKMTKMFKGFSALGNASDIRFVDTPALESVCGYFHRSQNRSEEFLIAGNLQNGHLQINTCSFVAPWNGLSSAQRRGFTKTYAAGCEECTVFACSSLPCKLQSDTHCLWTDQFLTGSDKGFQSRQLACLPREPGL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8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3568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548.0</text:p>
          </table:table-cell>
          <table:table-cell office:value-type="string" calcext:value-type="string">
            <text:p>4189.0</text:p>
          </table:table-cell>
          <table:table-cell office:value-type="string" calcext:value-type="string">
            <text:p>391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493.0</text:p>
          </table:table-cell>
          <table:table-cell office:value-type="string" calcext:value-type="string">
            <text:p>155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MPNHPQDAFCNSDIVIRAKVVGKKLLKDGPFGTMRYTIKQLKMYRGFNKIHHVQYVYTEAAESLCGVRLQVNKFQYLITGRVYDGKVYTGVCNFIVPWEKLTLSQRKGLNHRYQHGCNCKIKPCYYLPCFVTAKNECLWTDMLSDQGYMGHQAKHYVCIRQKEGYCSWYRGAAPPDKTR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0.0</text:p>
          </table:table-cell>
          <table:table-cell office:value-type="string" calcext:value-type="string">
            <text:p>485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150.0</text:p>
          </table:table-cell>
          <table:table-cell office:value-type="string" calcext:value-type="string">
            <text:p>713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78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41.0</text:p>
          </table:table-cell>
          <table:table-cell table:number-columns-repeated="2" office:value-type="string" calcext:value-type="string">
            <text:p>5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416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2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INHRYQLGCNCRIKPCHYLPCFVTSKNECLWTDMLSHFGYPGYQSRHYACIQQKEGYCSWYRGMTA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398.0</text:p>
          </table:table-cell>
          <table:table-cell office:value-type="string" calcext:value-type="string">
            <text:p>79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VKDGPFGTLVYTVKQMKMYRGFSKMPHVQYIYTEASESLCGLKLEVNKYQYLLTGRVYDGKVYTGLCNFVERWDQLTLSQRKGLNYRYHLGCNCKIKSCYYLPCFVSAKNECLWTDMLSSFGHSGYQSKHYACIQQKGGYCSWYRGWAPPDKSV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5144.0</text:p>
          </table:table-cell>
          <table:table-cell office:value-type="string" calcext:value-type="string">
            <text:p>1757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870.0</text:p>
          </table:table-cell>
          <table:table-cell office:value-type="string" calcext:value-type="string">
            <text:p>3839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954.0</text:p>
          </table:table-cell>
          <table:table-cell office:value-type="string" calcext:value-type="string">
            <text:p>148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LCNSQIVIRAKFVGTAEVNQTDLNRRYEIKMTKMFKGFSALGNASDIRFVDTPALESVCGYLHRSQNRSEEFLVAGNLRDGHLQINTCSFVAPWSSLSTAQRRGFTKTYAAGCEGCTVFTCSSIPCKLQSDTHCLWTDH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8.0</text:p>
          </table:table-cell>
          <table:table-cell table:number-columns-repeated="2" office:value-type="string" calcext:value-type="string">
            <text:p>20.0</text:p>
          </table:table-cell>
          <table:table-cell office:value-type="string" calcext:value-type="string">
            <text:p>1104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555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1743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6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934.0</text:p>
          </table:table-cell>
          <table:table-cell office:value-type="string" calcext:value-type="string">
            <text:p>108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SHPQDAYCNSDIVIRAKVVGKKLLKDGPFGTMRYTVKQMKMYKGFNKVQHVQYIYTDASESLCGVKFDVNKYQYLITGRVFDGKVYTGLCNFNEKWERLTLSQKKGINHRYQLGCNCRIKPCHYLPCFVTSKNECLWTDMLSYYGYPGYQSRHYACIQQKEGYCSWYRGMSSR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6435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35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1916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116.0</text:p>
          </table:table-cell>
          <table:table-cell office:value-type="string" calcext:value-type="string">
            <text:p>147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SHPQTAFCNSDLVIKAKFVGTTEVNQTALYQRYEIKMTKMFKGFQALGDAPDIRFVYTPAMESVCGYFHNSQNRSEEFLVAGQLWKGHLHITTCSFVAPWNSLSSSQRRGFTKAYSEGCKECTVFPCSSIPCKLQSDTHCLWTDQLLQGSEKGFQSRHLACLPREPGMCTWRSLRH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70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53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9681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2139.0</text:p>
          </table:table-cell>
          <table:table-cell office:value-type="string" calcext:value-type="string">
            <text:p>166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MPSHPQTHFAQADYVVQLRVLRKSDTIEPGRTTYKVHIKRTYKATSEARRMLRDGRLSTPQDDAMCGINLDLGKVYIVAGRMPTLNICSYYKEYTRMTITERHGFSGGYAKATNCTVTPCFGERCFKGRNYADTCKWSPFGKCETNYSACMPHKVQTVNGVISRCRWRRTQLYRKCM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38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58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MAFCSSDLVIRAKFVGTAEVNQTTLYQRYEIKMTKMFKGFSALGDAHDIRFVYTPAMESVCGYFHRSENRSEEFLIAGQLWKGHLHITTCSFVAPWNSLSSAQRRGFTKIYAAGCEECTVFPCSSIPCKLQSDTHCLWTDQILTGSDKGFQSRHLACLPREPGMCNWQSLRP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932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199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14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DAFCNSDIVIRAKVVGKKLLKEGPFGTM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05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19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402.0</text:p>
          </table:table-cell>
          <table:table-cell office:value-type="string" calcext:value-type="string">
            <text:p>110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1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136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PPHPQTAFCNSDVVIRAKFMGPPEVNQDMAYQRYEIKMTKMFKGFQALGPAADIRFLYTPAMESVCGYFHNSQNRSEEFLIAGQLQNKLLHITTCSFVAPWNSLSPAQRKGFTKTYSAGCEACTVLACSSIPCKLEKDTQCLWTDQLLDGSERGFQSRNLACLPREPGVCTWQSLRV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3858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3087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905.0</text:p>
          </table:table-cell>
          <table:table-cell office:value-type="string" calcext:value-type="string">
            <text:p>3249.0</text:p>
          </table:table-cell>
          <table:table-cell office:value-type="string" calcext:value-type="string">
            <text:p>1890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18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1034.0</text:p>
          </table:table-cell>
          <table:table-cell office:value-type="string" calcext:value-type="string">
            <text:p>81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IHPQDAFCNSDIVIRAKVVGKKLMKDGPFGTMRYTVKQMKMYRGFEKMPHVQYIYTEASESLCGVKLEVNKYQYMITGRVYDGKVYTGLCNLNEKWDQLTLAQRKGLNHRYNQGCGCKIKPCYYLPCFVTSKNECLWTDMLSNFGLSGSQSKYFACIQQKEGYCSWYRAWAPPDKT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4025.0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75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372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82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136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table:number-columns-repeated="2" office:value-type="string" calcext:value-type="string">
            <text:p>550.0</text:p>
          </table:table-cell>
          <table:table-cell office:value-type="string" calcext:value-type="string">
            <text:p>2616.0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449.0</text:p>
          </table:table-cell>
          <table:table-cell office:value-type="string" calcext:value-type="string">
            <text:p>121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AAPHPQMAYCSSDLVIRAKFMGMAVNQTTLYQRYEIKMTKMFKGFDALGDAPDIRFVYTPAMESVCGYFHRSQNRSEEFLITGQLRKGHLHITTCSFIAPWSSLSSAQRRGFTKAYAAGCEECTVFPCSSIPCKLESDIHCLWTDQLLSGSEKGFQSRHLACLPREPGLCTWQSLRP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6300.0</text:p>
          </table:table-cell>
          <table:table-cell office:value-type="string" calcext:value-type="string">
            <text:p>2800.0</text:p>
          </table:table-cell>
          <table:table-cell office:value-type="string" calcext:value-type="string">
            <text:p>2043.0</text:p>
          </table:table-cell>
          <table:table-cell office:value-type="string" calcext:value-type="string">
            <text:p>3465.0</text:p>
          </table:table-cell>
          <table:table-cell office:value-type="string" calcext:value-type="string">
            <text:p>1540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8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5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61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2262.0</text:p>
          </table:table-cell>
          <table:table-cell office:value-type="string" calcext:value-type="string">
            <text:p>132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SPSHPQEAFCNSDVVIRAKVVGKKLVKEGPFGTLRYTIKQMKMYRGFSKMPHVQYIYTEASESLCGLKLEVNKYQYLLTGRVYDGKVYTGLCNFVERWDQLTLSQRKGLNYRYHLGCNCKIKSCYYLPCFVTSKNECLWTDMLSNFGYPGYQSKHYACIRQKGGDCLPNALMINVFPK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27.0</text:p>
          </table:table-cell>
          <table:table-cell office:value-type="string" calcext:value-type="string">
            <text:p>1352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8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31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774.0</text:p>
          </table:table-cell>
          <table:table-cell office:value-type="string" calcext:value-type="string">
            <text:p>69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AHPQDAFCNSDIVIRAKVVGKKLLKDGPFGTMRYTVKQMKMYKGFNKIQHVQHVYTDASESLCGVKFDINKYQYLITGRVYDGKVYTGLCNFNERWERLSLAQKKGMNHRYQLGCNCRIKPCHYLPCFVTSKNECLWTDMLSHFGYPGYQSRHYACIQQKEGYCSWYRGMTSRDKTNMNT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table:number-columns-repeated="2" office:value-type="string" calcext:value-type="string">
            <text:p>1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1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767.0</text:p>
          </table:table-cell>
          <table:table-cell office:value-type="string" calcext:value-type="string">
            <text:p>79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610.0</text:p>
          </table:table-cell>
          <table:table-cell office:value-type="string" calcext:value-type="string">
            <text:p>129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FNHRYQLGCNCRIKPCHYLPCFVTSKNECLWTDMLSNLGYPGYQSRHYACIQQKEGYCSWYRGMTTRDKTT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870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MPSHPQTHFCNGDYVVIIRVMRKSLRLVQDNVAYKVEVKKSYKMNEAGHKLLKHGRIVTPNSDAMCGINLDIGKLYVIAGRGPYLNSCSYVKEYLKMSVVERRGFAGAYRKGCKCSVQPCFGQSCLSEHQSATSCKWSPFAKCETDYSACIPSHYRTPEGIISKCHWRRTPAYKKCMS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.0</text:p>
          </table:table-cell>
          <table:table-cell office:value-type="string" calcext:value-type="string">
            <text:p>1610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44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2332.0</text:p>
          </table:table-cell>
          <table:table-cell office:value-type="string" calcext:value-type="string">
            <text:p>651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5014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1351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3193.0</text:p>
          </table:table-cell>
          <table:table-cell office:value-type="string" calcext:value-type="string">
            <text:p>1517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ARRHPQTAFCSSDIVLRAKFVAVNKMEGNLSERRWMYHEIKTIKLYKGPEEMQDVRYVHTPPIDGACGYFHGGPLKEEYLITGRVKGGRVTISICNFIRPWAEITLAQKRGFTSEYSKGCSCSIVGRSNISGNQCYWMETYSSPEQNDFQEEHMACLPQMEKNGTCHWQSLDTKGSRSFRKRRLI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4660.0</text:p>
          </table:table-cell>
          <table:table-cell office:value-type="string" calcext:value-type="string">
            <text:p>3900.0</text:p>
          </table:table-cell>
          <table:table-cell office:value-type="string" calcext:value-type="string">
            <text:p>156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89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57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1588.0</text:p>
          </table:table-cell>
          <table:table-cell office:value-type="string" calcext:value-type="string">
            <text:p>157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FPMHPQAVYCQADAVVIKAKVVGVTPGTEGRLTKYDINLIETFKGAEKLFTAIYTGPNPAACGVTLTKGVEYLLMGRPDSNASLHVHLCDFYQPWDDLSNKQRDVLYHYGEGCDCTIKTCFSFPCCMTVPTECLWTDFLPKMSNGDQAQNFACIKKRGGSCAWYEGVAHNHRDDLPGHEMETN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851.0</text:p>
          </table:table-cell>
          <table:table-cell office:value-type="string" calcext:value-type="string">
            <text:p>968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369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601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T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LPHPQTAFCNSDLVIRAKFVGTPEVNQTTLYQRYEIKMTKMYKGFQALGDAADIRFVYTPAMESVCGYFHRSHNRSEEFLIAGKLQDGLLHITTCSFVAPWNSLSLAQRRGFTKTYTVGCEECTVFPCLSIPCKLQSGTHCLWTDQLLQGSEKGFQSRHLACLPREPGLCTWQSLRT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76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53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952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GATHPQQGFCQADVVIKAKVVGVKADDDFFKPIKYSIKQTKMFKGPDKNFDAIYTAPTSSLCGVTLAKGVEYLITGRLKSNDSLHITLCNFLEPWEKLTAIQRNSLVERYEMGCDCKITPCTSIPCAISSPAECLWTDYLTEKITNGKQARHFACIKRNDNSCAWYRGAELPKKKFMDIE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38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5451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7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2235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618.0</text:p>
          </table:table-cell>
          <table:table-cell office:value-type="string" calcext:value-type="string">
            <text:p>40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VRSHPQDAYCNSEIVIRAKVVGKKLLKDGPFSTMRYTVKQTKMYKGFNKMQHVQHIYTYASDSLCGVKFDINKYQYLITGRVFDGKVYTGLCNFNQPWERLPLAQKKGFNHRYQLGCNCRIKPCHYLPCFVTSKNECLWTDMLSHFDYPGYQSRHYACIQQKEGYCSWYRGMAGRDKTTINS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971.0</text:p>
          </table:table-cell>
          <table:table-cell office:value-type="string" calcext:value-type="string">
            <text:p>3567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2897.0</text:p>
          </table:table-cell>
          <table:table-cell office:value-type="string" calcext:value-type="string">
            <text:p>289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223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672.0</text:p>
          </table:table-cell>
          <table:table-cell office:value-type="string" calcext:value-type="string">
            <text:p>1565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SCYPAHPQQLFCSAEIAYTVLHMFVSCSLRAACLYVQMFKGFDKAKDIQYVYTPVFSSLCGVKLDSNNKAGYLLSGSMWSDGRISIGQCDLVESWDNLSLSQKKNLNYRYQMGCECRINTCYTVPCASTGDNECLWTDWLLDNSLNGEQARQYACIRRSDTTCSWYRGGPPPEKDFLDM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12.0</text:p>
          </table:table-cell>
          <table:table-cell table:number-columns-repeated="2" office:value-type="string" calcext:value-type="string">
            <text:p>19858.0</text:p>
          </table:table-cell>
          <table:table-cell office:value-type="string" calcext:value-type="string">
            <text:p>552.0</text:p>
          </table:table-cell>
          <table:table-cell office:value-type="string" calcext:value-type="string">
            <text:p>11476.0</text:p>
          </table:table-cell>
          <table:table-cell office:value-type="string" calcext:value-type="string">
            <text:p>7622.0</text:p>
          </table:table-cell>
          <table:table-cell table:number-columns-repeated="2" office:value-type="string" calcext:value-type="string">
            <text:p>12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054.0</text:p>
          </table:table-cell>
          <table:table-cell office:value-type="string" calcext:value-type="string">
            <text:p>7174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05.0</text:p>
          </table:table-cell>
          <table:table-cell office:value-type="string" calcext:value-type="string">
            <text:p>3442.0</text:p>
          </table:table-cell>
          <table:table-cell office:value-type="string" calcext:value-type="string">
            <text:p>28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I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24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1296.0</text:p>
          </table:table-cell>
          <table:table-cell office:value-type="string" calcext:value-type="string">
            <text:p>889.0</text:p>
          </table:table-cell>
          <table:table-cell table:number-columns-repeated="16351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7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1159.0</text:p>
          </table:table-cell>
          <table:table-cell table:number-columns-repeated="16351"/>
        </table:table-row>
      </table:table>
      <table:table table:name="Top 20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16361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est/Trai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VVSSSSVN</text:p>
          </table:table-cell>
          <table:table-cell office:value-type="string" calcext:value-type="string">
            <text:p>EIKQIKM</text:p>
          </table:table-cell>
          <table:table-cell office:value-type="string" calcext:value-type="string">
            <text:p>IKQIKM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NRSEN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NRSE</text:p>
          </table:table-cell>
          <table:table-cell office:value-type="string" calcext:value-type="string">
            <text:p>NVEV</text:p>
          </table:table-cell>
          <table:table-cell office:value-type="string" calcext:value-type="string">
            <text:p>SSRE</text:p>
          </table:table-cell>
          <table:table-cell office:value-type="string" calcext:value-type="string">
            <text:p>KGFS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1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59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97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6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23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25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29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4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4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4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28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88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K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TYAAGCEECTVFPCSSIPCKLQ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24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9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VKQMKMYRGFDKMPHVQYIYTEASESLCGVKLEVNKYQYMITGRVY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6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PYPCPSPAVIRAKAVSAKEVDSGNDIYGNPIKRIQYEVKQIKMFKGPDQDIEFIYTAPSTAVCGQPLDTGGKKEYLIAGKSEGDGKMHITLCDLVATWDSLSPTQKKSLNQRYQMGCECKISRCLSIPCFVSSSDECLWTDWAMEKIVGGRQAKHYACIKRSDGSCAWYRGG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2290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5715.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75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969.0</text:p>
          </table:table-cell>
          <table:table-cell office:value-type="string" calcext:value-type="string">
            <text:p>1398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49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SHPQDAFCNSDIVIRAKVVGKKLMKDGPFGTMRYTVKQMKMYRGFNKMPQVQYIYTEASESLCGVKLEVNKYQYLITGRVYEGKVYTGLCNLIERWEKLTFAQRKGLNHRYPLGCTCKIKPCYYLPCFITSKNECLWTDMLSNFGYPGYQSKNYACIKQKEGYCSWYRGWAPP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203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7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LPIHPQDAFCNSDIVIRAKVVGKKLMKDGPFGTMRYTVKQMKMYRGFDKMPQVQYIYTEASESLCGVKLEVNKYQYLITGRVYEGKVYTGLCNLYEKWDRLTLSQRKGLNHRYHLGCGCKIKPCYYLPCFVTSKNECLWTDMLSSI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1095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2773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0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IYTIKQMKMYRGFSKMPHVQYIHTEASESLCGLKLEVNKYQYLLTGRVYDGKMYTGLCNFVERWDRLTLSQRKGLNYRYHLGCNCKIKSCYYLPCFVTSKNECLWTDMLSNFGYPGYQSKHYACIRQKG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9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MAFCSSDLVIRAKFMGTAEVNHTTLYQRYEIKMTKMFKGFNTLGDAADIQFVYTPAMESVCGYFHQSQNRSEEFLIAGQLWNGHLHITTCSFVAPWNSLSPAQRRGFTKLYTAGCEECTVFPCSSIPCKLQSDTHCLWTDQLLTGSDKGLQSRHLACLPRKPGMCTWQSLRL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5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9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PSHPQDAYCNSDIVIRAKVVGKKLLKDGPFGTMRYTVKQMKMYKGFNKMLHVQHIYTDASESLCGVKFDINKYQYLITGRVYDGKVYTGLCNFNERWERLSLAQKKGINHRYQLGCNCRIKPCHYLPCFVTSKNECLWTDMLSHFGYPGYQSRHYACIQQKEGYCSWYRGMTT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65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LVIRAKFVGTAEVNHTTLHQRYEIKMTKMYKGFHALGDAADIRFVYTPAMESVCGYFHKSQNRSEEFLIAGKLRNGLLHINTCSFVAPWHDLSHAQRRGFTKTYAAGCEECTVFPCSSIPCKLESDTDCLWTDQLLQGSEKGFQSRHLACLPREPGM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158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06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SSDIVIRAKVVGKKLLGDGPFGTLRYTVKQMKMYKGFDKIQHVQYVYTHDSESMCGVKFDINKYQYLITGRVHEGKLYTGLCNFNERWERLSLAQKKGINHRYQLGCNCRIKPCHYLPCFVTSKNECLWTDMLSYFGYPGYQSRNYACIQQKEGYCSWYRGMSTRDKL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2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P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SSQMVIRAKFVGTAEVNQTDLNRRYEIKMTKMFKGFNALGNASDIRFVDTPALESVCGYVHRSQNRSEEFLVAGNLRNGHLQINACSFVAPWNSLSSAQRRGFTKTYAAGCEECTVFACSSIPCKLQSDTHCLWTDQF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5059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02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LVIRAKFVGTAEVNQTTFYQRYEIKMTKMFKGFNALGLAADIRYVYTPAMESVCGYFHESQNRSEEFLIAGQLRNGYLHITTCSFLAPWHSLSAAQRRGFTKTYSAGCQACTVFPCSSIPCKLESDSHCLWTDQLLLGSEKGFQSRHLACLPREPGLCTWQSLRA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90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475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11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V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EKVQHVQHIYTDASESLCGVKFDINKYQYLITGRVYDG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8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NCRPAHPQEEICESNIVILANILSKTVVKDSPSSEEMIQYEIKQTKMFKGFEMVKEVKYVFTAISSAACGVDLEVGMKQKQYLISGNLSNNGMLILYLCDFIKKWHEVTDSQKINLKNNYQKGCDCTITHCRTEPCSTTKPHECLWTDWLKEKKNCGHQADNSACFKGSEGTCSWHNA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6727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1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APWNSLSLAQRRGFTKTYT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43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LPIHPQDAFCNSDIVIRAKVVGKKLMKDGPFGTMRYTVKQTKMYRGFDKMPQVQYIYTEASESLCGVKLEVNKYQYLITGRVYEGKVYTGLCNLYEKWDRLTLSQRKGLNHRYHLGCGCKIKPCYYLPCFVTSKNECLWTDMLSNF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574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NKVYTGLCNFNERWERLSLAQKKGFNHRYQLGCNCRIKPCHYLPCFVTSKNECLWTDMLSNLGYPGYQSRHYACIQQKEGYCSWYRGMTT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8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SHPQDAYCHSDIVIRAKVVGKKLLNDGPFGTLRYTVKQMKMYKGFDKIQHVQYIYTHDSESMCGVKFDINKYQYLITGRVHDGKLYTGLCNFNERWERLSLAQKKGINHRYQLGCNCRVSEAILITSYAHNEQLPAHNPRRHAHGSSEEPNQMFGSQSGLRSERRCAEGSWVMGTRSALELD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82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891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194.0</text:p>
          </table:table-cell>
          <table:table-cell office:value-type="string" calcext:value-type="string">
            <text:p>302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130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VKQMKMYRGFDKMPHVQYIYTEASESLCGVKLEVNKYQYMITGRVF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LCLAVIRAKAVSAKEVDSGNDIYGNPIKRIQYEIKQIKMFKGPDKDIEFIYTAPSSAVCGVSLDVGGKKEYLIAGKAEGNGKMHITLCDFIVPWDTLSTTQKKSLNHRYQMGCECKITRCPMIPCYISSPDECLWMDWVTEKNINGHQAKFFACIKRSDGSCAWYRGA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3915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8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0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ALYQRYEIKMTKMFKGFNALGDAPDIRFIYTPAMESVCGYFHRSQNRSEEFLIAGQLWNGHLHITTCSFVAPWNSLSSAQRRGFTKTYAAGCEECTVFPCSSIPCKLQSDTHCLWTDQLLTGSDKGFQSRYLACLPQEPGMCTWQSLRL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8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052.0</text:p>
          </table:table-cell>
          <table:table-cell office:value-type="string" calcext:value-type="string">
            <text:p>842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41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08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QNRSEEFLIAGKLQDGLLHITTCSFVAPWNSLSLAQRRGFTKTYTVGCEECTVFPCLSIPCKLQSGTHCLWTDQLLQGSEKGFQA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7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SFGH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4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Y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74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IKQMKMYRGFEKMPHVQYIYTEASEGLCGVKLEVNKYQYLITGRVYDGKVYTGLCNMNEKWDRLTLSQRKGLNHRYHLGCG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844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TMESVCGYFHRSHNRSEEFLIAGKLQDGLLHITTCSFVAPWNSLSLAQRRGFTKTYTVGCEECTVFPCLSIPCKLQSGTHCLWTDQLLQGSEKGFQS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table:number-columns-repeated="2"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THPQDAFCSADIVIRAKVVGKKLLRDGHFGTMRYTVKQMKMYKGFEKVQHVQHIYTDASEGLCGVKFDINKYQYLITGRVYDGKVYTGLCNFNERWERLSLAQKKGINHRYQLGCNCRIKSCHYLPCFVTSKNECLWTDMLSHFGYPGYQSRHYSCIQQKEGYCSWYRGMTSRDKT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4344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59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FCNSDVVIRAKVVGKKLLRDGPFGTMRYTVKQMKMYKGFDKVQHVQHIYTDASESLCGVKFDINKYQYLITGRVYDGKVYTGLCNFNERWERLSLAQKKGVNHRYQLGCNCRIKPCHYLPCFVTSKNECLWTDMLSHFGYPGYQARHYACIEQKEGYCSWYRGMASRDKKN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94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1236.0</text:p>
          </table:table-cell>
          <table:table-cell office:value-type="string" calcext:value-type="string">
            <text:p>1985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99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8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LLSHPQDAYCNSDIVIRAKVVGKKLLKDGPFGTMRYTVKQMKMYKGFEKIQHVQHVYTDASESLCGVKFDIHKYQYLITGRVFEGRLYTGLCNFNERWERLTLSQKKGINHRYQLGCKCRIKACHYLPCFVTSKDECLWTDMLSHFGYPGYQSRHYACIHAKEGYCSWYRGVTI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79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327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11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KRYEIKMTKMYKGFQALGDTADIRFVYTPAMESVCGYFHRSHNRSEEFLIAGKLQDGLLHITTCSFVAPWNSLSLAQRRGFTKTYTVGCEECTVFPCLSIPCKLQSGTHCLWTDQLLQGSERGFQSRHLACLPREPGM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68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S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112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536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6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EVVIRAKFVGTAEVNETALYQRYEIKMTKMFKGFNALRDAPDIRFIYTPAMESVCGYFHRSQNRSEEFLIAGQLSNGHLHITACSFVAPWNSMSSAQRRGFTKTYAAGCEECTVFLCSSIPCKLL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5164.0</text:p>
          </table:table-cell>
          <table:table-cell office:value-type="string" calcext:value-type="string">
            <text:p>1446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88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H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RTSLYQRYEIKMTKMFKGFNALGDASDIRFIYTAAMESVCGYFHRSQNRSEEFLIAGQLSNGNLYITTCSFVAPWNSLSSAQRRGFTKTYAAGCEECTVFPCSSIPCKLQSDTHCLWTDQLLTGSDKGFQSRHLACLPREPGMCS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92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708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2810.0</text:p>
          </table:table-cell>
          <table:table-cell office:value-type="string" calcext:value-type="string">
            <text:p>12262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876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65.0</text:p>
          </table:table-cell>
          <table:table-cell office:value-type="string" calcext:value-type="string">
            <text:p>129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NSDIVIRAKVVGKKLLKDGPFGTMRYTVKQMKMYKGFNKMQHVQHIYTDASESLCGVKFDINKYQYLITGRVFDGKVYTGLCNFNQPWERLSLAQKKGINHRYQLGCNCRIKPCHYLPCFVTSKNECLWTDMLSHFGYPGYQSRHYACIQQKEGYCSWYRGMAGRDKTTINS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3502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49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SPVHPQQAFCNADIVIRAKAITGKEVDSGNDVYGNPIKRIQYEIKQIKFVYLFDNAILSPALTLHFPFTAPSGKADGDGKMHVTLCDFIVPWDSLSPTQKKSLNQRYEMGCECKISRCPSIPCLVSSQDECLWTDWVTEKNINGRQAKHYACIKRTDGSCSWYRGV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481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145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2620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2734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40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SDLGNASDIRFVDTPALESVCGYLHRSQNRSEEFLVAGNLRDGHLQINTCSFVARWSSLSTAQRRGFTKTYAAGCEECTVFTCSSIPCKLQSDTHCLWTDQ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9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414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2276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103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Q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APEFNQTASYKRYEIKMTKMFKGFNALGDAPDIRFIYTPAMESVCGYFHRSQNRSQEFLIAGQLWNGHLHITTCSFVAPWNSLSSAQRQGFTEIYAAGCEECTVFPCTSIPCKLQSDTHCLWTDQLLTGSDKGFQSRHLACMPREPGM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3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320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19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NALGNASDIRFVDTPALESVCGYFHRSQNRSEEFLIAGNLRNGHLQINICSFVAPWNSLSSAQRRGFTKTYAAGCEECTVFACSSIPCKLQSDTHCLWTDQFLTGSD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9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789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18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4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SFCNSDIVIRARVVGKKLVKEGPFGTLVYTIKQMKMYRGFTKMPHVQYIHTEASESLCGVKLEVNKYQYLLTGRIYDGKVYTGLCNFVERWDQLTISQRKGLNYRYHLGCNCKIKSCYYLPCFVS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5445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909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55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03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AKFVGTAEVNETALYQRYEIKMTKMFKGFSALRDAPDIRFIYTPAMESVCGYFHRSQNRSEEFLIAGQLSNGHLHITTCSFVAPWNSMSSAQRRGFTKTYAAGCEECTVFPCSSIPCKLQSDTHCLWTDQLLTGSDKGFQSRHLACLPREPGLCTWQSLRA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9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15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APEVNHTTLYQRYEIKTTKMFKGFDALGHATDIRFVYTPAMESVCGYSHKSQNRSEEFLIAGQLRNGLLHITTCSFVVPWNSLSFSQRSGFTKTYAAGCDMCTVFACASIPCHLESDTHCLWTDQLLLGSDKGFQSRHLACLPQEPGLCAWQSLRPRK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78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66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63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1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HHPQMAFCNSDIVIRAKFMGTAEVNQTSLYQRYEIKMTKMFKGFSALRDASDIRFVYTPAMESVCGYFHKSQNRSEEFLIAGQLRNGFLHITTCSFIVPWSSLSSAQRRGFTKAYAAGCEACTVFPCSSVPCKLESDTHCLWTDQLLAGSEKGFQSRQLACLPQQPGLCTWQSLRPWA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976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119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VPWNSLSLAQRRGFTKTYS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494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463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5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EKVQHVQHIYTDASESLCGVKFDINKYQYLITGRVYDD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SPVHPQQAFCNADVVIRAKAVSAKEVDSGNDIYGNPIKRIQYEIKQIKMFKGPDKDIEFIYTAPSSAVCGVSLDVGGKKEYLIAGKAEGNGKMHITLCDFIVPWDTLSTTQKKSLNHRYQMGCECKITRCPMIPCYISSPDECLWMDWVTEKNINGHQAKFFACIKRSDGSCAGYR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1630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2906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8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AKKLVKEGPFGTMIYTV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07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LHPQTAFCSSDFIIRAKFVGTAEVNQTALSQRYEIKMTKMFKGFSALGDASDIRFVYTPTAESVCGYFHRSQNRSEEFLIAGKLRNGHLHINTCSYVVPWNSLSSSQRRGFTKTYAAGCEECTVFSCSSIPCKLQNDTHCLWTDQFLTGTDKGFQSRHLACLPREPGICTWQSLRT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79.0</text:p>
          </table:table-cell>
          <table:table-cell office:value-type="string" calcext:value-type="string">
            <text:p>73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928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510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95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CKADYVVQLRVLRKSDTIDPGKTTYKVHIKRTYKATPEARRMLRDGRLATPNSDSMCGIRLDLGKVYIIAGRMPTLNVCSYYKEYTKMTITERHGFSGGYGKSCNCTVSPCFGQQCLRHREYSDGCKWSPFGKCERDYSACMPHVTHTVNGSISRCRWRRTQLYRKCL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3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798.0</text:p>
          </table:table-cell>
          <table:table-cell office:value-type="string" calcext:value-type="string">
            <text:p>794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309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103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EFVIRAKFVGTSEVNQTTLQRRYEIKMTKMFKGFSALGDAPDTWFVYTPAMESLCGYFHRSENRSEEFLIAGQLLDEKLYITTCSFVAPWNSLSSAQRQGFTKTYAAGCGECSVFPCSSIPCKLQSDTDCLWTDQLLTGSDKGFQSRYLACLPREPGLCTWQSLRP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80.0</text:p>
          </table:table-cell>
          <table:table-cell office:value-type="string" calcext:value-type="string">
            <text:p>6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3089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1794.0</text:p>
          </table:table-cell>
          <table:table-cell office:value-type="string" calcext:value-type="string">
            <text:p>929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115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RCASASPQQQLCSSDIVIRAEIWGKEVITRQVTSVKIIRYEIKITKVFKGFEKAKDVQYVFTPLQSSFCRVELQVLKRKKKQYLLSGRIIPDGTVAISSCNFIKPWNDLTQSQKKNLNKKNMGCDYKPSSITTPNECLWTDWXERTVYGHQANNCVCFKGSDGTCLQLALGSSIVKELADASE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3840.0</text:p>
          </table:table-cell>
          <table:table-cell office:value-type="string" calcext:value-type="string">
            <text:p>6395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876.0</text:p>
          </table:table-cell>
          <table:table-cell office:value-type="string" calcext:value-type="string">
            <text:p>2385.0</text:p>
          </table:table-cell>
          <table:table-cell office:value-type="string" calcext:value-type="string">
            <text:p>129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4673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8719.0</text:p>
          </table:table-cell>
          <table:table-cell office:value-type="string" calcext:value-type="string">
            <text:p>1329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59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SHPQMAFCNSDLVIKAKFIGTAEVNQTTLYQRYEIKMTKMLKGFNALGDVPDIQFVHTPAMESVCGYFHQSQNRSQEFLIAGQLRNGQLHITTCSFVVPWNSLSSTQRRGFTKLYSAGCEECTVFPCSSIPCKLQSNNQCLWTDQLLTGSDKGFQSRHLACLPQKSGMCNWQSLRPRN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1459.0</text:p>
          </table:table-cell>
          <table:table-cell office:value-type="string" calcext:value-type="string">
            <text:p>3652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9536.0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759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70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THPQDAFCNSDIVIRAKVVGKKFVTVGPFGTIRYTVKQIKMYKGFDKIQHVQHIYTHASESLCGVKFDINKYQYLITGRVYDGKVYTGLCNLNERWERMSLAQKKGINHHYQLGCGCRIKPCHYLPCFVTSKNECLWTDMLTHFGYPGYQSRHYACIQQKEGYCSWYRGTSNRDR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645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AKKLMKDGPFGTMRYTVKQMKMYRGFDKMPHVQYIYTEASEGLCGVKLEVNKYQYLITGRVYDGKVYTGLCNLNEKWDRLTLSQRKGLNHRYHLGCS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0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SALGNASDIRFVDTPALESVCGYFHKSQNRSEEFLIAGNLQNGHLQINTCSFVAPWNGLSSSQRRGFTKTYAAGCEECTVFPCSSLPCKLQSDTHCLWTDQFLSGSDKGFQSRQLACLPREPGLCTWQSLRS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9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3765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083.0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9906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176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LLTHPQDAYCSSDIVIRAKVVGKKLLKDGPFGTMRYTVKQMKMYKGFNKMLHVQHIYTDASESLCGVKFEINKYQYLITGRVYEGKVYTGLCNFNERWERLSLSQKKGINHHYQLGCNCRIKACHYLPCFVTSKNECLWTDMLSHFGYPGYQSRHYSCIQQKEGYCSWYRGVSSRHKTTT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.0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19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GSDFVIRAKFVGTAEVNYTTLYQRYEIKTTKMYKGFHALGDAADIRFVYTPAMESVCGYFHKSHNRSEEFLIAGKLRDGLLHISTCSFVAPWHSLSHAQRRGFTKTYAAGCEDCTVFPCSSIPCKLESDTHCLWTDQLLQGSE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92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21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1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1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GPRHPQEDFCSSDMVVTARFLSGPQLNHTLSYLQYKMEIIKKLKGFDILGGITPVPKFLTTPAQESLCSYRFKALAKGQEYLVAGLLREDQLYVTSCSFVKPWSSLSPAQRLGFKQIYASGCGCHVQPCLSVPCGVESDTHCLWTDSLISPLAEGSQSLHLACLPKKSGFCSWHSLNMEAPQPT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936.0</text:p>
          </table:table-cell>
          <table:table-cell office:value-type="string" calcext:value-type="string">
            <text:p>2183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384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731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2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A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3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IPPHPQTAFCSSDLVIRAKFVGTAEVNQTTSYQRYEIKMTKMFKGFNALGDASDMRFIYTAAMESVCGYFHRSQNRSEEFLIAGQLSNGNLYITTCSFVAPWNSLSSAQRRGFTKT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8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763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1945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0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6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PPHPQTAFCNSDLVIRAKFMGSPEINETTLYQRYKIKMTKMLKGFKAVGNAADIRYAYTPVMESLCGYAHKSQNRSEEFLITGRLRNGNLHISACSFLVPWRTLSPAQQRAFSKTYSAGCGVCTVFPCLSIPCKLESDTHCLWTDQVLVGSEDYQSRHFACLPRNPGLCTWRSLG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1725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511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03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MVTEGPFGTMRYTVKQMKMYKGFDKIQHVQHIYTHASESLCGVKFDINKYQYLITGRVYDGKVYTGLCNLNERWERLSLAQKKGINHRYQLGCGCRIKPCHYLPCFVTSKNECLWTDMLSHFGYPGYQSRHYACIQQKEGYCSWYRGMTTRDK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72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MIVHPQQAFCNADIVIRAKVVGVEVVSGNTKYDVQQIKMFKGPDRVIHAIFTTHSSAWCGVTLEINKEYLFTVALETGRMYVTLCGYNPPWEDLSAAQKNSLTHRYQSGCDCKIIHCTSLPCPISTTDACLWMDWGTNNGQNLACIKSDGSCAWKGVGLNAEDTFQLQAFSCTTRYPLS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4503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82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4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KSQIVIRAKFVGTAEVNQTDLNRRYEIKMTKMFKGFSALGNASDIRFVDTPALESVCGYFHRSQNRSEEFLIAGNLQNGHLQINTCSFVAPWNGLSSAQRRGFTKTYAAGCEECTVFACSSLPCKLQSDTHCLWTDQFLTGSDKGFQSRQLACLPREPGL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8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548.0</text:p>
          </table:table-cell>
          <table:table-cell office:value-type="string" calcext:value-type="string">
            <text:p>391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55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MPNHPQDAFCNSDIVIRAKVVGKKLLKDGPFGTMRYTIKQLKMYRGFNKIHHVQYVYTEAAESLCGVRLQVNKFQYLITGRVYDGKVYTGVCNFIVPWEKLTLSQRKGLNHRYQHGCNCKIKPCYYLPCFVTAKNECLWTDMLSDQGYMGHQAKHYVCIRQKEGYCSWYRGAAPPDKTR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150.0</text:p>
          </table:table-cell>
          <table:table-cell office:value-type="string" calcext:value-type="string">
            <text:p>713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416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2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INHRYQLGCNCRIKPCHYLPCFVTSKNECLWTDMLSHFGYPGYQSRHYACIQQKEGYCSWYRGMTA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7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DGPFGTLVYTVKQMKMYRGFSKMPHVQYIYTEASESLCGLKLEVNKYQYLLTGRVYDGKVYTGLCNFVERWDQLTLSQRKGLNYRYHLGCNCKIKSCYYLPCFVSAKNECLWTDMLSSFGHSGYQSKHYACIQQKGGYCSWYRGWAPPDKSV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839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48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LCNSQIVIRAKFVGTAEVNQTDLNRRYEIKMTKMFKGFSALGNASDIRFVDTPALESVCGYLHRSQNRSEEFLVAGNLRDGHLQINTCSFVAPWSSLSTAQRRGFTKTYAAGCEGCTVFTCSSIPCKLQSDTHCLWTDH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555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743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6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08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NSDIVIRAKVVGKKLLKDGPFGTMRYTVKQMKMYKGFNKVQHVQYIYTDASESLCGVKFDVNKYQYLITGRVFDGKVYTGLCNFNEKWERLTLSQKKGINHRYQLGCNCRIKPCHYLPCFVTSKNECLWTDMLSYYGYPGYQSRHYACIQQKEGYCSWYRGMSSR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43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47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SHPQTAFCNSDLVIKAKFVGTTEVNQTALYQRYEIKMTKMFKGFQALGDAPDIRFVYTPAMESVCGYFHNSQNRSEEFLVAGQLWKGHLHITTCSFVAPWNSLSSSQRRGFTKAYSEGCKECTVFPCSSIPCKLQSDTHCLWTDQLLQGSEKGFQSRHLACLPREPGMCTWRSLRH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7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9681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166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AQADYVVQLRVLRKSDTIEPGRTTYKVHIKRTYKATSEARRMLRDGRLSTPQDDAMCGINLDLGKVYIVAGRMPTLNICSYYKEYTRMTITERHGFSGGYAKATNCTVTPCFGERCFKGRNYADTCKWSPFGKCETNYSACMPHKVQTVNGVISRCRWRRTQLYRKCM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MAFCSSDLVIRAKFVGTAEVNQTTLYQRYEIKMTKMFKGFSALGDAHDIRFVYTPAMESVCGYFHRSENRSEEFLIAGQLWKGHLHITTCSFVAPWNSLSSAQRRGFTKIYAAGCEECTVFPCSSIPCKLQSDTHCLWTDQILTGSDKGFQSRHLACLPREPGMCNWQSLRP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13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14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LKEGPFGTM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6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VVIRAKFMGPPEVNQDMAYQRYEIKMTKMFKGFQALGPAADIRFLYTPAMESVCGYFHNSQNRSEEFLIAGQLQNKLLHITTCSFVAPWNSLSPAQRKGFTKTYSAGCEACTVLACSSIPCKLEKDTQCLWTDQLLDGSERGFQSRNLACLPREPGVCTWQSLRV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905.0</text:p>
          </table:table-cell>
          <table:table-cell office:value-type="string" calcext:value-type="string">
            <text:p>1890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81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EKMPHVQYIYTEASESLCGVKLEVNKYQYMITGRVYDGKVYTGLCNLNEKWDQLTLAQRKGLNHRYNQGCGCKIKPCYYLPCFVTSKNECLWTDMLSNFGLSGSQSKYFACIQQKEGYCSWYRAWAPPDKT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402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3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APHPQMAYCSSDLVIRAKFMGMAVNQTTLYQRYEIKMTKMFKGFDALGDAPDIRFVYTPAMESVCGYFHRSQNRSEEFLITGQLRKGHLHITTCSFIAPWSSLSSAQRRGFTKAYAAGCEECTVFPCSSIPCKLESDIHCLWTDQLLSGSEKGFQSRHLACLPREPGLCTWQSLRP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3465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85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5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32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EAFCNSDVVIRAKVVGKKLVKEGPFGTLRYTIKQMKMYRGFSKMPHVQYIYTEASESLCGLKLEVNKYQYLLTGRVYDGKVYTGLCNFVERWDQLTLSQRKGLNYRYHLGCNCKIKSCYYLPCFVTSKNECLWTDMLSNFGYPGYQSKHYACIRQKGGDCLPNALMINVFPK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8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9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AHPQDAFCNSDIVIRAKVVGKKLLKDGPFGTMRYTVKQMKMYKGFNKIQHVQHVYTDASESLCGVKFDINKYQYLITGRVYDGKVYTGLCNFNERWERLSLAQKKGMNHRYQLGCNCRIKPCHYLPCFVTSKNECLWTDMLSHFGYPGYQSRHYACIQQKEGYCSWYRGMTSRDKTNMNT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767.0</text:p>
          </table:table-cell>
          <table:table-cell office:value-type="string" calcext:value-type="string">
            <text:p>79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29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FNHRYQLGCNCRIKPCHYLPCFVTSKNECLWTDMLSNLGYPGYQSRHYACIQQKEGYCSWYRGMTTRDKTT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8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CNGDYVVIIRVMRKSLRLVQDNVAYKVEVKKSYKMNEAGHKLLKHGRIVTPNSDAMCGINLDIGKLYVIAGRGPYLNSCSYVKEYLKMSVVERRGFAGAYRKGCKCSVQPCFGQSCLSEHQSATSCKWSPFAKCETDYSACIPSHYRTPEGIISKCHWRRTPAYKKCMS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2332.0</text:p>
          </table:table-cell>
          <table:table-cell office:value-type="string" calcext:value-type="string">
            <text:p>6512.0</text:p>
          </table:table-cell>
          <table:table-cell office:value-type="string" calcext:value-type="string">
            <text:p>5014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1351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151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RRHPQTAFCSSDIVLRAKFVAVNKMEGNLSERRWMYHEIKTIKLYKGPEEMQDVRYVHTPPIDGACGYFHGGPLKEEYLITGRVKGGRVTISICNFIRPWAEITLAQKRGFTSEYSKGCSCSIVGRSNISGNQCYWMETYSSPEQNDFQEEHMACLPQMEKNGTCHWQSLDTKGSRSFRKRRLI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4660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157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FPMHPQAVYCQADAVVIKAKVVGVTPGTEGRLTKYDINLIETFKGAEKLFTAIYTGPNPAACGVTLTKGVEYLLMGRPDSNASLHVHLCDFYQPWDDLSNKQRDVLYHYGEGCDCTIKTCFSFPCCMTVPTECLWTDFLPKMSNGDQAQNFACIKKRGGSCAWYEGVAHNHRDDLPGHEMETN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968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369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0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T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LPHPQTAFCNSDLVIRAKFVGTPEVNQTTLYQRYEIKMTKMYKGFQALGDAADIRFVYTPAMESVCGYFHRSHNRSEEFLIAGKLQDGLLHITTCSFVAPWNSLSLAQRRGFTKTYTVGCEECTVFPCLSIPCKLQSGTHCLWTDQLLQGSEKGFQSRHLACLPREPGLCTWQSLRT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GATHPQQGFCQADVVIKAKVVGVKADDDFFKPIKYSIKQTKMFKGPDKNFDAIYTAPTSSLCGVTLAKGVEYLITGRLKSNDSLHITLCNFLEPWEKLTAIQRNSLVERYEMGCDCKITPCTSIPCAISSPAECLWTDYLTEKITNGKQARHFACIKRNDNSCAWYRGAELPKKKFMDIE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38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5451.0</text:p>
          </table:table-cell>
          <table:table-cell office:value-type="string" calcext:value-type="string">
            <text:p>417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2235.0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40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VRSHPQDAYCNSEIVIRAKVVGKKLLKDGPFSTMRYTVKQTKMYKGFNKMQHVQHIYTYASDSLCGVKFDINKYQYLITGRVFDGKVYTGLCNFNQPWERLPLAQKKGFNHRYQLGCNCRIKPCHYLPCFVTSKNECLWTDMLSHFDYPGYQSRHYACIQQKEGYCSWYRGMAGRDKTTINS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2897.0</text:p>
          </table:table-cell>
          <table:table-cell office:value-type="string" calcext:value-type="string">
            <text:p>289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223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156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YPAHPQQLFCSAEIAYTVLHMFVSCSLRAACLYVQMFKGFDKAKDIQYVYTPVFSSLCGVKLDSNNKAGYLLSGSMWSDGRISIGQCDLVESWDNLSLSQKKNLNYRYQMGCECRINTCYTVPCASTGDNECLWTDWLLDNSLNGEQARQYACIRRSDTTCSWYRGGPPPEKDFLDM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12.0</text:p>
          </table:table-cell>
          <table:table-cell office:value-type="string" calcext:value-type="string">
            <text:p>11476.0</text:p>
          </table:table-cell>
          <table:table-cell table:number-columns-repeated="2" office:value-type="string" calcext:value-type="string">
            <text:p>12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7174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05.0</text:p>
          </table:table-cell>
          <table:table-cell office:value-type="string" calcext:value-type="string">
            <text:p>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I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159.0</text:p>
          </table:table-cell>
          <table:table-cell table:number-columns-repeated="16361"/>
        </table:table-row>
      </table:table>
      <table:table table:name="Top 10 Features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3" table:default-cell-style-name="Default"/>
        <table:table-column table:style-name="co15" table:default-cell-style-name="Default"/>
        <table:table-column table:style-name="co16" table:number-columns-repeated="2" table:default-cell-style-name="Default"/>
        <table:table-column table:style-name="co17" table:default-cell-style-name="Default"/>
        <table:table-column table:style-name="co19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6" table:number-columns-repeated="4" table:default-cell-style-name="Default"/>
        <table:table-column table:style-name="co21" table:default-cell-style-name="Default"/>
        <table:table-column table:style-name="co16" table:number-columns-repeated="2" table:default-cell-style-name="Default"/>
        <table:table-column table:style-name="co22" table:number-columns-repeated="16361" table:default-cell-style-name="Default"/>
        <table:table-row table:style-name="ro1">
          <table:table-cell office:value-type="string" calcext:value-type="string">
            <text:p>Original Sequence</text:p>
          </table:table-cell>
          <table:table-cell office:value-type="string" calcext:value-type="string">
            <text:p>Test/Train</text:p>
          </table:table-cell>
          <table:table-cell office:value-type="string" calcext:value-type="string">
            <text:p>target</text:p>
          </table:table-cell>
          <table:table-cell office:value-type="string" calcext:value-type="string">
            <text:p>LEVSSSSQKQ</text:p>
          </table:table-cell>
          <table:table-cell office:value-type="string" calcext:value-type="string">
            <text:p>VVSSSSVN</text:p>
          </table:table-cell>
          <table:table-cell office:value-type="string" calcext:value-type="string">
            <text:p>EIKQIKM</text:p>
          </table:table-cell>
          <table:table-cell office:value-type="string" calcext:value-type="string">
            <text:p>IKQIKM</text:p>
          </table:table-cell>
          <table:table-cell office:value-type="string" calcext:value-type="string">
            <text:p>VIRAKVV</text:p>
          </table:table-cell>
          <table:table-cell office:value-type="string" calcext:value-type="string">
            <text:p>VVSSRE</text:p>
          </table:table-cell>
          <table:table-cell office:value-type="string" calcext:value-type="string">
            <text:p>VIRAK</text:p>
          </table:table-cell>
          <table:table-cell office:value-type="string" calcext:value-type="string">
            <text:p>LFSG</text:p>
          </table:table-cell>
          <table:table-cell office:value-type="string" calcext:value-type="string">
            <text:p>QSSF</text:p>
          </table:table-cell>
          <table:table-cell office:value-type="string" calcext:value-type="string">
            <text:p>VSSRE</text:p>
          </table:table-cell>
          <table:table-cell office:value-type="string" calcext:value-type="string">
            <text:p>VSSSS</text:p>
          </table:table-cell>
          <table:table-cell office:value-type="string" calcext:value-type="string">
            <text:p>AFCN</text:p>
          </table:table-cell>
          <table:table-cell office:value-type="string" calcext:value-type="string">
            <text:p>NRSEN</text:p>
          </table:table-cell>
          <table:table-cell office:value-type="string" calcext:value-type="string">
            <text:p>IKQIK</text:p>
          </table:table-cell>
          <table:table-cell office:value-type="string" calcext:value-type="string">
            <text:p>KQIK</text:p>
          </table:table-cell>
          <table:table-cell office:value-type="string" calcext:value-type="string">
            <text:p>SSSS</text:p>
          </table:table-cell>
          <table:table-cell office:value-type="string" calcext:value-type="string">
            <text:p>NRSE</text:p>
          </table:table-cell>
          <table:table-cell office:value-type="string" calcext:value-type="string">
            <text:p>NVEV</text:p>
          </table:table-cell>
          <table:table-cell office:value-type="string" calcext:value-type="string">
            <text:p>SSRE</text:p>
          </table:table-cell>
          <table:table-cell office:value-type="string" calcext:value-type="string">
            <text:p>KGFS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YCNSDLVIRAKFVGTPEVNQTTLYQRYEIKMTKMYKGFQALGDAADIRFVYTPAMESVCGYFHRSHNRSEEFLIAGKLQDGLLHITTCSFVAPWNSLSLAQRRGFTKTYTVGCEECTVFPCLSIPCKLQSGTHCLWTDKLLQGQ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6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84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1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GCSFVAPWNSLSLAQRRGFTKTYTVGCEECTVFPCLSIPCKLQNGTHCLWTDHLLQGVK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59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46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97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ILLP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6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6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LVCGYFHRSHNRSEEFLIAGKLQDGLLHITTCSFVAPWNSLSLAQRRGFTKTYTVGCEECTVFPCLSIPCKLQSGTHCLWTDQLLS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219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5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111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176.0</text:p>
          </table:table-cell>
          <table:table-cell office:value-type="string" calcext:value-type="string">
            <text:p>3386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23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RRSVCGYFHRSHNRSEEFLIAGKLQDGLLHITTCSFVAPWNSLSLAQRRGFTKTYTVGCEECTVFPCLSIPCKLQSGTHCLWTDQP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6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CTTLYQRYEIKMTKMYKGFQALGDAADIRFVYTPAPESVCGYFHRSHNRSEEFLIAGKLQDGLLHITTCSFVAPWNSLSLAQRRGFTKTYTVGCEECTVFPCLSIPCKLQSGTHCLWTDQLR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85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20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734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9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74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RFCNSDLVIRAKFVGTPEVNQTTLYQRYEIKMTKMYKGFQALGDAADIRFVYTPAMESVCGYFHRSHNRSEEFLIAGKLQDGLLHITTCSFVAPWNSLSLAQRRGFTKTYTVGCEECTVFPCLSIPCKLQSGTHCLWTDQLS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49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029.0</text:p>
          </table:table-cell>
          <table:table-cell office:value-type="string" calcext:value-type="string">
            <text:p>40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4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25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LPPTDAYCNSDLVIRAKFVGTPEVNQTTLYQRYEIKMTKMYKGFQALGDAADIRFVYTPAMESVCGYFHRSHNRSEEFLIAGKLQDGLLHITTCSFVAPWNSLSLAQRRGFTKTYTVGCEECTVFPCLSIPCKLQSGTHCLWTDQLLQGSEKGFQSRHLACLPREPGLCTL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832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506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01.0</text:p>
          </table:table-cell>
          <table:table-cell office:value-type="string" calcext:value-type="string">
            <text:p>250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9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ACSFVAPWNSLSLAQRRGFIKTYTVGCEECTVFPCLSIPCKLQSGTHCLWTDQLLQGSEKGFQSRHLACLPREPGLCTWQSLQT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6556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079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IT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EGETPEINQTTLYLFYEIKMTKMYKGFQALGDAADIRFVYTPAMESVCGYFHRSHNRSEEFLIAGKLQDGLLHITTCSFVAPWNSLSLAQRRGFTKTYTVGCEECTVFPCLSIPCKLQSGTHCLWTDL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264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429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308.0</text:p>
          </table:table-cell>
          <table:table-cell office:value-type="string" calcext:value-type="string">
            <text:p>1388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213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4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Y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RESVCGYFHRSHNRSEEFLIAGKLQDGLLHITTCSFVAPWNSLSLAQRRGFTKTYTVGCEECTVFPCI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9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918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4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FKKEGTPEVNQTTLYIRF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178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2913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932.0</text:p>
          </table:table-cell>
          <table:table-cell office:value-type="string" calcext:value-type="string">
            <text:p>691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16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4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HSDLVIRAKFVGTPEVNQTTLYQRYEIKMTKMYKGFQALGDAADIRFVYTPAMESVCGYFHRSHNRSEEFLIAGKLQDGLLHITICSFVAPWNSLSLAQRRGFTKTYTVGCEECTVFPCLSIPCKLQSGTHCLWTDQLFQGSEKGS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60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810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94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528.0</text:p>
          </table:table-cell>
          <table:table-cell office:value-type="string" calcext:value-type="string">
            <text:p>4552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68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324.0</text:p>
          </table:table-cell>
          <table:table-cell office:value-type="string" calcext:value-type="string">
            <text:p>128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STLYQRYEIKMTKMYKGFQALGDAADIRFVYTPAMVSVCGYFHRSHNRSEEFLIAGKLQDGLLHITTCSFVAPWNSLSLAQRRGFTKTYTVGCEECTVFPCLSIPCKLQNGTHCLWTDELLQGCY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3783.0</text:p>
          </table:table-cell>
          <table:table-cell office:value-type="string" calcext:value-type="string">
            <text:p>828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41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683.0</text:p>
          </table:table-cell>
          <table:table-cell office:value-type="string" calcext:value-type="string">
            <text:p>2048.0</text:p>
          </table:table-cell>
          <table:table-cell office:value-type="string" calcext:value-type="string">
            <text:p>249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381.0</text:p>
          </table:table-cell>
          <table:table-cell office:value-type="string" calcext:value-type="string">
            <text:p>88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RCSFVAPWNSLSLAQRRGFTKTYTVGCEECTVFPCLSIPCKLQSGTHCLWTDQLLQGSEKGFQSRHLACLPREPGLCTWQSLRSQIA</text:p>
          </table:table-cell>
          <table:table-cell office:value-type="string" calcext:value-type="string">
            <text:p/>
          </table:table-cell>
          <table:table-cell office:value-type="string" calcext:value-type="string">
            <text:p>0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62.0</text:p>
          </table:table-cell>
          <table:table-cell office:value-type="string" calcext:value-type="string">
            <text:p>3468.0</text:p>
          </table:table-cell>
          <table:table-cell office:value-type="string" calcext:value-type="string">
            <text:p>59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456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26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K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22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68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TYAAGCEECTVFPCSSIPCKLQ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624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RESVCGYFHRSHNRSEEFLIAGKLQDGLLHITTCSFVAPWNSLSLAQRRGFTKTYTVGCEECTVFPCLSIPCKLQSGTHCLWTDQLPC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9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9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VKQMKMYRGFDKMPHVQYIYTEASESLCGVKLEVNKYQYMITGRVY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76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PYPCPSPAVIRAKAVSAKEVDSGNDIYGNPIKRIQYEVKQIKMFKGPDQDIEFIYTAPSTAVCGQPLDTGGKKEYLIAGKSEGDGKMHITLCDLVATWDSLSPTQKKSLNQRYQMGCECKISRCLSIPCFVSSSDECLWTDWAMEKIVGGRQAKHYACIKRSDGSCAWYRGG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1.0</text:p>
          </table:table-cell>
          <table:table-cell office:value-type="string" calcext:value-type="string">
            <text:p>1508.0</text:p>
          </table:table-cell>
          <table:table-cell office:value-type="string" calcext:value-type="string">
            <text:p>2290.0</text:p>
          </table:table-cell>
          <table:table-cell office:value-type="string" calcext:value-type="string">
            <text:p>531.0</text:p>
          </table:table-cell>
          <table:table-cell office:value-type="string" calcext:value-type="string">
            <text:p>5715.0</text:p>
          </table:table-cell>
          <table:table-cell office:value-type="string" calcext:value-type="string">
            <text:p>1498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407.0</text:p>
          </table:table-cell>
          <table:table-cell office:value-type="string" calcext:value-type="string">
            <text:p>2900.0</text:p>
          </table:table-cell>
          <table:table-cell office:value-type="string" calcext:value-type="string">
            <text:p>3757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969.0</text:p>
          </table:table-cell>
          <table:table-cell office:value-type="string" calcext:value-type="string">
            <text:p>1398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49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SHPQDAFCNSDIVIRAKVVGKKLMKDGPFGTMRYTVKQMKMYRGFNKMPQVQYIYTEASESLCGVKLEVNKYQYLITGRVYEGKVYTGLCNLIERWEKLTFAQRKGLNHRYPLGCTCKIKPCYYLPCFITSKNECLWTDMLSNFGYPGYQSKNYACIKQKEGYCSWYRGWAPP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1203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28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09.0</text:p>
          </table:table-cell>
          <table:table-cell office:value-type="string" calcext:value-type="string">
            <text:p>297.0</text:p>
          </table:table-cell>
          <table:table-cell office:value-type="string" calcext:value-type="string">
            <text:p>2932.0</text:p>
          </table:table-cell>
          <table:table-cell office:value-type="string" calcext:value-type="string">
            <text:p>1351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76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LPIHPQDAFCNSDIVIRAKVVGKKLMKDGPFGTMRYTVKQMKMYRGFDKMPQVQYIYTEASESLCGVKLEVNKYQYLITGRVYEGKVYTGLCNLYEKWDRLTLSQRKGLNHRYHLGCGCKIKPCYYLPCFVTSKNECLWTDMLSSI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1095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1221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500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2773.0</text:p>
          </table:table-cell>
          <table:table-cell office:value-type="string" calcext:value-type="string">
            <text:p>881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80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IYTIKQMKMYRGFSKMPHVQYIHTEASESLCGLKLEVNKYQYLLTGRVYDGKMYTGLCNFVERWDRLTLSQRKGLNYRYHLGCNCKIKSCYYLPCFVTSKNECLWTDMLSNFGYPGYQSKHYACIRQKG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51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419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62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113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9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MAFCSSDLVIRAKFMGTAEVNHTTLYQRYEIKMTKMFKGFNTLGDAADIQFVYTPAMESVCGYFHQSQNRSEEFLIAGQLWNGHLHITTCSFVAPWNSLSPAQRRGFTKLYTAGCEECTVFPCSSIPCKLQSDTHCLWTDQLLTGSDKGLQSRHLACLPRKPGMCTWQSLRL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252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258.0</text:p>
          </table:table-cell>
          <table:table-cell office:value-type="string" calcext:value-type="string">
            <text:p>32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28.0</text:p>
          </table:table-cell>
          <table:table-cell office:value-type="string" calcext:value-type="string">
            <text:p>274.0</text:p>
          </table:table-cell>
          <table:table-cell office:value-type="string" calcext:value-type="string">
            <text:p>908.0</text:p>
          </table:table-cell>
          <table:table-cell office:value-type="string" calcext:value-type="string">
            <text:p>209.0</text:p>
          </table:table-cell>
          <table:table-cell office:value-type="string" calcext:value-type="string">
            <text:p>236.0</text:p>
          </table:table-cell>
          <table:table-cell office:value-type="string" calcext:value-type="string">
            <text:p>1900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323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9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PSHPQDAYCNSDIVIRAKVVGKKLLKDGPFGTMRYTVKQMKMYKGFNKMLHVQHIYTDASESLCGVKFDINKYQYLITGRVYDGKVYTGLCNFNERWERLSLAQKKGINHRYQLGCNCRIKPCHYLPCFVTSKNECLWTDMLSHFGYPGYQSRHYACIQQKEGYCSWYRGMTT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65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0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H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948.0</text:p>
          </table:table-cell>
          <table:table-cell office:value-type="string" calcext:value-type="string">
            <text:p>36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LVIRAKFVGTAEVNHTTLHQRYEIKMTKMYKGFHALGDAADIRFVYTPAMESVCGYFHKSQNRSEEFLIAGKLRNGLLHINTCSFVAPWHDLSHAQRRGFTKTYAAGCEECTVFPCSSIPCKLESDTDCLWTDQLLQGSEKGFQSRHLACLPREPGM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26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286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2090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761.0</text:p>
          </table:table-cell>
          <table:table-cell office:value-type="string" calcext:value-type="string">
            <text:p>191.0</text:p>
          </table:table-cell>
          <table:table-cell office:value-type="string" calcext:value-type="string">
            <text:p>1035.0</text:p>
          </table:table-cell>
          <table:table-cell office:value-type="string" calcext:value-type="string">
            <text:p>1580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67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.0</text:p>
          </table:table-cell>
          <table:table-cell office:value-type="string" calcext:value-type="string">
            <text:p>106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SSDIVIRAKVVGKKLLGDGPFGTLRYTVKQMKMYKGFDKIQHVQYVYTHDSESMCGVKFDINKYQYLITGRVHEGKLYTGLCNFNERWERLSLAQKKGINHRYQLGCNCRIKPCHYLPCFVTSKNECLWTDMLSYFGYPGYQSRNYACIQQKEGYCSWYRGMSTRDKL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1523.0</text:p>
          </table:table-cell>
          <table:table-cell office:value-type="string" calcext:value-type="string">
            <text:p>124.0</text:p>
          </table:table-cell>
          <table:table-cell office:value-type="string" calcext:value-type="string">
            <text:p>2394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657.0</text:p>
          </table:table-cell>
          <table:table-cell office:value-type="string" calcext:value-type="string">
            <text:p>666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905.0</text:p>
          </table:table-cell>
          <table:table-cell office:value-type="string" calcext:value-type="string">
            <text:p>839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3.0</text:p>
          </table:table-cell>
          <table:table-cell office:value-type="string" calcext:value-type="string">
            <text:p>351.0</text:p>
          </table:table-cell>
          <table:table-cell office:value-type="string" calcext:value-type="string">
            <text:p>12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P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SSQMVIRAKFVGTAEVNQTDLNRRYEIKMTKMFKGFNALGNASDIRFVDTPALESVCGYVHRSQNRSEEFLVAGNLRNGHLQINACSFVAPWNSLSSAQRRGFTKTYAAGCEECTVFACSSIPCKLQSDTHCLWTDQF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5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118.0</text:p>
          </table:table-cell>
          <table:table-cell office:value-type="string" calcext:value-type="string">
            <text:p>5055.0</text:p>
          </table:table-cell>
          <table:table-cell office:value-type="string" calcext:value-type="string">
            <text:p>766.0</text:p>
          </table:table-cell>
          <table:table-cell office:value-type="string" calcext:value-type="string">
            <text:p>695.0</text:p>
          </table:table-cell>
          <table:table-cell office:value-type="string" calcext:value-type="string">
            <text:p>843.0</text:p>
          </table:table-cell>
          <table:table-cell office:value-type="string" calcext:value-type="string">
            <text:p>1966.0</text:p>
          </table:table-cell>
          <table:table-cell office:value-type="string" calcext:value-type="string">
            <text:p>5059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102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LVIRAKFVGTAEVNQTTFYQRYEIKMTKMFKGFNALGLAADIRYVYTPAMESVCGYFHESQNRSEEFLIAGQLRNGYLHITTCSFLAPWHSLSAAQRRGFTKTYSAGCQACTVFPCSSIPCKLESDSHCLWTDQLLLGSEKGFQSRHLACLPREPGLCTWQSLRA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638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490.0</text:p>
          </table:table-cell>
          <table:table-cell office:value-type="string" calcext:value-type="string">
            <text:p>60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265.0</text:p>
          </table:table-cell>
          <table:table-cell office:value-type="string" calcext:value-type="string">
            <text:p>4754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341.0</text:p>
          </table:table-cell>
          <table:table-cell office:value-type="string" calcext:value-type="string">
            <text:p>111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V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8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EKVQHVQHIYTDASESLCGVKFDINKYQYLITGRVYDG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8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NCRPAHPQEEICESNIVILANILSKTVVKDSPSSEEMIQYEIKQTKMFKGFEMVKEVKYVFTAISSAACGVDLEVGMKQKQYLISGNLSNNGMLILYLCDFIKKWHEVTDSQKINLKNNYQKGCDCTITHCRTEPCSTTKPHECLWTDWLKEKKNCGHQADNSACFKGSEGTCSWHNA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60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50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848.0</text:p>
          </table:table-cell>
          <table:table-cell office:value-type="string" calcext:value-type="string">
            <text:p>972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512.0</text:p>
          </table:table-cell>
          <table:table-cell office:value-type="string" calcext:value-type="string">
            <text:p>2158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532.0</text:p>
          </table:table-cell>
          <table:table-cell office:value-type="string" calcext:value-type="string">
            <text:p>6727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41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APWNSLSLAQRRGFTKTYT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458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43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LPIHPQDAFCNSDIVIRAKVVGKKLMKDGPFGTMRYTVKQTKMYRGFDKMPQVQYIYTEASESLCGVKLEVNKYQYLITGRVYEGKVYTGLCNLYEKWDRLTLSQRKGLNHRYHLGCGCKIKPCYYLPCFVTSKNECLWTDMLSNFGHSGSQSKHYACIR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5745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1222.0</text:p>
          </table:table-cell>
          <table:table-cell office:value-type="string" calcext:value-type="string">
            <text:p>184.0</text:p>
          </table:table-cell>
          <table:table-cell office:value-type="string" calcext:value-type="string">
            <text:p>940.0</text:p>
          </table:table-cell>
          <table:table-cell office:value-type="string" calcext:value-type="string">
            <text:p>280.0</text:p>
          </table:table-cell>
          <table:table-cell office:value-type="string" calcext:value-type="string">
            <text:p>544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300.0</text:p>
          </table:table-cell>
          <table:table-cell office:value-type="string" calcext:value-type="string">
            <text:p>785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103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10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NKVYTGLCNFNERWERLSLAQKKGFNHRYQLGCNCRIKPCHYLPCFVTSKNECLWTDMLSNLGYPGYQSRHYACIQQKEGYCSWYRGMTT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5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8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SHPQDAYCHSDIVIRAKVVGKKLLNDGPFGTLRYTVKQMKMYKGFDKIQHVQYIYTHDSESMCGVKFDINKYQYLITGRVHDGKLYTGLCNFNERWERLSLAQKKGINHRYQLGCNCRVSEAILITSYAHNEQLPAHNPRRHAHGSSEEPNQMFGSQSGLRSERRCAEGSWVMGTRSALELDH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70.0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82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8910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8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194.0</text:p>
          </table:table-cell>
          <table:table-cell office:value-type="string" calcext:value-type="string">
            <text:p>302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541.0</text:p>
          </table:table-cell>
          <table:table-cell office:value-type="string" calcext:value-type="string">
            <text:p>263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1270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91.0</text:p>
          </table:table-cell>
          <table:table-cell office:value-type="string" calcext:value-type="string">
            <text:p>130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VKQMKMYRGFDKMPHVQYIYTEASESLCGVKLEVNKYQYMITGRVFDGKVYTGLCNLNEKWDRLTLSQRKGLNHRYHLGCGCKIKPCYYLPCFVTSKNECLWTDMLSSFGQPGYQSKHYACIKHKD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48.0</text:p>
          </table:table-cell>
          <table:table-cell office:value-type="string" calcext:value-type="string">
            <text:p>920.0</text:p>
          </table:table-cell>
          <table:table-cell office:value-type="string" calcext:value-type="string">
            <text:p>201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6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94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LCLAVIRAKAVSAKEVDSGNDIYGNPIKRIQYEIKQIKMFKGPDKDIEFIYTAPSSAVCGVSLDVGGKKEYLIAGKAEGNGKMHITLCDFIVPWDTLSTTQKKSLNHRYQMGCECKITRCPMIPCYISSPDECLWMDWVTEKNINGHQAKFFACIKRSDGSCAWYRGA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681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2140.0</text:p>
          </table:table-cell>
          <table:table-cell office:value-type="string" calcext:value-type="string">
            <text:p>1509.0</text:p>
          </table:table-cell>
          <table:table-cell office:value-type="string" calcext:value-type="string">
            <text:p>317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970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3915.0</text:p>
          </table:table-cell>
          <table:table-cell office:value-type="string" calcext:value-type="string">
            <text:p>101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0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80.0</text:p>
          </table:table-cell>
          <table:table-cell office:value-type="string" calcext:value-type="string">
            <text:p>8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MYQRYEIKMTKMYKGFQALGDAADIRFVYTPAMESVCGYFHRSHNRSEEFLIAGKLQDGLLHITDCSFVAPWNSLSLAQRRGFTKTYTVGCEECTVFPCLSIPCKLQSGTHCLWTDLLLQGM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0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ALYQRYEIKMTKMFKGFNALGDAPDIRFIYTPAMESVCGYFHRSQNRSEEFLIAGQLWNGHLHITTCSFVAPWNSLSSAQRRGFTKTYAAGCEECTVFPCSSIPCKLQSDTHCLWTDQLLTGSDKGFQSRYLACLPQEPGMCTWQSLRL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881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2052.0</text:p>
          </table:table-cell>
          <table:table-cell office:value-type="string" calcext:value-type="string">
            <text:p>842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1165.0</text:p>
          </table:table-cell>
          <table:table-cell office:value-type="string" calcext:value-type="string">
            <text:p>414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373.0</text:p>
          </table:table-cell>
          <table:table-cell office:value-type="string" calcext:value-type="string">
            <text:p>108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QNRSEEFLIAGKLQDGLLHITTCSFVAPWNSLSLAQRRGFTKTYTVGCEECTVFPCLSIPCKLQSGTHCLWTDQLLQGSEKGFQA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73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68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1313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7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SFGH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485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1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24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Y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412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74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GKKLMKDGPFGTMRYTIKQMKMYRGFEKMPHVQYIYTEASEGLCGVKLEVNKYQYLITGRVYDGKVYTGLCNMNEKWDRLTLSQRKGLNHRYHLGCG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2525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855.0</text:p>
          </table:table-cell>
          <table:table-cell office:value-type="string" calcext:value-type="string">
            <text:p>840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844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2000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3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TMESVCGYFHRSHNRSEEFLIAGKLQDGLLHITTCSFVAPWNSLSLAQRRGFTKTYTVGCEECTVFPCLSIPCKLQSGTHCLWTDQLLQGSEKGFQSRHLACLPREPGLCTWQSLRT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362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table:number-columns-repeated="2"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THPQDAFCSADIVIRAKVVGKKLLRDGHFGTMRYTVKQMKMYKGFEKVQHVQHIYTDASEGLCGVKFDINKYQYLITGRVYDGKVYTGLCNFNERWERLSLAQKKGINHRYQLGCNCRIKSCHYLPCFVTSKNECLWTDMLSHFGYPGYQSRHYSCIQQKEGYCSWYRGMTSRDKT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64.0</text:p>
          </table:table-cell>
          <table:table-cell office:value-type="string" calcext:value-type="string">
            <text:p>4344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522.0</text:p>
          </table:table-cell>
          <table:table-cell office:value-type="string" calcext:value-type="string">
            <text:p>439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981.0</text:p>
          </table:table-cell>
          <table:table-cell office:value-type="string" calcext:value-type="string">
            <text:p>44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159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FCNSDVVIRAKVVGKKLLRDGPFGTMRYTVKQMKMYKGFDKVQHVQHIYTDASESLCGVKFDINKYQYLITGRVYDGKVYTGLCNFNERWERLSLAQKKGVNHRYQLGCNCRIKPCHYLPCFVTSKNECLWTDMLSHFGYPGYQARHYACIEQKEGYCSWYRGMASRDKKNA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594.0</text:p>
          </table:table-cell>
          <table:table-cell office:value-type="string" calcext:value-type="string">
            <text:p>1086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288.0</text:p>
          </table:table-cell>
          <table:table-cell office:value-type="string" calcext:value-type="string">
            <text:p>668.0</text:p>
          </table:table-cell>
          <table:table-cell office:value-type="string" calcext:value-type="string">
            <text:p>1236.0</text:p>
          </table:table-cell>
          <table:table-cell office:value-type="string" calcext:value-type="string">
            <text:p>1985.0</text:p>
          </table:table-cell>
          <table:table-cell office:value-type="string" calcext:value-type="string">
            <text:p>511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262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438.0</text:p>
          </table:table-cell>
          <table:table-cell office:value-type="string" calcext:value-type="string">
            <text:p>1244.0</text:p>
          </table:table-cell>
          <table:table-cell office:value-type="string" calcext:value-type="string">
            <text:p>992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20.0</text:p>
          </table:table-cell>
          <table:table-cell office:value-type="string" calcext:value-type="string">
            <text:p>89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LLSHPQDAYCNSDIVIRAKVVGKKLLKDGPFGTMRYTVKQMKMYKGFEKIQHVQHVYTDASESLCGVKFDIHKYQYLITGRVFEGRLYTGLCNFNERWERLTLSQKKGINHRYQLGCKCRIKACHYLPCFVTSKDECLWTDMLSHFGYPGYQSRHYACIHAKEGYCSWYRGVTI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598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15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717.0</text:p>
          </table:table-cell>
          <table:table-cell office:value-type="string" calcext:value-type="string">
            <text:p>1099.0</text:p>
          </table:table-cell>
          <table:table-cell office:value-type="string" calcext:value-type="string">
            <text:p>79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221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2327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78.0</text:p>
          </table:table-cell>
          <table:table-cell office:value-type="string" calcext:value-type="string">
            <text:p>11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KRYEIKMTKMYKGFQALGDTADIRFVYTPAMESVCGYFHRSHNRSEEFLIAGKLQDGLLHITTCSFVAPWNSLSLAQRRGFTKTYTVGCEECTVFPCLSIPCKLQSGTHCLWTDQLLQGSERGFQSRHLACLPREPGM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3933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83.0</text:p>
          </table:table-cell>
          <table:table-cell office:value-type="string" calcext:value-type="string">
            <text:p>1613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63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47.0</text:p>
          </table:table-cell>
          <table:table-cell office:value-type="string" calcext:value-type="string">
            <text:p>168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S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112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8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536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6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EVVIRAKFVGTAEVNETALYQRYEIKMTKMFKGFNALRDAPDIRFIYTPAMESVCGYFHRSQNRSEEFLIAGQLSNGHLHITACSFVAPWNSMSSAQRRGFTKTYAAGCEECTVFLCSSIPCKLLSDTHCLWTDQLLTGSDKGFQSRHLACLPREPGMCTWQSLRP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60.0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529.0</text:p>
          </table:table-cell>
          <table:table-cell office:value-type="string" calcext:value-type="string">
            <text:p>259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5164.0</text:p>
          </table:table-cell>
          <table:table-cell office:value-type="string" calcext:value-type="string">
            <text:p>1446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2086.0</text:p>
          </table:table-cell>
          <table:table-cell office:value-type="string" calcext:value-type="string">
            <text:p>6225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6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88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H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RTSLYQRYEIKMTKMFKGFNALGDASDIRFIYTAAMESVCGYFHRSQNRSEEFLIAGQLSNGNLYITTCSFVAPWNSLSSAQRRGFTKTYAAGCEECTVFPCSSIPCKLQSDTHCLWTDQLLTGSDKGFQSRHLACLPREPGMCS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92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708.0</text:p>
          </table:table-cell>
          <table:table-cell office:value-type="string" calcext:value-type="string">
            <text:p>92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646.0</text:p>
          </table:table-cell>
          <table:table-cell office:value-type="string" calcext:value-type="string">
            <text:p>2810.0</text:p>
          </table:table-cell>
          <table:table-cell office:value-type="string" calcext:value-type="string">
            <text:p>12262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3876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65.0</text:p>
          </table:table-cell>
          <table:table-cell office:value-type="string" calcext:value-type="string">
            <text:p>129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NSDIVIRAKVVGKKLLKDGPFGTMRYTVKQMKMYKGFNKMQHVQHIYTDASESLCGVKFDINKYQYLITGRVFDGKVYTGLCNFNQPWERLSLAQKKGINHRYQLGCNCRIKPCHYLPCFVTSKNECLWTDMLSHFGYPGYQSRHYACIQQKEGYCSWYRGMAGRDKTTINS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61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3502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452.0</text:p>
          </table:table-cell>
          <table:table-cell office:value-type="string" calcext:value-type="string">
            <text:p>678.0</text:p>
          </table:table-cell>
          <table:table-cell office:value-type="string" calcext:value-type="string">
            <text:p>804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400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150.0</text:p>
          </table:table-cell>
          <table:table-cell office:value-type="string" calcext:value-type="string">
            <text:p>2711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149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052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2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SPVHPQQAFCNADIVIRAKAITGKEVDSGNDVYGNPIKRIQYEIKQIKFVYLFDNAILSPALTLHFPFTAPSGKADGDGKMHVTLCDFIVPWDSLSPTQKKSLNQRYEMGCECKISRCPSIPCLVSSQDECLWTDWVTEKNINGRQAKHYACIKRTDGSCSWYRGVAPPKQEFLDIE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4814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474.0</text:p>
          </table:table-cell>
          <table:table-cell office:value-type="string" calcext:value-type="string">
            <text:p>1968.0</text:p>
          </table:table-cell>
          <table:table-cell office:value-type="string" calcext:value-type="string">
            <text:p>6382.0</text:p>
          </table:table-cell>
          <table:table-cell office:value-type="string" calcext:value-type="string">
            <text:p>1457.0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2620.0</text:p>
          </table:table-cell>
          <table:table-cell office:value-type="string" calcext:value-type="string">
            <text:p>2398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376.0</text:p>
          </table:table-cell>
          <table:table-cell office:value-type="string" calcext:value-type="string">
            <text:p>2734.0</text:p>
          </table:table-cell>
          <table:table-cell office:value-type="string" calcext:value-type="string">
            <text:p>586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43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787.0</text:p>
          </table:table-cell>
          <table:table-cell office:value-type="string" calcext:value-type="string">
            <text:p>40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SDLGNASDIRFVDTPALESVCGYLHRSQNRSEEFLVAGNLRDGHLQINTCSFVARWSSLSTAQRRGFTKTYAAGCEECTVFTCSSIPCKLQSDTHCLWTDQ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99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4414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2276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924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686.0</text:p>
          </table:table-cell>
          <table:table-cell office:value-type="string" calcext:value-type="string">
            <text:p>103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LVYTIKQMKMYRGFSKMPHVQYIHTEASESLCGLKLEVNKYQYLLTGRVYEGKMYTGLCNFVERWDQLTLSQRKGLNYRYHLGCNCKIKSCYYLPCFVTSKNECLWTDMLSNFGYPGYQSKHYACIRQKGGYCSWYRGWAPPDKSIS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6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627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2085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134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APEFNQTASYKRYEIKMTKMFKGFNALGDAPDIRFIYTPAMESVCGYFHRSQNRSQEFLIAGQLWNGHLHITTCSFVAPWNSLSSAQRQGFTEIYAAGCEECTVFPCTSIPCKLQSDTHCLWTDQLLTGSDKGFQSRHLACMPREPGM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32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360.0</text:p>
          </table:table-cell>
          <table:table-cell office:value-type="string" calcext:value-type="string">
            <text:p>520.0</text:p>
          </table:table-cell>
          <table:table-cell office:value-type="string" calcext:value-type="string">
            <text:p>164.0</text:p>
          </table:table-cell>
          <table:table-cell office:value-type="string" calcext:value-type="string">
            <text:p>1518.0</text:p>
          </table:table-cell>
          <table:table-cell office:value-type="string" calcext:value-type="string">
            <text:p>494.0</text:p>
          </table:table-cell>
          <table:table-cell office:value-type="string" calcext:value-type="string">
            <text:p>708.0</text:p>
          </table:table-cell>
          <table:table-cell office:value-type="string" calcext:value-type="string">
            <text:p>471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3200.0</text:p>
          </table:table-cell>
          <table:table-cell office:value-type="string" calcext:value-type="string">
            <text:p>99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57.0</text:p>
          </table:table-cell>
          <table:table-cell office:value-type="string" calcext:value-type="string">
            <text:p>167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53.0</text:p>
          </table:table-cell>
          <table:table-cell office:value-type="string" calcext:value-type="string">
            <text:p>489.0</text:p>
          </table:table-cell>
          <table:table-cell office:value-type="string" calcext:value-type="string">
            <text:p>119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NALGNASDIRFVDTPALESVCGYFHRSQNRSEEFLIAGNLRNGHLQINICSFVAPWNSLSSAQRRGFTKTYAAGCEECTVFACSSIPCKLQSDTHCLWTDQFLTGSD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90.0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7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3204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833.0</text:p>
          </table:table-cell>
          <table:table-cell office:value-type="string" calcext:value-type="string">
            <text:p>789.0</text:p>
          </table:table-cell>
          <table:table-cell office:value-type="string" calcext:value-type="string">
            <text:p>1655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271.0</text:p>
          </table:table-cell>
          <table:table-cell office:value-type="string" calcext:value-type="string">
            <text:p>10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912.0</text:p>
          </table:table-cell>
          <table:table-cell office:value-type="string" calcext:value-type="string">
            <text:p>14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18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PCSFVAPWNSLSLAQRRGFTKTYTVGCEECTVFPCNMIPCKLQSGTHCLWTDQLLQK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0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8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590.0</text:p>
          </table:table-cell>
          <table:table-cell office:value-type="string" calcext:value-type="string">
            <text:p>488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4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SFCNSDIVIRARVVGKKLVKEGPFGTLVYTIKQMKMYRGFTKMPHVQYIHTEASESLCGVKLEVNKYQYLLTGRIYDGKVYTGLCNFVERWDQLTISQRKGLNYRYHLGCNCKIKSCYYLPCFVS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5445.0</text:p>
          </table:table-cell>
          <table:table-cell office:value-type="string" calcext:value-type="string">
            <text:p>253.0</text:p>
          </table:table-cell>
          <table:table-cell office:value-type="string" calcext:value-type="string">
            <text:p>909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498.0</text:p>
          </table:table-cell>
          <table:table-cell office:value-type="string" calcext:value-type="string">
            <text:p>637.0</text:p>
          </table:table-cell>
          <table:table-cell office:value-type="string" calcext:value-type="string">
            <text:p>143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555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1970.0</text:p>
          </table:table-cell>
          <table:table-cell office:value-type="string" calcext:value-type="string">
            <text:p>711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189.0</text:p>
          </table:table-cell>
          <table:table-cell office:value-type="string" calcext:value-type="string">
            <text:p>103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VVIRAKFVGTAEVNETALYQRYEIKMTKMFKGFSALRDAPDIRFIYTPAMESVCGYFHRSQNRSEEFLIAGQLSNGHLHITTCSFVAPWNSMSSAQRRGFTKTYAAGCEECTVFPCSSIPCKLQSDTHCLWTDQLLTGSDKGFQSRHLACLPREPGLCTWQSLRAQ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9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134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6054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700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561.0</text:p>
          </table:table-cell>
          <table:table-cell office:value-type="string" calcext:value-type="string">
            <text:p>813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GNSVCGYFHRSHNRSEEFLIAGKLQDGLLHITD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7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846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15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APEVNHTTLYQRYEIKTTKMFKGFDALGHATDIRFVYTPAMESVCGYSHKSQNRSEEFLIAGQLRNGLLHITTCSFVVPWNSLSFSQRSGFTKTYAAGCDMCTVFACASIPCHLESDTHCLWTDQLLLGSDKGFQSRHLACLPQEPGLCAWQSLRPRKD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278.0</text:p>
          </table:table-cell>
          <table:table-cell office:value-type="string" calcext:value-type="string">
            <text:p>110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660.0</text:p>
          </table:table-cell>
          <table:table-cell office:value-type="string" calcext:value-type="string">
            <text:p>872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26.0</text:p>
          </table:table-cell>
          <table:table-cell office:value-type="string" calcext:value-type="string">
            <text:p>1031.0</text:p>
          </table:table-cell>
          <table:table-cell office:value-type="string" calcext:value-type="string">
            <text:p>6341.0</text:p>
          </table:table-cell>
          <table:table-cell office:value-type="string" calcext:value-type="string">
            <text:p>67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169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292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207.0</text:p>
          </table:table-cell>
          <table:table-cell office:value-type="string" calcext:value-type="string">
            <text:p>11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QIMPHVQYIYTEASESLCGVKLEVNKYQYLITGRVYEGKVYTGLCNWYEKWDRLTLSQRKGLNHRYHLGCGCKIRPCYYLPCFATSKNECIWTDMLSNFGHSGYQAKHYACIQRV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102.0</text:p>
          </table:table-cell>
          <table:table-cell office:value-type="string" calcext:value-type="string">
            <text:p>676.0</text:p>
          </table:table-cell>
          <table:table-cell office:value-type="string" calcext:value-type="string">
            <text:p>765.0</text:p>
          </table:table-cell>
          <table:table-cell office:value-type="string" calcext:value-type="string">
            <text:p>1233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94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245.0</text:p>
          </table:table-cell>
          <table:table-cell office:value-type="string" calcext:value-type="string">
            <text:p>2082.0</text:p>
          </table:table-cell>
          <table:table-cell office:value-type="string" calcext:value-type="string">
            <text:p>6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25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HHPQMAFCNSDIVIRAKFMGTAEVNQTSLYQRYEIKMTKMFKGFSALRDASDIRFVYTPAMESVCGYFHKSQNRSEEFLIAGQLRNGFLHITTCSFIVPWSSLSSAQRRGFTKAYAAGCEACTVFPCSSVPCKLESDTHCLWTDQLLAGSEKGFQSRQLACLPQQPGLCTWQSLRPWA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119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048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2589.0</text:p>
          </table:table-cell>
          <table:table-cell office:value-type="string" calcext:value-type="string">
            <text:p>1251.0</text:p>
          </table:table-cell>
          <table:table-cell office:value-type="string" calcext:value-type="string">
            <text:p>906.0</text:p>
          </table:table-cell>
          <table:table-cell office:value-type="string" calcext:value-type="string">
            <text:p>973.0</text:p>
          </table:table-cell>
          <table:table-cell office:value-type="string" calcext:value-type="string">
            <text:p>1840.0</text:p>
          </table:table-cell>
          <table:table-cell office:value-type="string" calcext:value-type="string">
            <text:p>9762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5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88.0</text:p>
          </table:table-cell>
          <table:table-cell office:value-type="string" calcext:value-type="string">
            <text:p>595.0</text:p>
          </table:table-cell>
          <table:table-cell office:value-type="string" calcext:value-type="string">
            <text:p>119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QPHPQTAFCNSDLVIKAKFVGAPEVNQTTLYQRYEIKMTKMYKGFQALGDTADIRFVYTPAMESVCGYFHRSHNRSEEFLIAGKLQDGLLHITTCSFVVPWNSLSLAQRRGFTKTYSVGCEECTVFPCLSIPCKLQSGTHCLWTDQLLQGSERGFQSRHLACLPREPGMCTWQSLRS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00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368.0</text:p>
          </table:table-cell>
          <table:table-cell office:value-type="string" calcext:value-type="string">
            <text:p>494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059.0</text:p>
          </table:table-cell>
          <table:table-cell office:value-type="string" calcext:value-type="string">
            <text:p>549.0</text:p>
          </table:table-cell>
          <table:table-cell office:value-type="string" calcext:value-type="string">
            <text:p>1869.0</text:p>
          </table:table-cell>
          <table:table-cell office:value-type="string" calcext:value-type="string">
            <text:p>4638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13.0</text:p>
          </table:table-cell>
          <table:table-cell office:value-type="string" calcext:value-type="string">
            <text:p>147.0</text:p>
          </table:table-cell>
          <table:table-cell office:value-type="string" calcext:value-type="string">
            <text:p>379.0</text:p>
          </table:table-cell>
          <table:table-cell office:value-type="string" calcext:value-type="string">
            <text:p>15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EKVQHVQHIYTDASESLCGVKFDINKYQYLITGRVYDDKVYTGLCNFNERWERLSLAQKKGINHRYQLGCNCRIKPCHYLPCFVTSKNECLWTDMLSHFGYPGYQSRHYACIQQKEGYCSWYRGMTARDKTTI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346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SPVHPQQAFCNADVVIRAKAVSAKEVDSGNDIYGNPIKRIQYEIKQIKMFKGPDKDIEFIYTAPSSAVCGVSLDVGGKKEYLIAGKAEGNGKMHITLCDFIVPWDTLSTTQKKSLNHRYQMGCECKITRCPMIPCYISSPDECLWMDWVTEKNINGHQAKFFACIKRSDGSCAGYRG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0.0</text:p>
          </table:table-cell>
          <table:table-cell office:value-type="string" calcext:value-type="string">
            <text:p>2498.0</text:p>
          </table:table-cell>
          <table:table-cell office:value-type="string" calcext:value-type="string">
            <text:p>1137.0</text:p>
          </table:table-cell>
          <table:table-cell office:value-type="string" calcext:value-type="string">
            <text:p>1965.0</text:p>
          </table:table-cell>
          <table:table-cell office:value-type="string" calcext:value-type="string">
            <text:p>860.0</text:p>
          </table:table-cell>
          <table:table-cell office:value-type="string" calcext:value-type="string">
            <text:p>1212.0</text:p>
          </table:table-cell>
          <table:table-cell office:value-type="string" calcext:value-type="string">
            <text:p>1154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266.0</text:p>
          </table:table-cell>
          <table:table-cell office:value-type="string" calcext:value-type="string">
            <text:p>563.0</text:p>
          </table:table-cell>
          <table:table-cell office:value-type="string" calcext:value-type="string">
            <text:p>1630.0</text:p>
          </table:table-cell>
          <table:table-cell office:value-type="string" calcext:value-type="string">
            <text:p>284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2906.0</text:p>
          </table:table-cell>
          <table:table-cell office:value-type="string" calcext:value-type="string">
            <text:p>800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155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230.0</text:p>
          </table:table-cell>
          <table:table-cell office:value-type="string" calcext:value-type="string">
            <text:p>83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AKKLVKEGPFGTMIYTV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2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07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LHPQTAFCSSDFIIRAKFVGTAEVNQTALSQRYEIKMTKMFKGFSALGDASDIRFVYTPTAESVCGYFHRSQNRSEEFLIAGKLRNGHLHINTCSYVVPWNSLSSSQRRGFTKTYAAGCEECTVFSCSSIPCKLQNDTHCLWTDQFLTGTDKGFQSRHLACLPREPGICTWQSLRT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79.0</text:p>
          </table:table-cell>
          <table:table-cell office:value-type="string" calcext:value-type="string">
            <text:p>737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2928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1152.0</text:p>
          </table:table-cell>
          <table:table-cell office:value-type="string" calcext:value-type="string">
            <text:p>1141.0</text:p>
          </table:table-cell>
          <table:table-cell office:value-type="string" calcext:value-type="string">
            <text:p>2115.0</text:p>
          </table:table-cell>
          <table:table-cell office:value-type="string" calcext:value-type="string">
            <text:p>5107.0</text:p>
          </table:table-cell>
          <table:table-cell office:value-type="string" calcext:value-type="string">
            <text:p>430.0</text:p>
          </table:table-cell>
          <table:table-cell office:value-type="string" calcext:value-type="string">
            <text:p>200.0</text:p>
          </table:table-cell>
          <table:table-cell office:value-type="string" calcext:value-type="string">
            <text:p>21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1093.0</text:p>
          </table:table-cell>
          <table:table-cell office:value-type="string" calcext:value-type="string">
            <text:p>95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CKADYVVQLRVLRKSDTIDPGKTTYKVHIKRTYKATPEARRMLRDGRLATPNSDSMCGIRLDLGKVYIIAGRMPTLNVCSYYKEYTKMTITERHGFSGGYGKSCNCTVSPCFGQQCLRHREYSDGCKWSPFGKCERDYSACMPHVTHTVNGSISRCRWRRTQLYRKCL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5436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1535.0</text:p>
          </table:table-cell>
          <table:table-cell office:value-type="string" calcext:value-type="string">
            <text:p>798.0</text:p>
          </table:table-cell>
          <table:table-cell office:value-type="string" calcext:value-type="string">
            <text:p>794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482.0</text:p>
          </table:table-cell>
          <table:table-cell office:value-type="string" calcext:value-type="string">
            <text:p>3095.0</text:p>
          </table:table-cell>
          <table:table-cell office:value-type="string" calcext:value-type="string">
            <text:p>16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27.0</text:p>
          </table:table-cell>
          <table:table-cell office:value-type="string" calcext:value-type="string">
            <text:p>103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EFVIRAKFVGTSEVNQTTLQRRYEIKMTKMFKGFSALGDAPDTWFVYTPAMESLCGYFHRSENRSEEFLIAGQLLDEKLYITTCSFVAPWNSLSSAQRQGFTKTYAAGCGECSVFPCSSIPCKLQSDTDCLWTDQLLTGSDKGFQSRYLACLPREPGLCTWQSLRPRT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80.0</text:p>
          </table:table-cell>
          <table:table-cell office:value-type="string" calcext:value-type="string">
            <text:p>64.0</text:p>
          </table:table-cell>
          <table:table-cell table:number-columns-repeated="2" office:value-type="string" calcext:value-type="string">
            <text:p>12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3089.0</text:p>
          </table:table-cell>
          <table:table-cell office:value-type="string" calcext:value-type="string">
            <text:p>404.0</text:p>
          </table:table-cell>
          <table:table-cell office:value-type="string" calcext:value-type="string">
            <text:p>997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1794.0</text:p>
          </table:table-cell>
          <table:table-cell office:value-type="string" calcext:value-type="string">
            <text:p>9291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1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115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RCASASPQQQLCSSDIVIRAEIWGKEVITRQVTSVKIIRYEIKITKVFKGFEKAKDVQYVFTPLQSSFCRVELQVLKRKKKQYLLSGRIIPDGTVAISSCNFIKPWNDLTQSQKKNLNKKNMGCDYKPSSITTPNECLWTDWXERTVYGHQANNCVCFKGSDGTCLQLALGSSIVKELADASE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6764.0</text:p>
          </table:table-cell>
          <table:table-cell office:value-type="string" calcext:value-type="string">
            <text:p>3840.0</text:p>
          </table:table-cell>
          <table:table-cell office:value-type="string" calcext:value-type="string">
            <text:p>6395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2876.0</text:p>
          </table:table-cell>
          <table:table-cell office:value-type="string" calcext:value-type="string">
            <text:p>2385.0</text:p>
          </table:table-cell>
          <table:table-cell office:value-type="string" calcext:value-type="string">
            <text:p>1291.0</text:p>
          </table:table-cell>
          <table:table-cell office:value-type="string" calcext:value-type="string">
            <text:p>310.0</text:p>
          </table:table-cell>
          <table:table-cell office:value-type="string" calcext:value-type="string">
            <text:p>478.0</text:p>
          </table:table-cell>
          <table:table-cell office:value-type="string" calcext:value-type="string">
            <text:p>757.0</text:p>
          </table:table-cell>
          <table:table-cell office:value-type="string" calcext:value-type="string">
            <text:p>4673.0</text:p>
          </table:table-cell>
          <table:table-cell office:value-type="string" calcext:value-type="string">
            <text:p>31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8719.0</text:p>
          </table:table-cell>
          <table:table-cell office:value-type="string" calcext:value-type="string">
            <text:p>1329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623.0</text:p>
          </table:table-cell>
          <table:table-cell office:value-type="string" calcext:value-type="string">
            <text:p>59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SHPQMAFCNSDLVIKAKFIGTAEVNQTTLYQRYEIKMTKMLKGFNALGDVPDIQFVHTPAMESVCGYFHQSQNRSQEFLIAGQLRNGQLHITTCSFVVPWNSLSSTQRRGFTKLYSAGCEECTVFPCSSIPCKLQSNNQCLWTDQLLTGSDKGFQSRHLACLPQKSGMCNWQSLRPRN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71459.0</text:p>
          </table:table-cell>
          <table:table-cell office:value-type="string" calcext:value-type="string">
            <text:p>3652.0</text:p>
          </table:table-cell>
          <table:table-cell office:value-type="string" calcext:value-type="string">
            <text:p>366.0</text:p>
          </table:table-cell>
          <table:table-cell office:value-type="string" calcext:value-type="string">
            <text:p>783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396.0</text:p>
          </table:table-cell>
          <table:table-cell office:value-type="string" calcext:value-type="string">
            <text:p>436.0</text:p>
          </table:table-cell>
          <table:table-cell office:value-type="string" calcext:value-type="string">
            <text:p>1327.0</text:p>
          </table:table-cell>
          <table:table-cell office:value-type="string" calcext:value-type="string">
            <text:p>864.0</text:p>
          </table:table-cell>
          <table:table-cell office:value-type="string" calcext:value-type="string">
            <text:p>645.0</text:p>
          </table:table-cell>
          <table:table-cell office:value-type="string" calcext:value-type="string">
            <text:p>9536.0</text:p>
          </table:table-cell>
          <table:table-cell office:value-type="string" calcext:value-type="string">
            <text:p>1010.0</text:p>
          </table:table-cell>
          <table:table-cell office:value-type="string" calcext:value-type="string">
            <text:p>636.0</text:p>
          </table:table-cell>
          <table:table-cell office:value-type="string" calcext:value-type="string">
            <text:p>759.0</text:p>
          </table:table-cell>
          <table:table-cell office:value-type="string" calcext:value-type="string">
            <text:p>39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170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MTHPQDAFCNSDIVIRAKVVGKKFVTVGPFGTIRYTVKQIKMYKGFDKIQHVQHIYTHASESLCGVKFDINKYQYLITGRVYDGKVYTGLCNLNERWERMSLAQKKGINHHYQLGCGCRIKPCHYLPCFVTSKNECLWTDMLTHFGYPGYQSRHYACIQQKEGYCSWYRGTSNRDR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36.0</text:p>
          </table:table-cell>
          <table:table-cell office:value-type="string" calcext:value-type="string">
            <text:p>2295.0</text:p>
          </table:table-cell>
          <table:table-cell office:value-type="string" calcext:value-type="string">
            <text:p>197.0</text:p>
          </table:table-cell>
          <table:table-cell office:value-type="string" calcext:value-type="string">
            <text:p>607.0</text:p>
          </table:table-cell>
          <table:table-cell office:value-type="string" calcext:value-type="string">
            <text:p>96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185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503.0</text:p>
          </table:table-cell>
          <table:table-cell office:value-type="string" calcext:value-type="string">
            <text:p>212.0</text:p>
          </table:table-cell>
          <table:table-cell office:value-type="string" calcext:value-type="string">
            <text:p>2645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52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8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VHPQDAFCNSDIVIRAKVVAKKLMKDGPFGTMRYTVKQMKMYRGFDKMPHVQYIYTEASEGLCGVKLEVNKYQYLITGRVYDGKVYTGLCNLNEKWDRLTLSQRKGLNHRYHLGCSCKIKPCYYLPCFVTSKNECLWTDMLSSFGQPGYQSKHYACIKQKEGYCSWYRGWAPP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40.0</text:p>
          </table:table-cell>
          <table:table-cell office:value-type="string" calcext:value-type="string">
            <text:p>2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600.0</text:p>
          </table:table-cell>
          <table:table-cell office:value-type="string" calcext:value-type="string">
            <text:p>1510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805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747.0</text:p>
          </table:table-cell>
          <table:table-cell office:value-type="string" calcext:value-type="string">
            <text:p>181.0</text:p>
          </table:table-cell>
          <table:table-cell office:value-type="string" calcext:value-type="string">
            <text:p>195.0</text:p>
          </table:table-cell>
          <table:table-cell office:value-type="string" calcext:value-type="string">
            <text:p>1652.0</text:p>
          </table:table-cell>
          <table:table-cell office:value-type="string" calcext:value-type="string">
            <text:p>732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7.0</text:p>
          </table:table-cell>
          <table:table-cell office:value-type="string" calcext:value-type="string">
            <text:p>70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QIVIRAKFVGTAEVNQTDLNRRYEIKMTKMFKGFSALGNASDIRFVDTPALESVCGYFHKSQNRSEEFLIAGNLQNGHLQINTCSFVAPWNGLSSSQRRGFTKTYAAGCEECTVFPCSSLPCKLQSDTHCLWTDQFLSGSDKGFQSRQLACLPREPGLCTWQSLRS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95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7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87.0</text:p>
          </table:table-cell>
          <table:table-cell office:value-type="string" calcext:value-type="string">
            <text:p>3765.0</text:p>
          </table:table-cell>
          <table:table-cell office:value-type="string" calcext:value-type="string">
            <text:p>385.0</text:p>
          </table:table-cell>
          <table:table-cell office:value-type="string" calcext:value-type="string">
            <text:p>1007.0</text:p>
          </table:table-cell>
          <table:table-cell office:value-type="string" calcext:value-type="string">
            <text:p>1083.0</text:p>
          </table:table-cell>
          <table:table-cell office:value-type="string" calcext:value-type="string">
            <text:p>2015.0</text:p>
          </table:table-cell>
          <table:table-cell office:value-type="string" calcext:value-type="string">
            <text:p>9906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578.0</text:p>
          </table:table-cell>
          <table:table-cell office:value-type="string" calcext:value-type="string">
            <text:p>176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LLTHPQDAYCSSDIVIRAKVVGKKLLKDGPFGTMRYTVKQMKMYKGFNKMLHVQHIYTDASESLCGVKFEINKYQYLITGRVYEGKVYTGLCNFNERWERLSLSQKKGINHHYQLGCNCRIKACHYLPCFVTSKNECLWTDMLSHFGYPGYQSRHYSCIQQKEGYCSWYRGVSSRHKTTTNT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030.0</text:p>
          </table:table-cell>
          <table:table-cell office:value-type="string" calcext:value-type="string">
            <text:p>195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670.0</text:p>
          </table:table-cell>
          <table:table-cell office:value-type="string" calcext:value-type="string">
            <text:p>281.0</text:p>
          </table:table-cell>
          <table:table-cell office:value-type="string" calcext:value-type="string">
            <text:p>93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2063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887.0</text:p>
          </table:table-cell>
          <table:table-cell office:value-type="string" calcext:value-type="string">
            <text:p>830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229.0</text:p>
          </table:table-cell>
          <table:table-cell office:value-type="string" calcext:value-type="string">
            <text:p>1914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GSDFVIRAKFVGTAEVNYTTLYQRYEIKTTKMYKGFHALGDAADIRFVYTPAMESVCGYFHKSHNRSEEFLIAGKLRDGLLHISTCSFVAPWHSLSHAQRRGFTKTYAAGCEDCTVFPCSSIPCKLESDTHCLWTDQLLQGSEKGFQSRHLACLPREPGLCTWQSLRPRL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292.0</text:p>
          </table:table-cell>
          <table:table-cell office:value-type="string" calcext:value-type="string">
            <text:p>3210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101.0</text:p>
          </table:table-cell>
          <table:table-cell office:value-type="string" calcext:value-type="string">
            <text:p>321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629.0</text:p>
          </table:table-cell>
          <table:table-cell office:value-type="string" calcext:value-type="string">
            <text:p>260.0</text:p>
          </table:table-cell>
          <table:table-cell office:value-type="string" calcext:value-type="string">
            <text:p>1576.0</text:p>
          </table:table-cell>
          <table:table-cell office:value-type="string" calcext:value-type="string">
            <text:p>3440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9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25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422.0</text:p>
          </table:table-cell>
          <table:table-cell office:value-type="string" calcext:value-type="string">
            <text:p>11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DESVCGYFHRSHNRSEEFLIAGKLQDGLLHITGCSFVAPWNSLSLAQRRGFTKTYTVGCEECTVFPCLSIPCKLQSGTHCLWTDQLLN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14.0</text:p>
          </table:table-cell>
          <table:table-cell office:value-type="string" calcext:value-type="string">
            <text:p>370.0</text:p>
          </table:table-cell>
          <table:table-cell office:value-type="string" calcext:value-type="string">
            <text:p>1305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0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296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1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PSIPCKLQSGTHCLWTDQCLQA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538.0</text:p>
          </table:table-cell>
          <table:table-cell office:value-type="string" calcext:value-type="string">
            <text:p>57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17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GPRHPQEDFCSSDMVVTARFLSGPQLNHTLSYLQYKMEIIKKLKGFDILGGITPVPKFLTTPAQESLCSYRFKALAKGQEYLVAGLLREDQLYVTSCSFVKPWSSLSPAQRLGFKQIYASGCGCHVQPCLSVPCGVESDTHCLWTDSLISPLAEGSQSLHLACLPKKSGFCSWHSLNMEAPQPTT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3936.0</text:p>
          </table:table-cell>
          <table:table-cell office:value-type="string" calcext:value-type="string">
            <text:p>2183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561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1779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465.0</text:p>
          </table:table-cell>
          <table:table-cell office:value-type="string" calcext:value-type="string">
            <text:p>13843.0</text:p>
          </table:table-cell>
          <table:table-cell office:value-type="string" calcext:value-type="string">
            <text:p>129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428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7315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12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SSDLVIRAKFVGTAEVNQTTLYQRYEIKMTKMFKGFNALGDASDIRFIYTAAMESVCGYFHRSQNRSEEFLIAGQLSNGNLYITTCSFVAPWNSLSSAQRRGFTKA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532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57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1052.0</text:p>
          </table:table-cell>
          <table:table-cell office:value-type="string" calcext:value-type="string">
            <text:p>1131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2289.0</text:p>
          </table:table-cell>
          <table:table-cell office:value-type="string" calcext:value-type="string">
            <text:p>7331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145.0</text:p>
          </table:table-cell>
          <table:table-cell office:value-type="string" calcext:value-type="string">
            <text:p>100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683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IPPHPQTAFCSSDLVIRAKFVGTAEVNQTTSYQRYEIKMTKMFKGFNALGDASDMRFIYTAAMESVCGYFHRSQNRSEEFLIAGQLSNGNLYITTCSFVAPWNSLSSAQRRGFTKTYAAGCEECTVFPCSSIPCKLQSDTHCLWTDQLLTGSDKGFQSRHLACLPREPGL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988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8.0</text:p>
          </table:table-cell>
          <table:table-cell office:value-type="string" calcext:value-type="string">
            <text:p>2763.0</text:p>
          </table:table-cell>
          <table:table-cell office:value-type="string" calcext:value-type="string">
            <text:p>441.0</text:p>
          </table:table-cell>
          <table:table-cell office:value-type="string" calcext:value-type="string">
            <text:p>803.0</text:p>
          </table:table-cell>
          <table:table-cell office:value-type="string" calcext:value-type="string">
            <text:p>862.0</text:p>
          </table:table-cell>
          <table:table-cell office:value-type="string" calcext:value-type="string">
            <text:p>1945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106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22.0</text:p>
          </table:table-cell>
          <table:table-cell office:value-type="string" calcext:value-type="string">
            <text:p>858.0</text:p>
          </table:table-cell>
          <table:table-cell office:value-type="string" calcext:value-type="string">
            <text:p>113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GHSVCGYFHRSHNRSEEFLIAGKLQDGLLHITTCSFVAPWNSLSLAQRRGFTKTYTVGCEECTVFPCLSIPCKLQSGTHCLWTDQLLQGS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04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26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0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SVCGYFHRSHNRSEEFLIAGKLQDGLLHITTCSFVAPWNSLSLAQRRGFTKTYTVGCEECTVFPCLSIPCKLQSGTHCLWTDQLLQGLEKGFQSRHLACLPREPGLCTWQSLRSQ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61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437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91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125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2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06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EGPFGTMVYTIKQMKMYRGFTKMPHVQYIHTEASESLCGLKLEVNKYQYLLTGRVYDGKMYTGLCNFVERWDQLTLSQRKGLNYRYHLGCNCKIKSCYYLPCFVTSKNECLWTDMLSNFGYPGYQSKHYACIRQKGGYCSWYRGWAPPDKSV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71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14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54.0</text:p>
          </table:table-cell>
          <table:table-cell office:value-type="string" calcext:value-type="string">
            <text:p>866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15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PPHPQTAFCNSDLVIRAKFMGSPEINETTLYQRYKIKMTKMLKGFKAVGNAADIRYAYTPVMESLCGYAHKSQNRSEEFLITGRLRNGNLHISACSFLVPWRTLSPAQQRAFSKTYSAGCGVCTVFPCLSIPCKLESDTHCLWTDQVLVGSEDYQSRHFACLPRNPGLCTWRSLGAR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80.0</text:p>
          </table:table-cell>
          <table:table-cell office:value-type="string" calcext:value-type="string">
            <text:p>1725.0</text:p>
          </table:table-cell>
          <table:table-cell office:value-type="string" calcext:value-type="string">
            <text:p>80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1459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869.0</text:p>
          </table:table-cell>
          <table:table-cell office:value-type="string" calcext:value-type="string">
            <text:p>420.0</text:p>
          </table:table-cell>
          <table:table-cell office:value-type="string" calcext:value-type="string">
            <text:p>240.0</text:p>
          </table:table-cell>
          <table:table-cell office:value-type="string" calcext:value-type="string">
            <text:p>2511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559.0</text:p>
          </table:table-cell>
          <table:table-cell office:value-type="string" calcext:value-type="string">
            <text:p>148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55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265.0</text:p>
          </table:table-cell>
          <table:table-cell office:value-type="string" calcext:value-type="string">
            <text:p>103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MVTEGPFGTMRYTVKQMKMYKGFDKIQHVQHIYTHASESLCGVKFDINKYQYLITGRVYDGKVYTGLCNLNERWERLSLAQKKGINHRYQLGCGCRIKPCHYLPCFVTSKNECLWTDMLSHFGYPGYQSRHYACIQQKEGYCSWYRGMTTRDKTT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4.0</text:p>
          </table:table-cell>
          <table:table-cell office:value-type="string" calcext:value-type="string">
            <text:p>246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3048.0</text:p>
          </table:table-cell>
          <table:table-cell office:value-type="string" calcext:value-type="string">
            <text:p>139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02.0</text:p>
          </table:table-cell>
          <table:table-cell office:value-type="string" calcext:value-type="string">
            <text:p>303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279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33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0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723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MIVHPQQAFCNADIVIRAKVVGVEVVSGNTKYDVQQIKMFKGPDRVIHAIFTTHSSAWCGVTLEINKEYLFTVALETGRMYVTLCGYNPPWEDLSAAQKNSLTHRYQSGCDCKIIHCTSLPCPISTTDACLWMDWGTNNGQNLACIKSDGSCAWKGVGLNAEDTFQLQAFSCTTRYPLSL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7350.0</text:p>
          </table:table-cell>
          <table:table-cell office:value-type="string" calcext:value-type="string">
            <text:p>84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363.0</text:p>
          </table:table-cell>
          <table:table-cell office:value-type="string" calcext:value-type="string">
            <text:p>486.0</text:p>
          </table:table-cell>
          <table:table-cell office:value-type="string" calcext:value-type="string">
            <text:p>1107.0</text:p>
          </table:table-cell>
          <table:table-cell office:value-type="string" calcext:value-type="string">
            <text:p>66.0</text:p>
          </table:table-cell>
          <table:table-cell office:value-type="string" calcext:value-type="string">
            <text:p>384.0</text:p>
          </table:table-cell>
          <table:table-cell office:value-type="string" calcext:value-type="string">
            <text:p>131.0</text:p>
          </table:table-cell>
          <table:table-cell office:value-type="string" calcext:value-type="string">
            <text:p>4503.0</text:p>
          </table:table-cell>
          <table:table-cell office:value-type="string" calcext:value-type="string">
            <text:p>429.0</text:p>
          </table:table-cell>
          <table:table-cell office:value-type="string" calcext:value-type="string">
            <text:p>168.0</text:p>
          </table:table-cell>
          <table:table-cell office:value-type="string" calcext:value-type="string">
            <text:p>82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02.0</text:p>
          </table:table-cell>
          <table:table-cell office:value-type="string" calcext:value-type="string">
            <text:p>152.0</text:p>
          </table:table-cell>
          <table:table-cell office:value-type="string" calcext:value-type="string">
            <text:p>16.0</text:p>
          </table:table-cell>
          <table:table-cell office:value-type="string" calcext:value-type="string">
            <text:p>44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KSQIVIRAKFVGTAEVNQTDLNRRYEIKMTKMFKGFSALGNASDIRFVDTPALESVCGYFHRSQNRSEEFLIAGNLQNGHLQINTCSFVAPWNGLSSAQRRGFTKTYAAGCEECTVFACSSLPCKLQSDTHCLWTDQFLTGSDKGFQSRQLACLPREPGLCTWQSLRPRV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83.0</text:p>
          </table:table-cell>
          <table:table-cell office:value-type="string" calcext:value-type="string">
            <text:p>48.0</text:p>
          </table:table-cell>
          <table:table-cell office:value-type="string" calcext:value-type="string">
            <text:p>468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171.0</text:p>
          </table:table-cell>
          <table:table-cell office:value-type="string" calcext:value-type="string">
            <text:p>2700.0</text:p>
          </table:table-cell>
          <table:table-cell office:value-type="string" calcext:value-type="string">
            <text:p>625.0</text:p>
          </table:table-cell>
          <table:table-cell office:value-type="string" calcext:value-type="string">
            <text:p>807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548.0</text:p>
          </table:table-cell>
          <table:table-cell office:value-type="string" calcext:value-type="string">
            <text:p>3913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352.0</text:p>
          </table:table-cell>
          <table:table-cell office:value-type="string" calcext:value-type="string">
            <text:p>162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496.0</text:p>
          </table:table-cell>
          <table:table-cell office:value-type="string" calcext:value-type="string">
            <text:p>155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MPNHPQDAFCNSDIVIRAKVVGKKLLKDGPFGTMRYTIKQLKMYRGFNKIHHVQYVYTEAAESLCGVRLQVNKFQYLITGRVYDGKVYTGVCNFIVPWEKLTLSQRKGLNHRYQHGCNCKIKPCYYLPCFVTAKNECLWTDMLSDQGYMGHQAKHYVCIRQKEGYCSWYRGAAPPDKTR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08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150.0</text:p>
          </table:table-cell>
          <table:table-cell office:value-type="string" calcext:value-type="string">
            <text:p>713.0</text:p>
          </table:table-cell>
          <table:table-cell office:value-type="string" calcext:value-type="string">
            <text:p>115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276.0</text:p>
          </table:table-cell>
          <table:table-cell office:value-type="string" calcext:value-type="string">
            <text:p>7.0</text:p>
          </table:table-cell>
          <table:table-cell office:value-type="string" calcext:value-type="string">
            <text:p>4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25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2416.0</text:p>
          </table:table-cell>
          <table:table-cell office:value-type="string" calcext:value-type="string">
            <text:p>901.0</text:p>
          </table:table-cell>
          <table:table-cell office:value-type="string" calcext:value-type="string">
            <text:p>5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304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42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INHRYQLGCNCRIKPCHYLPCFVTSKNECLWTDMLSHFGYPGYQSRHYACIQQKEGYCSWYRGMTARDKTT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120.0</text:p>
          </table:table-cell>
          <table:table-cell office:value-type="string" calcext:value-type="string">
            <text:p>281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983.0</text:p>
          </table:table-cell>
          <table:table-cell office:value-type="string" calcext:value-type="string">
            <text:p>574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361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157.0</text:p>
          </table:table-cell>
          <table:table-cell office:value-type="string" calcext:value-type="string">
            <text:p>965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79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VKDGPFGTLVYTVKQMKMYRGFSKMPHVQYIYTEASESLCGLKLEVNKYQYLLTGRVYDGKVYTGLCNFVERWDQLTLSQRKGLNYRYHLGCNCKIKSCYYLPCFVSAKNECLWTDMLSSFGHSGYQSKHYACIQQKGGYCSWYRGWAPPDKSVT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14.0</text:p>
          </table:table-cell>
          <table:table-cell office:value-type="string" calcext:value-type="string">
            <text:p>1423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357.0</text:p>
          </table:table-cell>
          <table:table-cell office:value-type="string" calcext:value-type="string">
            <text:p>369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903.0</text:p>
          </table:table-cell>
          <table:table-cell office:value-type="string" calcext:value-type="string">
            <text:p>154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3839.0</text:p>
          </table:table-cell>
          <table:table-cell office:value-type="string" calcext:value-type="string">
            <text:p>175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944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1365.0</text:p>
          </table:table-cell>
          <table:table-cell office:value-type="string" calcext:value-type="string">
            <text:p>59.0</text:p>
          </table:table-cell>
          <table:table-cell office:value-type="string" calcext:value-type="string">
            <text:p>176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48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LCNSQIVIRAKFVGTAEVNQTDLNRRYEIKMTKMFKGFSALGNASDIRFVDTPALESVCGYLHRSQNRSEEFLVAGNLRDGHLQINTCSFVAPWSSLSTAQRRGFTKTYAAGCEGCTVFTCSSIPCKLQSDTHCLWTDHFLTGSDKGFQSRHLACLPREPGICTWQSLRP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8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81.0</text:p>
          </table:table-cell>
          <table:table-cell office:value-type="string" calcext:value-type="string">
            <text:p>3555.0</text:p>
          </table:table-cell>
          <table:table-cell office:value-type="string" calcext:value-type="string">
            <text:p>547.0</text:p>
          </table:table-cell>
          <table:table-cell office:value-type="string" calcext:value-type="string">
            <text:p>1264.0</text:p>
          </table:table-cell>
          <table:table-cell office:value-type="string" calcext:value-type="string">
            <text:p>938.0</text:p>
          </table:table-cell>
          <table:table-cell office:value-type="string" calcext:value-type="string">
            <text:p>1743.0</text:p>
          </table:table-cell>
          <table:table-cell office:value-type="string" calcext:value-type="string">
            <text:p>5656.0</text:p>
          </table:table-cell>
          <table:table-cell office:value-type="string" calcext:value-type="string">
            <text:p>51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2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662.0</text:p>
          </table:table-cell>
          <table:table-cell office:value-type="string" calcext:value-type="string">
            <text:p>144.0</text:p>
          </table:table-cell>
          <table:table-cell office:value-type="string" calcext:value-type="string">
            <text:p>499.0</text:p>
          </table:table-cell>
          <table:table-cell office:value-type="string" calcext:value-type="string">
            <text:p>108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SHPQDAYCNSDIVIRAKVVGKKLLKDGPFGTMRYTVKQMKMYKGFNKVQHVQYIYTDASESLCGVKFDVNKYQYLITGRVFDGKVYTGLCNFNEKWERLTLSQKKGINHRYQLGCNCRIKPCHYLPCFVTSKNECLWTDMLSYYGYPGYQSRHYACIQQKEGYCSWYRGMSSRDKTIINATD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6435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2858.0</text:p>
          </table:table-cell>
          <table:table-cell office:value-type="string" calcext:value-type="string">
            <text:p>243.0</text:p>
          </table:table-cell>
          <table:table-cell office:value-type="string" calcext:value-type="string">
            <text:p>705.0</text:p>
          </table:table-cell>
          <table:table-cell office:value-type="string" calcext:value-type="string">
            <text:p>272.0</text:p>
          </table:table-cell>
          <table:table-cell office:value-type="string" calcext:value-type="string">
            <text:p>587.0</text:p>
          </table:table-cell>
          <table:table-cell office:value-type="string" calcext:value-type="string">
            <text:p>33.0</text:p>
          </table:table-cell>
          <table:table-cell office:value-type="string" calcext:value-type="string">
            <text:p>225.0</text:p>
          </table:table-cell>
          <table:table-cell office:value-type="string" calcext:value-type="string">
            <text:p>911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2200.0</text:p>
          </table:table-cell>
          <table:table-cell office:value-type="string" calcext:value-type="string">
            <text:p>1004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130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186.0</text:p>
          </table:table-cell>
          <table:table-cell office:value-type="string" calcext:value-type="string">
            <text:p>147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SHPQTAFCNSDLVIKAKFVGTTEVNQTALYQRYEIKMTKMFKGFQALGDAPDIRFVYTPAMESVCGYFHNSQNRSEEFLVAGQLWKGHLHITTCSFVAPWNSLSSSQRRGFTKAYSEGCKECTVFPCSSIPCKLQSDTHCLWTDQLLQGSEKGFQSRHLACLPREPGMCTWRSLRHRM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770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316.0</text:p>
          </table:table-cell>
          <table:table-cell office:value-type="string" calcext:value-type="string">
            <text:p>588.0</text:p>
          </table:table-cell>
          <table:table-cell office:value-type="string" calcext:value-type="string">
            <text:p>38.0</text:p>
          </table:table-cell>
          <table:table-cell office:value-type="string" calcext:value-type="string">
            <text:p>8006.0</text:p>
          </table:table-cell>
          <table:table-cell office:value-type="string" calcext:value-type="string">
            <text:p>446.0</text:p>
          </table:table-cell>
          <table:table-cell office:value-type="string" calcext:value-type="string">
            <text:p>1215.0</text:p>
          </table:table-cell>
          <table:table-cell office:value-type="string" calcext:value-type="string">
            <text:p>815.0</text:p>
          </table:table-cell>
          <table:table-cell office:value-type="string" calcext:value-type="string">
            <text:p>2971.0</text:p>
          </table:table-cell>
          <table:table-cell office:value-type="string" calcext:value-type="string">
            <text:p>9681.0</text:p>
          </table:table-cell>
          <table:table-cell office:value-type="string" calcext:value-type="string">
            <text:p>73.0</text:p>
          </table:table-cell>
          <table:table-cell office:value-type="string" calcext:value-type="string">
            <text:p>32.0</text:p>
          </table:table-cell>
          <table:table-cell office:value-type="string" calcext:value-type="string">
            <text:p>282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490.0</text:p>
          </table:table-cell>
          <table:table-cell office:value-type="string" calcext:value-type="string">
            <text:p>119.0</text:p>
          </table:table-cell>
          <table:table-cell office:value-type="string" calcext:value-type="string">
            <text:p>651.0</text:p>
          </table:table-cell>
          <table:table-cell office:value-type="string" calcext:value-type="string">
            <text:p>166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AQADYVVQLRVLRKSDTIEPGRTTYKVHIKRTYKATSEARRMLRDGRLSTPQDDAMCGINLDLGKVYIVAGRMPTLNICSYYKEYTRMTITERHGFSGGYAKATNCTVTPCFGERCFKGRNYADTCKWSPFGKCETNYSACMPHKVQTVNGVISRCRWRRTQLYRKCMSNP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867.0</text:p>
          </table:table-cell>
          <table:table-cell office:value-type="string" calcext:value-type="string">
            <text:p>170.0</text:p>
          </table:table-cell>
          <table:table-cell office:value-type="string" calcext:value-type="string">
            <text:p>313.0</text:p>
          </table:table-cell>
          <table:table-cell office:value-type="string" calcext:value-type="string">
            <text:p>8214.0</text:p>
          </table:table-cell>
          <table:table-cell office:value-type="string" calcext:value-type="string">
            <text:p>345.0</text:p>
          </table:table-cell>
          <table:table-cell office:value-type="string" calcext:value-type="string">
            <text:p>2834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128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87.0</text:p>
          </table:table-cell>
          <table:table-cell office:value-type="string" calcext:value-type="string">
            <text:p>85.0</text:p>
          </table:table-cell>
          <table:table-cell office:value-type="string" calcext:value-type="string">
            <text:p>18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2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295.0</text:p>
          </table:table-cell>
          <table:table-cell office:value-type="string" calcext:value-type="string">
            <text:p>5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MAFCSSDLVIRAKFVGTAEVNQTTLYQRYEIKMTKMFKGFSALGDAHDIRFVYTPAMESVCGYFHRSENRSEEFLIAGQLWKGHLHITTCSFVAPWNSLSSAQRRGFTKIYAAGCEECTVFPCSSIPCKLQSDTHCLWTDQILTGSDKGFQSRHLACLPREPGMCNWQSLRPRIA</text:p>
          </table:table-cell>
          <table:table-cell office:value-type="string" calcext:value-type="string">
            <text:p>train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8713.0</text:p>
          </table:table-cell>
          <table:table-cell office:value-type="string" calcext:value-type="string">
            <text:p>411.0</text:p>
          </table:table-cell>
          <table:table-cell office:value-type="string" calcext:value-type="string">
            <text:p>252.0</text:p>
          </table:table-cell>
          <table:table-cell office:value-type="string" calcext:value-type="string">
            <text:p>215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3114.0</text:p>
          </table:table-cell>
          <table:table-cell office:value-type="string" calcext:value-type="string">
            <text:p>525.0</text:p>
          </table:table-cell>
          <table:table-cell office:value-type="string" calcext:value-type="string">
            <text:p>1051.0</text:p>
          </table:table-cell>
          <table:table-cell office:value-type="string" calcext:value-type="string">
            <text:p>554.0</text:p>
          </table:table-cell>
          <table:table-cell office:value-type="string" calcext:value-type="string">
            <text:p>1592.0</text:p>
          </table:table-cell>
          <table:table-cell office:value-type="string" calcext:value-type="string">
            <text:p>4354.0</text:p>
          </table:table-cell>
          <table:table-cell office:value-type="string" calcext:value-type="string">
            <text:p>572.0</text:p>
          </table:table-cell>
          <table:table-cell office:value-type="string" calcext:value-type="string">
            <text:p>213.0</text:p>
          </table:table-cell>
          <table:table-cell office:value-type="string" calcext:value-type="string">
            <text:p>203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177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604.0</text:p>
          </table:table-cell>
          <table:table-cell office:value-type="string" calcext:value-type="string">
            <text:p>114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DAFCNSDIVIRAKVVGKKLLKEGPFGTMVYTIKQMKMYRGFTKMPHVQYIHTEASESLCGLKLEVNKYQYLLTGRVYDGKMYTGLCNFVERWDQLTLSQRKGLNYRYHLGCNCKIKSCYYLPCFVTSKNECLWTDMLSNFGYPGYQSKHYACIRQKGGYCSWYRGWAPPDKS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30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502.0</text:p>
          </table:table-cell>
          <table:table-cell office:value-type="string" calcext:value-type="string">
            <text:p>173.0</text:p>
          </table:table-cell>
          <table:table-cell office:value-type="string" calcext:value-type="string">
            <text:p>90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642.0</text:p>
          </table:table-cell>
          <table:table-cell office:value-type="string" calcext:value-type="string">
            <text:p>95.0</text:p>
          </table:table-cell>
          <table:table-cell office:value-type="string" calcext:value-type="string">
            <text:p>45.0</text:p>
          </table:table-cell>
          <table:table-cell office:value-type="string" calcext:value-type="string">
            <text:p>740.0</text:p>
          </table:table-cell>
          <table:table-cell office:value-type="string" calcext:value-type="string">
            <text:p>227.0</text:p>
          </table:table-cell>
          <table:table-cell office:value-type="string" calcext:value-type="string">
            <text:p>140.0</text:p>
          </table:table-cell>
          <table:table-cell office:value-type="string" calcext:value-type="string">
            <text:p>1151.0</text:p>
          </table:table-cell>
          <table:table-cell office:value-type="string" calcext:value-type="string">
            <text:p>435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49.0</text:p>
          </table:table-cell>
          <table:table-cell office:value-type="string" calcext:value-type="string">
            <text:p>89.0</text:p>
          </table:table-cell>
          <table:table-cell office:value-type="string" calcext:value-type="string">
            <text:p>93.0</text:p>
          </table:table-cell>
          <table:table-cell office:value-type="string" calcext:value-type="string">
            <text:p>110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GNSVCGYFHRSHNRSEEFLIAGKLQDGLLHITTCSFVAPWNSLSLAQRRGFTKTYTVGCEECTVFPCLSIPCKLQSGTHCLWTDQQ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914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150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690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3125.0</text:p>
          </table:table-cell>
          <table:table-cell office:value-type="string" calcext:value-type="string">
            <text:p>47.0</text:p>
          </table:table-cell>
          <table:table-cell office:value-type="string" calcext:value-type="string">
            <text:p>50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136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PPHPQTAFCNSDVVIRAKFMGPPEVNQDMAYQRYEIKMTKMFKGFQALGPAADIRFLYTPAMESVCGYFHNSQNRSEEFLIAGQLQNKLLHITTCSFVAPWNSLSPAQRKGFTKTYSAGCEACTVLACSSIPCKLEKDTQCLWTDQLLDGSERGFQSRNLACLPREPGVCTWQSLRV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156.0</text:p>
          </table:table-cell>
          <table:table-cell office:value-type="string" calcext:value-type="string">
            <text:p>264.0</text:p>
          </table:table-cell>
          <table:table-cell office:value-type="string" calcext:value-type="string">
            <text:p>355.0</text:p>
          </table:table-cell>
          <table:table-cell office:value-type="string" calcext:value-type="string">
            <text:p>1358.0</text:p>
          </table:table-cell>
          <table:table-cell office:value-type="string" calcext:value-type="string">
            <text:p>1480.0</text:p>
          </table:table-cell>
          <table:table-cell office:value-type="string" calcext:value-type="string">
            <text:p>630.0</text:p>
          </table:table-cell>
          <table:table-cell office:value-type="string" calcext:value-type="string">
            <text:p>424.0</text:p>
          </table:table-cell>
          <table:table-cell office:value-type="string" calcext:value-type="string">
            <text:p>389.0</text:p>
          </table:table-cell>
          <table:table-cell office:value-type="string" calcext:value-type="string">
            <text:p>905.0</text:p>
          </table:table-cell>
          <table:table-cell office:value-type="string" calcext:value-type="string">
            <text:p>1890.0</text:p>
          </table:table-cell>
          <table:table-cell office:value-type="string" calcext:value-type="string">
            <text:p>466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214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423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289.0</text:p>
          </table:table-cell>
          <table:table-cell office:value-type="string" calcext:value-type="string">
            <text:p>81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IHPQDAFCNSDIVIRAKVVGKKLMKDGPFGTMRYTVKQMKMYRGFEKMPHVQYIYTEASESLCGVKLEVNKYQYMITGRVYDGKVYTGLCNLNEKWDQLTLAQRKGLNHRYNQGCGCKIKPCYYLPCFVTSKNECLWTDMLSNFGLSGSQSKYFACIQQKEGYCSWYRAWAPPDKTI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4025.0</text:p>
          </table:table-cell>
          <table:table-cell office:value-type="string" calcext:value-type="string">
            <text:p>98.0</text:p>
          </table:table-cell>
          <table:table-cell office:value-type="string" calcext:value-type="string">
            <text:p>1124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05.0</text:p>
          </table:table-cell>
          <table:table-cell office:value-type="string" calcext:value-type="string">
            <text:p>756.0</text:p>
          </table:table-cell>
          <table:table-cell office:value-type="string" calcext:value-type="string">
            <text:p>194.0</text:p>
          </table:table-cell>
          <table:table-cell office:value-type="string" calcext:value-type="string">
            <text:p>141.0</text:p>
          </table:table-cell>
          <table:table-cell office:value-type="string" calcext:value-type="string">
            <text:p>56.0</text:p>
          </table:table-cell>
          <table:table-cell office:value-type="string" calcext:value-type="string">
            <text:p>551.0</text:p>
          </table:table-cell>
          <table:table-cell office:value-type="string" calcext:value-type="string">
            <text:p>196.0</text:p>
          </table:table-cell>
          <table:table-cell office:value-type="string" calcext:value-type="string">
            <text:p>218.0</text:p>
          </table:table-cell>
          <table:table-cell office:value-type="string" calcext:value-type="string">
            <text:p>2412.0</text:p>
          </table:table-cell>
          <table:table-cell office:value-type="string" calcext:value-type="string">
            <text:p>736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11.0</text:p>
          </table:table-cell>
          <table:table-cell office:value-type="string" calcext:value-type="string">
            <text:p>109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136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SYSVCGYFHRSHNRSEEFLIAGKLQDGLLHITTCSFVAPWNSLSLAQRRGFTKTYTVGCEECTVFPCNSIPCKLQSGTHCLWTDQLLQG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214.0</text:p>
          </table:table-cell>
          <table:table-cell office:value-type="string" calcext:value-type="string">
            <text:p>850.0</text:p>
          </table:table-cell>
          <table:table-cell office:value-type="string" calcext:value-type="string">
            <text:p>1216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418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726.0</text:p>
          </table:table-cell>
          <table:table-cell office:value-type="string" calcext:value-type="string">
            <text:p>476.0</text:p>
          </table:table-cell>
          <table:table-cell office:value-type="string" calcext:value-type="string">
            <text:p>1832.0</text:p>
          </table:table-cell>
          <table:table-cell office:value-type="string" calcext:value-type="string">
            <text:p>4291.0</text:p>
          </table:table-cell>
          <table:table-cell office:value-type="string" calcext:value-type="string">
            <text:p>202.0</text:p>
          </table:table-cell>
          <table:table-cell office:value-type="string" calcext:value-type="string">
            <text:p>222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1001.0</text:p>
          </table:table-cell>
          <table:table-cell office:value-type="string" calcext:value-type="string">
            <text:p>408.0</text:p>
          </table:table-cell>
          <table:table-cell office:value-type="string" calcext:value-type="string">
            <text:p>97.0</text:p>
          </table:table-cell>
          <table:table-cell office:value-type="string" calcext:value-type="string">
            <text:p>410.0</text:p>
          </table:table-cell>
          <table:table-cell office:value-type="string" calcext:value-type="string">
            <text:p>121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AAPHPQMAYCSSDLVIRAKFMGMAVNQTTLYQRYEIKMTKMFKGFDALGDAPDIRFVYTPAMESVCGYFHRSQNRSEEFLITGQLRKGHLHITTCSFIAPWSSLSSAQRRGFTKAYAAGCEECTVFPCSSIPCKLESDIHCLWTDQLLSGSEKGFQSRHLACLPREPGLCTWQSLRP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940.0</text:p>
          </table:table-cell>
          <table:table-cell office:value-type="string" calcext:value-type="string">
            <text:p>3465.0</text:p>
          </table:table-cell>
          <table:table-cell office:value-type="string" calcext:value-type="string">
            <text:p>594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2685.0</text:p>
          </table:table-cell>
          <table:table-cell office:value-type="string" calcext:value-type="string">
            <text:p>575.0</text:p>
          </table:table-cell>
          <table:table-cell office:value-type="string" calcext:value-type="string">
            <text:p>1209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1853.0</text:p>
          </table:table-cell>
          <table:table-cell office:value-type="string" calcext:value-type="string">
            <text:p>5131.0</text:p>
          </table:table-cell>
          <table:table-cell office:value-type="string" calcext:value-type="string">
            <text:p>21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235.0</text:p>
          </table:table-cell>
          <table:table-cell office:value-type="string" calcext:value-type="string">
            <text:p>151.0</text:p>
          </table:table-cell>
          <table:table-cell office:value-type="string" calcext:value-type="string">
            <text:p>2380.0</text:p>
          </table:table-cell>
          <table:table-cell office:value-type="string" calcext:value-type="string">
            <text:p>38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829.0</text:p>
          </table:table-cell>
          <table:table-cell office:value-type="string" calcext:value-type="string">
            <text:p>132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SPSHPQEAFCNSDVVIRAKVVGKKLVKEGPFGTLRYTIKQMKMYRGFSKMPHVQYIYTEASESLCGLKLEVNKYQYLLTGRVYDGKVYTGLCNFVERWDQLTLSQRKGLNYRYHLGCNCKIKSCYYLPCFVTSKNECLWTDMLSNFGYPGYQSKHYACIRQKGGDCLPNALMINVFPK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5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1073.0</text:p>
          </table:table-cell>
          <table:table-cell office:value-type="string" calcext:value-type="string">
            <text:p>779.0</text:p>
          </table:table-cell>
          <table:table-cell office:value-type="string" calcext:value-type="string">
            <text:p>812.0</text:p>
          </table:table-cell>
          <table:table-cell office:value-type="string" calcext:value-type="string">
            <text:p>255.0</text:p>
          </table:table-cell>
          <table:table-cell office:value-type="string" calcext:value-type="string">
            <text:p>36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233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405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339.0</text:p>
          </table:table-cell>
          <table:table-cell office:value-type="string" calcext:value-type="string">
            <text:p>856.0</text:p>
          </table:table-cell>
          <table:table-cell office:value-type="string" calcext:value-type="string">
            <text:p>505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190.0</text:p>
          </table:table-cell>
          <table:table-cell office:value-type="string" calcext:value-type="string">
            <text:p>135.0</text:p>
          </table:table-cell>
          <table:table-cell office:value-type="string" calcext:value-type="string">
            <text:p>69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AHPQDAFCNSDIVIRAKVVGKKLLKDGPFGTMRYTVKQMKMYKGFNKIQHVQHVYTDASESLCGVKFDINKYQYLITGRVYDGKVYTGLCNFNERWERLSLAQKKGMNHRYQLGCNCRIKPCHYLPCFVTSKNECLWTDMLSHFGYPGYQSRHYACIQQKEGYCSWYRGMTSRDKTNMNT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492.0</text:p>
          </table:table-cell>
          <table:table-cell office:value-type="string" calcext:value-type="string">
            <text:p>204.0</text:p>
          </table:table-cell>
          <table:table-cell office:value-type="string" calcext:value-type="string">
            <text:p>4427.0</text:p>
          </table:table-cell>
          <table:table-cell office:value-type="string" calcext:value-type="string">
            <text:p>180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639.0</text:p>
          </table:table-cell>
          <table:table-cell office:value-type="string" calcext:value-type="string">
            <text:p>589.0</text:p>
          </table:table-cell>
          <table:table-cell office:value-type="string" calcext:value-type="string">
            <text:p>77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470.0</text:p>
          </table:table-cell>
          <table:table-cell office:value-type="string" calcext:value-type="string">
            <text:p>689.0</text:p>
          </table:table-cell>
          <table:table-cell office:value-type="string" calcext:value-type="string">
            <text:p>356.0</text:p>
          </table:table-cell>
          <table:table-cell office:value-type="string" calcext:value-type="string">
            <text:p>1767.0</text:p>
          </table:table-cell>
          <table:table-cell office:value-type="string" calcext:value-type="string">
            <text:p>790.0</text:p>
          </table:table-cell>
          <table:table-cell office:value-type="string" calcext:value-type="string">
            <text:p>210.0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64.0</text:p>
          </table:table-cell>
          <table:table-cell office:value-type="string" calcext:value-type="string">
            <text:p>132.0</text:p>
          </table:table-cell>
          <table:table-cell office:value-type="string" calcext:value-type="string">
            <text:p>129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LTHPQDAFCNSDIVIRAKVVGKKLLRDGPFGTMRYTVKQMKMYKGFDKVQHVQHIYTDASESLCGVKFDINKYQYLITGRVYDDKVYTGLCNFNERWERLSLAQKKGFNHRYQLGCNCRIKPCHYLPCFVTSKNECLWTDMLSNLGYPGYQSRHYACIQQKEGYCSWYRGMTTRDKTTINA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8.0</text:p>
          </table:table-cell>
          <table:table-cell office:value-type="string" calcext:value-type="string">
            <text:p>885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397.0</text:p>
          </table:table-cell>
          <table:table-cell office:value-type="string" calcext:value-type="string">
            <text:p>166.0</text:p>
          </table:table-cell>
          <table:table-cell office:value-type="string" calcext:value-type="string">
            <text:p>693.0</text:p>
          </table:table-cell>
          <table:table-cell office:value-type="string" calcext:value-type="string">
            <text:p>715.0</text:p>
          </table:table-cell>
          <table:table-cell office:value-type="string" calcext:value-type="string">
            <text:p>626.0</text:p>
          </table:table-cell>
          <table:table-cell office:value-type="string" calcext:value-type="string">
            <text:p>42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226.0</text:p>
          </table:table-cell>
          <table:table-cell office:value-type="string" calcext:value-type="string">
            <text:p>543.0</text:p>
          </table:table-cell>
          <table:table-cell office:value-type="string" calcext:value-type="string">
            <text:p>261.0</text:p>
          </table:table-cell>
          <table:table-cell office:value-type="string" calcext:value-type="string">
            <text:p>1821.0</text:p>
          </table:table-cell>
          <table:table-cell office:value-type="string" calcext:value-type="string">
            <text:p>817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49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137.0</text:p>
          </table:table-cell>
          <table:table-cell office:value-type="string" calcext:value-type="string">
            <text:p>870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MPSHPQTHFCNGDYVVIIRVMRKSLRLVQDNVAYKVEVKKSYKMNEAGHKLLKHGRIVTPNSDAMCGINLDIGKLYVIAGRGPYLNSCSYVKEYLKMSVVERRGFAGAYRKGCKCSVQPCFGQSCLSEHQSATSCKWSPFAKCETDYSACIPSHYRTPEGIISKCHWRRTPAYKKCMS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1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026.0</text:p>
          </table:table-cell>
          <table:table-cell office:value-type="string" calcext:value-type="string">
            <text:p>1279.0</text:p>
          </table:table-cell>
          <table:table-cell office:value-type="string" calcext:value-type="string">
            <text:p>2332.0</text:p>
          </table:table-cell>
          <table:table-cell office:value-type="string" calcext:value-type="string">
            <text:p>6512.0</text:p>
          </table:table-cell>
          <table:table-cell office:value-type="string" calcext:value-type="string">
            <text:p>5014.0</text:p>
          </table:table-cell>
          <table:table-cell office:value-type="string" calcext:value-type="string">
            <text:p>146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1745.0</text:p>
          </table:table-cell>
          <table:table-cell office:value-type="string" calcext:value-type="string">
            <text:p>13512.0</text:p>
          </table:table-cell>
          <table:table-cell office:value-type="string" calcext:value-type="string">
            <text:p>20.0</text:p>
          </table:table-cell>
          <table:table-cell office:value-type="string" calcext:value-type="string">
            <text:p>23.0</text:p>
          </table:table-cell>
          <table:table-cell office:value-type="string" calcext:value-type="string">
            <text:p>1257.0</text:p>
          </table:table-cell>
          <table:table-cell office:value-type="string" calcext:value-type="string">
            <text:p>3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709.0</text:p>
          </table:table-cell>
          <table:table-cell office:value-type="string" calcext:value-type="string">
            <text:p>224.0</text:p>
          </table:table-cell>
          <table:table-cell office:value-type="string" calcext:value-type="string">
            <text:p>487.0</text:p>
          </table:table-cell>
          <table:table-cell office:value-type="string" calcext:value-type="string">
            <text:p>1517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ARRHPQTAFCSSDIVLRAKFVAVNKMEGNLSERRWMYHEIKTIKLYKGPEEMQDVRYVHTPPIDGACGYFHGGPLKEEYLITGRVKGGRVTISICNFIRPWAEITLAQKRGFTSEYSKGCSCSIVGRSNISGNQCYWMETYSSPEQNDFQEEHMACLPQMEKNGTCHWQSLDTKGSRSFRKRRLI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14660.0</text:p>
          </table:table-cell>
          <table:table-cell office:value-type="string" calcext:value-type="string">
            <text:p>540.0</text:p>
          </table:table-cell>
          <table:table-cell office:value-type="string" calcext:value-type="string">
            <text:p>675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24.0</text:p>
          </table:table-cell>
          <table:table-cell office:value-type="string" calcext:value-type="string">
            <text:p>1164.0</text:p>
          </table:table-cell>
          <table:table-cell office:value-type="string" calcext:value-type="string">
            <text:p>1302.0</text:p>
          </table:table-cell>
          <table:table-cell office:value-type="string" calcext:value-type="string">
            <text:p>479.0</text:p>
          </table:table-cell>
          <table:table-cell office:value-type="string" calcext:value-type="string">
            <text:p>395.0</text:p>
          </table:table-cell>
          <table:table-cell office:value-type="string" calcext:value-type="string">
            <text:p>464.0</text:p>
          </table:table-cell>
          <table:table-cell office:value-type="string" calcext:value-type="string">
            <text:p>4160.0</text:p>
          </table:table-cell>
          <table:table-cell office:value-type="string" calcext:value-type="string">
            <text:p>338.0</text:p>
          </table:table-cell>
          <table:table-cell office:value-type="string" calcext:value-type="string">
            <text:p>1118.0</text:p>
          </table:table-cell>
          <table:table-cell office:value-type="string" calcext:value-type="string">
            <text:p>504.0</text:p>
          </table:table-cell>
          <table:table-cell office:value-type="string" calcext:value-type="string">
            <text:p>237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748.0</text:p>
          </table:table-cell>
          <table:table-cell office:value-type="string" calcext:value-type="string">
            <text:p>40.0</text:p>
          </table:table-cell>
          <table:table-cell office:value-type="string" calcext:value-type="string">
            <text:p>634.0</text:p>
          </table:table-cell>
          <table:table-cell office:value-type="string" calcext:value-type="string">
            <text:p>157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FPMHPQAVYCQADAVVIKAKVVGVTPGTEGRLTKYDINLIETFKGAEKLFTAIYTGPNPAACGVTLTKGVEYLLMGRPDSNASLHVHLCDFYQPWDDLSNKQRDVLYHYGEGCDCTIKTCFSFPCCMTVPTECLWTDFLPKMSNGDQAQNFACIKKRGGSCAWYEGVAHNHRDDLPGHEMETNQ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60.0</text:p>
          </table:table-cell>
          <table:table-cell office:value-type="string" calcext:value-type="string">
            <text:p>968.0</text:p>
          </table:table-cell>
          <table:table-cell office:value-type="string" calcext:value-type="string">
            <text:p>343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309.0</text:p>
          </table:table-cell>
          <table:table-cell office:value-type="string" calcext:value-type="string">
            <text:p>2369.0</text:p>
          </table:table-cell>
          <table:table-cell office:value-type="string" calcext:value-type="string">
            <text:p>375.0</text:p>
          </table:table-cell>
          <table:table-cell office:value-type="string" calcext:value-type="string">
            <text:p>608.0</text:p>
          </table:table-cell>
          <table:table-cell office:value-type="string" calcext:value-type="string">
            <text:p>58.0</text:p>
          </table:table-cell>
          <table:table-cell office:value-type="string" calcext:value-type="string">
            <text:p>632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967.0</text:p>
          </table:table-cell>
          <table:table-cell office:value-type="string" calcext:value-type="string">
            <text:p>192.0</text:p>
          </table:table-cell>
          <table:table-cell office:value-type="string" calcext:value-type="string">
            <text:p>288.0</text:p>
          </table:table-cell>
          <table:table-cell office:value-type="string" calcext:value-type="string">
            <text:p>114.0</text:p>
          </table:table-cell>
          <table:table-cell office:value-type="string" calcext:value-type="string">
            <text:p>15.0</text:p>
          </table:table-cell>
          <table:table-cell office:value-type="string" calcext:value-type="string">
            <text:p>108.0</text:p>
          </table:table-cell>
          <table:table-cell office:value-type="string" calcext:value-type="string">
            <text:p>68.0</text:p>
          </table:table-cell>
          <table:table-cell office:value-type="string" calcext:value-type="string">
            <text:p>75.0</text:p>
          </table:table-cell>
          <table:table-cell office:value-type="string" calcext:value-type="string">
            <text:p>601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LYQRYEIKMTKMYKGFQALGDAADIRFVYTPAMESVCGYFHRSHNRSEEFLIAGKLQDGLLHITTCSFVAPWNSLSLAQRRGFTKTYTVGCEECTVFPCLSIPCKLQSGTHCLWTDQLLQGSEKGFQSRHLACLPREPGLCTWQSLRTR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5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323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919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LPHPQTAFCNSDLVIRAKFVGTPEVNQTTLYQRYEIKMTKMYKGFQALGDAADIRFVYTPAMESVCGYFHRSHNRSEEFLIAGKLQDGLLHITTCSFVAPWNSLSLAQRRGFTKTYTVGCEECTVFPCLSIPCKLQSGTHCLWTDQLLQGSEKGFQSRHLACLPREPGLCTWQSLRTRM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5848.0</text:p>
          </table:table-cell>
          <table:table-cell office:value-type="string" calcext:value-type="string">
            <text:p>10.0</text:p>
          </table:table-cell>
          <table:table-cell office:value-type="string" calcext:value-type="string">
            <text:p>183.0</text:p>
          </table:table-cell>
          <table:table-cell office:value-type="string" calcext:value-type="string">
            <text:p>220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332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1267.0</text:p>
          </table:table-cell>
          <table:table-cell office:value-type="string" calcext:value-type="string">
            <text:p>354.0</text:p>
          </table:table-cell>
          <table:table-cell office:value-type="string" calcext:value-type="string">
            <text:p>1380.0</text:p>
          </table:table-cell>
          <table:table-cell office:value-type="string" calcext:value-type="string">
            <text:p>2070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4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7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302.0</text:p>
          </table:table-cell>
          <table:table-cell office:value-type="string" calcext:value-type="string">
            <text:p>952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GATHPQQGFCQADVVIKAKVVGVKADDDFFKPIKYSIKQTKMFKGPDKNFDAIYTAPTSSLCGVTLAKGVEYLITGRLKSNDSLHITLCNFLEPWEKLTAIQRNSLVERYEMGCDCKITPCTSIPCAISSPAECLWTDYLTEKITNGKQARHFACIKRNDNSCAWYRGAELPKKKFMDIE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432.0</text:p>
          </table:table-cell>
          <table:table-cell office:value-type="string" calcext:value-type="string">
            <text:p>450.0</text:p>
          </table:table-cell>
          <table:table-cell office:value-type="string" calcext:value-type="string">
            <text:p>301.0</text:p>
          </table:table-cell>
          <table:table-cell office:value-type="string" calcext:value-type="string">
            <text:p>1738.0</text:p>
          </table:table-cell>
          <table:table-cell office:value-type="string" calcext:value-type="string">
            <text:p>1256.0</text:p>
          </table:table-cell>
          <table:table-cell office:value-type="string" calcext:value-type="string">
            <text:p>5451.0</text:p>
          </table:table-cell>
          <table:table-cell office:value-type="string" calcext:value-type="string">
            <text:p>4170.0</text:p>
          </table:table-cell>
          <table:table-cell office:value-type="string" calcext:value-type="string">
            <text:p>71.0</text:p>
          </table:table-cell>
          <table:table-cell office:value-type="string" calcext:value-type="string">
            <text:p>359.0</text:p>
          </table:table-cell>
          <table:table-cell office:value-type="string" calcext:value-type="string">
            <text:p>2235.0</text:p>
          </table:table-cell>
          <table:table-cell office:value-type="string" calcext:value-type="string">
            <text:p>1121.0</text:p>
          </table:table-cell>
          <table:table-cell office:value-type="string" calcext:value-type="string">
            <text:p>624.0</text:p>
          </table:table-cell>
          <table:table-cell office:value-type="string" calcext:value-type="string">
            <text:p>232.0</text:p>
          </table:table-cell>
          <table:table-cell office:value-type="string" calcext:value-type="string">
            <text:p>1684.0</text:p>
          </table:table-cell>
          <table:table-cell office:value-type="string" calcext:value-type="string">
            <text:p>75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6.0</text:p>
          </table:table-cell>
          <table:table-cell office:value-type="string" calcext:value-type="string">
            <text:p>533.0</text:p>
          </table:table-cell>
          <table:table-cell office:value-type="string" calcext:value-type="string">
            <text:p>40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VRSHPQDAYCNSEIVIRAKVVGKKLLKDGPFSTMRYTVKQTKMYKGFNKMQHVQHIYTYASDSLCGVKFDINKYQYLITGRVFDGKVYTGLCNFNQPWERLPLAQKKGFNHRYQLGCNCRIKPCHYLPCFVTSKNECLWTDMLSHFDYPGYQSRHYACIQQKEGYCSWYRGMAGRDKTTINS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979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2897.0</text:p>
          </table:table-cell>
          <table:table-cell office:value-type="string" calcext:value-type="string">
            <text:p>2895.0</text:p>
          </table:table-cell>
          <table:table-cell office:value-type="string" calcext:value-type="string">
            <text:p>402.0</text:p>
          </table:table-cell>
          <table:table-cell office:value-type="string" calcext:value-type="string">
            <text:p>513.0</text:p>
          </table:table-cell>
          <table:table-cell office:value-type="string" calcext:value-type="string">
            <text:p>849.0</text:p>
          </table:table-cell>
          <table:table-cell office:value-type="string" calcext:value-type="string">
            <text:p>573.0</text:p>
          </table:table-cell>
          <table:table-cell office:value-type="string" calcext:value-type="string">
            <text:p>83.0</text:p>
          </table:table-cell>
          <table:table-cell office:value-type="string" calcext:value-type="string">
            <text:p>306.0</text:p>
          </table:table-cell>
          <table:table-cell office:value-type="string" calcext:value-type="string">
            <text:p>510.0</text:p>
          </table:table-cell>
          <table:table-cell office:value-type="string" calcext:value-type="string">
            <text:p>312.0</text:p>
          </table:table-cell>
          <table:table-cell office:value-type="string" calcext:value-type="string">
            <text:p>122.0</text:p>
          </table:table-cell>
          <table:table-cell office:value-type="string" calcext:value-type="string">
            <text:p>2223.0</text:p>
          </table:table-cell>
          <table:table-cell office:value-type="string" calcext:value-type="string">
            <text:p>1000.0</text:p>
          </table:table-cell>
          <table:table-cell office:value-type="string" calcext:value-type="string">
            <text:p>330.0</text:p>
          </table:table-cell>
          <table:table-cell office:value-type="string" calcext:value-type="string">
            <text:p>107.0</text:p>
          </table:table-cell>
          <table:table-cell office:value-type="string" calcext:value-type="string">
            <text:p>14.0</text:p>
          </table:table-cell>
          <table:table-cell office:value-type="string" calcext:value-type="string">
            <text:p>198.0</text:p>
          </table:table-cell>
          <table:table-cell office:value-type="string" calcext:value-type="string">
            <text:p>1565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SCYPAHPQQLFCSAEIAYTVLHMFVSCSLRAACLYVQMFKGFDKAKDIQYVYTPVFSSLCGVKLDSNNKAGYLLSGSMWSDGRISIGQCDLVESWDNLSLSQKKNLNYRYQMGCECRINTCYTVPCASTGDNECLWTDWLLDNSLNGEQARQYACIRRSDTTCSWYRGGPPPEKDFLDMTDP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12312.0</text:p>
          </table:table-cell>
          <table:table-cell office:value-type="string" calcext:value-type="string">
            <text:p>11476.0</text:p>
          </table:table-cell>
          <table:table-cell table:number-columns-repeated="2" office:value-type="string" calcext:value-type="string">
            <text:p>124.0</text:p>
          </table:table-cell>
          <table:table-cell office:value-type="string" calcext:value-type="string">
            <text:p>76.0</text:p>
          </table:table-cell>
          <table:table-cell office:value-type="string" calcext:value-type="string">
            <text:p>9741.0</text:p>
          </table:table-cell>
          <table:table-cell office:value-type="string" calcext:value-type="string">
            <text:p>121.0</text:p>
          </table:table-cell>
          <table:table-cell office:value-type="string" calcext:value-type="string">
            <text:p>1322.0</text:p>
          </table:table-cell>
          <table:table-cell office:value-type="string" calcext:value-type="string">
            <text:p>507.0</text:p>
          </table:table-cell>
          <table:table-cell office:value-type="string" calcext:value-type="string">
            <text:p>4545.0</text:p>
          </table:table-cell>
          <table:table-cell office:value-type="string" calcext:value-type="string">
            <text:p>7174.0</text:p>
          </table:table-cell>
          <table:table-cell office:value-type="string" calcext:value-type="string">
            <text:p>721.0</text:p>
          </table:table-cell>
          <table:table-cell office:value-type="string" calcext:value-type="string">
            <text:p>86.0</text:p>
          </table:table-cell>
          <table:table-cell office:value-type="string" calcext:value-type="string">
            <text:p>112.0</text:p>
          </table:table-cell>
          <table:table-cell office:value-type="string" calcext:value-type="string">
            <text:p>72.0</text:p>
          </table:table-cell>
          <table:table-cell office:value-type="string" calcext:value-type="string">
            <text:p>3060.0</text:p>
          </table:table-cell>
          <table:table-cell office:value-type="string" calcext:value-type="string">
            <text:p>172.0</text:p>
          </table:table-cell>
          <table:table-cell office:value-type="string" calcext:value-type="string">
            <text:p>4.0</text:p>
          </table:table-cell>
          <table:table-cell office:value-type="string" calcext:value-type="string">
            <text:p>1405.0</text:p>
          </table:table-cell>
          <table:table-cell office:value-type="string" calcext:value-type="string">
            <text:p>28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IPPHPQTAFCNSEVVIRAKFVGTAEVNETALYQRYEIKMTKMFKGFSALRDAPDIRFIYTPAMESVCGYFHRSQNRSEEFLIAGQLSNGHLHITTCSFVAPWNSMSSAQRRGFTKTYAAGCEECTVFPCSSIPCKLQSDTHCLWTDQLLTGSDKGFQSRHLACLPREPGMCTWQSLRPRG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3346.0</text:p>
          </table:table-cell>
          <table:table-cell office:value-type="string" calcext:value-type="string">
            <text:p>94.0</text:p>
          </table:table-cell>
          <table:table-cell office:value-type="string" calcext:value-type="string">
            <text:p>269.0</text:p>
          </table:table-cell>
          <table:table-cell office:value-type="string" calcext:value-type="string">
            <text:p>223.0</text:p>
          </table:table-cell>
          <table:table-cell office:value-type="string" calcext:value-type="string">
            <text:p>74.0</text:p>
          </table:table-cell>
          <table:table-cell office:value-type="string" calcext:value-type="string">
            <text:p>4030.0</text:p>
          </table:table-cell>
          <table:table-cell office:value-type="string" calcext:value-type="string">
            <text:p>956.0</text:p>
          </table:table-cell>
          <table:table-cell office:value-type="string" calcext:value-type="string">
            <text:p>929.0</text:p>
          </table:table-cell>
          <table:table-cell office:value-type="string" calcext:value-type="string">
            <text:p>530.0</text:p>
          </table:table-cell>
          <table:table-cell office:value-type="string" calcext:value-type="string">
            <text:p>2024.0</text:p>
          </table:table-cell>
          <table:table-cell office:value-type="string" calcext:value-type="string">
            <text:p>6316.0</text:p>
          </table:table-cell>
          <table:table-cell office:value-type="string" calcext:value-type="string">
            <text:p>87.0</text:p>
          </table:table-cell>
          <table:table-cell office:value-type="string" calcext:value-type="string">
            <text:p>133.0</text:p>
          </table:table-cell>
          <table:table-cell office:value-type="string" calcext:value-type="string">
            <text:p>205.0</text:p>
          </table:table-cell>
          <table:table-cell office:value-type="string" calcext:value-type="string">
            <text:p>80.0</text:p>
          </table:table-cell>
          <table:table-cell office:value-type="string" calcext:value-type="string">
            <text:p>1820.0</text:p>
          </table:table-cell>
          <table:table-cell office:value-type="string" calcext:value-type="string">
            <text:p>448.0</text:p>
          </table:table-cell>
          <table:table-cell office:value-type="string" calcext:value-type="string">
            <text:p>92.0</text:p>
          </table:table-cell>
          <table:table-cell office:value-type="string" calcext:value-type="string">
            <text:p>537.0</text:p>
          </table:table-cell>
          <table:table-cell office:value-type="string" calcext:value-type="string">
            <text:p>889.0</text:p>
          </table:table-cell>
          <table:table-cell table:number-columns-repeated="16361"/>
        </table:table-row>
        <table:table-row table:style-name="ro1">
          <table:table-cell office:value-type="string" calcext:value-type="string">
            <text:p>CTCVPPHPQTAFCNSDLVIRAKFVGTPEVNQTTGYQRYEIKMTKMYKGFQALGDAADIRFVYTPAMEPVCGYFHRSHNRSEEFLIAGKLQDGLLHITTCSFVAPWNSLSLAQRRGFTKTYTVGCEECTVFPCHSIPCKLQSGTHCLWTDQLLQHSEKGFQSRHLACLPREPGLCTWQSLRSQIA</text:p>
          </table:table-cell>
          <table:table-cell office:value-type="string" calcext:value-type="string">
            <text:p>test</text:p>
          </table:table-cell>
          <table:table-cell office:value-type="string" calcext:value-type="string">
            <text:p>1</text:p>
          </table:table-cell>
          <table:table-cell office:value-type="string" calcext:value-type="string">
            <text:p>2358.0</text:p>
          </table:table-cell>
          <table:table-cell office:value-type="string" calcext:value-type="string">
            <text:p>126.0</text:p>
          </table:table-cell>
          <table:table-cell office:value-type="string" calcext:value-type="string">
            <text:p>1278.0</text:p>
          </table:table-cell>
          <table:table-cell office:value-type="string" calcext:value-type="string">
            <text:p>12.0</text:p>
          </table:table-cell>
          <table:table-cell office:value-type="string" calcext:value-type="string">
            <text:p>418.0</text:p>
          </table:table-cell>
          <table:table-cell office:value-type="string" calcext:value-type="string">
            <text:p>2688.0</text:p>
          </table:table-cell>
          <table:table-cell office:value-type="string" calcext:value-type="string">
            <text:p>460.0</text:p>
          </table:table-cell>
          <table:table-cell office:value-type="string" calcext:value-type="string">
            <text:p>546.0</text:p>
          </table:table-cell>
          <table:table-cell office:value-type="string" calcext:value-type="string">
            <text:p>256.0</text:p>
          </table:table-cell>
          <table:table-cell office:value-type="string" calcext:value-type="string">
            <text:p>1038.0</text:p>
          </table:table-cell>
          <table:table-cell office:value-type="string" calcext:value-type="string">
            <text:p>2245.0</text:p>
          </table:table-cell>
          <table:table-cell office:value-type="string" calcext:value-type="string">
            <text:p>46.0</text:p>
          </table:table-cell>
          <table:table-cell office:value-type="string" calcext:value-type="string">
            <text:p>34.0</text:p>
          </table:table-cell>
          <table:table-cell office:value-type="string" calcext:value-type="string">
            <text:p>208.0</text:p>
          </table:table-cell>
          <table:table-cell office:value-type="string" calcext:value-type="string">
            <text:p>127.0</text:p>
          </table:table-cell>
          <table:table-cell office:value-type="string" calcext:value-type="string">
            <text:p>495.0</text:p>
          </table:table-cell>
          <table:table-cell office:value-type="string" calcext:value-type="string">
            <text:p>348.0</text:p>
          </table:table-cell>
          <table:table-cell office:value-type="string" calcext:value-type="string">
            <text:p>117.0</text:p>
          </table:table-cell>
          <table:table-cell office:value-type="string" calcext:value-type="string">
            <text:p>216.0</text:p>
          </table:table-cell>
          <table:table-cell office:value-type="string" calcext:value-type="string">
            <text:p>1159.0</text:p>
          </table:table-cell>
          <table:table-cell table:number-columns-repeated="16361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ystem" style:font-pitch="variable"/>
    <style:font-face style:name="Liberation Sans" svg:font-family="'Liberation Sans'" style:font-family-generic="swiss" style:font-pitch="variable"/>
    <style:font-face style:name="Source Han Sans CN" svg:font-family="'Source Han Sans CN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Source Han Sans CN" style:font-size-asian="10pt" style:language-asian="zh" style:country-asian="CN" style:font-name-complex="FreeSan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5.2.2$Linux_X86_64 LibreOffice_project/50$Build-2</meta:generator>
    <dc:date>2023-04-19T23:01:46.328958826</dc:date>
    <meta:editing-duration>PT2M35S</meta:editing-duration>
    <meta:editing-cycles>2</meta:editing-cycles>
    <meta:document-statistic meta:table-count="4" meta:cell-count="14976" meta:object-count="0"/>
  </office:meta>
</office:document-meta>
</file>